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52e5" officeooo:paragraph-rsid="000352e5"/>
    </style:style>
    <style:style style:name="P2" style:family="paragraph" style:parent-style-name="Standard">
      <style:text-properties officeooo:rsid="0004b628" officeooo:paragraph-rsid="0004b628"/>
    </style:style>
    <style:style style:name="P3" style:family="paragraph" style:parent-style-name="Standard">
      <style:text-properties officeooo:rsid="0004b628" officeooo:paragraph-rsid="0005e566"/>
    </style:style>
    <style:style style:name="P4" style:family="paragraph" style:parent-style-name="Standard">
      <style:text-properties officeooo:rsid="0005e566" officeooo:paragraph-rsid="0005e566"/>
    </style:style>
    <style:style style:name="P5" style:family="paragraph" style:parent-style-name="Standard">
      <style:text-properties officeooo:rsid="0005e566" officeooo:paragraph-rsid="00108cd3"/>
    </style:style>
    <style:style style:name="P6" style:family="paragraph" style:parent-style-name="Standard">
      <style:text-properties officeooo:rsid="0007d1e2" officeooo:paragraph-rsid="0007d1e2"/>
    </style:style>
    <style:style style:name="P7" style:family="paragraph" style:parent-style-name="Standard">
      <style:text-properties officeooo:rsid="00108cd3" officeooo:paragraph-rsid="00108cd3"/>
    </style:style>
    <style:style style:name="P8" style:family="paragraph" style:parent-style-name="Standard">
      <style:text-properties officeooo:rsid="0011629e" officeooo:paragraph-rsid="0011629e"/>
    </style:style>
    <style:style style:name="P9" style:family="paragraph" style:parent-style-name="Standard">
      <style:text-properties officeooo:rsid="0011629e" officeooo:paragraph-rsid="00155994"/>
    </style:style>
    <style:style style:name="P10" style:family="paragraph" style:parent-style-name="Standard">
      <style:text-properties officeooo:rsid="0011629e" officeooo:paragraph-rsid="00274ace"/>
    </style:style>
    <style:style style:name="P11" style:family="paragraph" style:parent-style-name="Standard">
      <style:text-properties officeooo:rsid="0011629e" officeooo:paragraph-rsid="0036f174"/>
    </style:style>
    <style:style style:name="P12" style:family="paragraph" style:parent-style-name="Standard">
      <style:text-properties officeooo:rsid="0011629e" officeooo:paragraph-rsid="0054f49f"/>
    </style:style>
    <style:style style:name="P13" style:family="paragraph" style:parent-style-name="Standard">
      <style:text-properties officeooo:rsid="0011629e" officeooo:paragraph-rsid="006da052"/>
    </style:style>
    <style:style style:name="P14" style:family="paragraph" style:parent-style-name="Standard">
      <style:text-properties officeooo:rsid="0011629e" officeooo:paragraph-rsid="00b2217c"/>
    </style:style>
    <style:style style:name="P15" style:family="paragraph" style:parent-style-name="Standard">
      <style:text-properties officeooo:rsid="0011629e" officeooo:paragraph-rsid="00fac792"/>
    </style:style>
    <style:style style:name="P16" style:family="paragraph" style:parent-style-name="Standard">
      <style:text-properties officeooo:rsid="0011629e" officeooo:paragraph-rsid="0161156f"/>
    </style:style>
    <style:style style:name="P17" style:family="paragraph" style:parent-style-name="Standard">
      <style:text-properties officeooo:rsid="000d40f9" officeooo:paragraph-rsid="00108cd3"/>
    </style:style>
    <style:style style:name="P18" style:family="paragraph" style:parent-style-name="Standard">
      <style:text-properties officeooo:rsid="00188a58" officeooo:paragraph-rsid="00188a58"/>
    </style:style>
    <style:style style:name="P19" style:family="paragraph" style:parent-style-name="Standard">
      <style:text-properties officeooo:rsid="0019099e" officeooo:paragraph-rsid="0019099e"/>
    </style:style>
    <style:style style:name="P20" style:family="paragraph" style:parent-style-name="Standard">
      <style:text-properties officeooo:rsid="001b7085" officeooo:paragraph-rsid="001b7085"/>
    </style:style>
    <style:style style:name="P21" style:family="paragraph" style:parent-style-name="Standard">
      <style:text-properties officeooo:rsid="001d1b21" officeooo:paragraph-rsid="001d1b21"/>
    </style:style>
    <style:style style:name="P22" style:family="paragraph" style:parent-style-name="Standard">
      <style:text-properties officeooo:rsid="0020a364" officeooo:paragraph-rsid="0020a364"/>
    </style:style>
    <style:style style:name="P23" style:family="paragraph" style:parent-style-name="Standard">
      <style:text-properties officeooo:rsid="0023324e" officeooo:paragraph-rsid="0023324e"/>
    </style:style>
    <style:style style:name="P24" style:family="paragraph" style:parent-style-name="Standard">
      <style:text-properties officeooo:rsid="0023fee7" officeooo:paragraph-rsid="0023fee7"/>
    </style:style>
    <style:style style:name="P25" style:family="paragraph" style:parent-style-name="Standard">
      <style:text-properties officeooo:rsid="002523c4" officeooo:paragraph-rsid="002523c4"/>
    </style:style>
    <style:style style:name="P26" style:family="paragraph" style:parent-style-name="Standard">
      <style:text-properties officeooo:rsid="0026746c" officeooo:paragraph-rsid="0026746c"/>
    </style:style>
    <style:style style:name="P27" style:family="paragraph" style:parent-style-name="Standard">
      <style:text-properties officeooo:rsid="00274ace" officeooo:paragraph-rsid="00274ace"/>
    </style:style>
    <style:style style:name="P28" style:family="paragraph" style:parent-style-name="Standard">
      <style:text-properties officeooo:rsid="0028e9c1" officeooo:paragraph-rsid="0028e9c1"/>
    </style:style>
    <style:style style:name="P29" style:family="paragraph" style:parent-style-name="Standard">
      <style:text-properties fo:font-weight="bold" officeooo:rsid="0028e9c1" officeooo:paragraph-rsid="0028e9c1" style:font-weight-asian="bold" style:font-weight-complex="bold"/>
    </style:style>
    <style:style style:name="P30" style:family="paragraph" style:parent-style-name="Standard">
      <style:text-properties fo:font-weight="bold" officeooo:rsid="002a9757" officeooo:paragraph-rsid="002a9757" style:font-weight-asian="bold" style:font-weight-complex="bold"/>
    </style:style>
    <style:style style:name="P31" style:family="paragraph" style:parent-style-name="Standard">
      <style:text-properties fo:font-weight="bold" officeooo:rsid="002e51de" officeooo:paragraph-rsid="002e51de" style:font-weight-asian="bold" style:font-weight-complex="bold"/>
    </style:style>
    <style:style style:name="P32" style:family="paragraph" style:parent-style-name="Standard">
      <style:text-properties fo:font-weight="bold" officeooo:rsid="0034a109" officeooo:paragraph-rsid="0034a109" style:font-weight-asian="bold" style:font-weight-complex="bold"/>
    </style:style>
    <style:style style:name="P33" style:family="paragraph" style:parent-style-name="Standard">
      <style:text-properties fo:font-weight="bold" officeooo:rsid="003526d6" officeooo:paragraph-rsid="003526d6" style:font-weight-asian="bold" style:font-weight-complex="bold"/>
    </style:style>
    <style:style style:name="P34" style:family="paragraph" style:parent-style-name="Standard">
      <style:text-properties fo:font-weight="bold" officeooo:rsid="003de4d5" officeooo:paragraph-rsid="003de4d5" style:font-weight-asian="bold" style:font-weight-complex="bold"/>
    </style:style>
    <style:style style:name="P35" style:family="paragraph" style:parent-style-name="Standard">
      <style:text-properties fo:font-weight="bold" officeooo:rsid="0047dc9b" officeooo:paragraph-rsid="0047dc9b" style:font-weight-asian="bold" style:font-weight-complex="bold"/>
    </style:style>
    <style:style style:name="P36" style:family="paragraph" style:parent-style-name="Standard">
      <style:text-properties fo:font-weight="normal" officeooo:rsid="002a9757" officeooo:paragraph-rsid="002a9757" style:font-weight-asian="normal" style:font-weight-complex="normal"/>
    </style:style>
    <style:style style:name="P37" style:family="paragraph" style:parent-style-name="Standard">
      <style:text-properties fo:font-weight="normal" officeooo:rsid="002e51de" officeooo:paragraph-rsid="002e51de" style:font-weight-asian="normal" style:font-weight-complex="normal"/>
    </style:style>
    <style:style style:name="P38" style:family="paragraph" style:parent-style-name="Standard">
      <style:text-properties fo:font-weight="normal" officeooo:rsid="002f00bf" officeooo:paragraph-rsid="002f00bf" style:font-weight-asian="normal" style:font-weight-complex="normal"/>
    </style:style>
    <style:style style:name="P39" style:family="paragraph" style:parent-style-name="Standard">
      <style:text-properties fo:font-weight="normal" officeooo:rsid="003104cc" officeooo:paragraph-rsid="003104cc" style:font-weight-asian="normal" style:font-weight-complex="normal"/>
    </style:style>
    <style:style style:name="P40" style:family="paragraph" style:parent-style-name="Standard">
      <style:text-properties fo:font-weight="normal" officeooo:rsid="0034a109" officeooo:paragraph-rsid="0034a109" style:font-weight-asian="normal" style:font-weight-complex="normal"/>
    </style:style>
    <style:style style:name="P41" style:family="paragraph" style:parent-style-name="Standard">
      <style:text-properties fo:font-weight="normal" officeooo:rsid="003526d6" officeooo:paragraph-rsid="003526d6" style:font-weight-asian="normal" style:font-weight-complex="normal"/>
    </style:style>
    <style:style style:name="P42" style:family="paragraph" style:parent-style-name="Standard">
      <style:text-properties fo:font-weight="normal" officeooo:rsid="00274ace" officeooo:paragraph-rsid="0036f174" style:font-weight-asian="normal" style:font-weight-complex="normal"/>
    </style:style>
    <style:style style:name="P43" style:family="paragraph" style:parent-style-name="Standard">
      <style:text-properties fo:font-weight="normal" officeooo:rsid="0039df0c" officeooo:paragraph-rsid="0039df0c" style:font-weight-asian="normal" style:font-weight-complex="normal"/>
    </style:style>
    <style:style style:name="P44" style:family="paragraph" style:parent-style-name="Standard">
      <style:text-properties fo:font-weight="normal" officeooo:rsid="003bb357" officeooo:paragraph-rsid="003bb357" style:font-weight-asian="normal" style:font-weight-complex="normal"/>
    </style:style>
    <style:style style:name="P45" style:family="paragraph" style:parent-style-name="Standard">
      <style:text-properties fo:font-weight="normal" officeooo:rsid="003de4d5" officeooo:paragraph-rsid="003de4d5" style:font-weight-asian="normal" style:font-weight-complex="normal"/>
    </style:style>
    <style:style style:name="P46" style:family="paragraph" style:parent-style-name="Standard">
      <style:text-properties fo:font-weight="normal" officeooo:rsid="0041a17e" officeooo:paragraph-rsid="0041a17e" style:font-weight-asian="normal" style:font-weight-complex="normal"/>
    </style:style>
    <style:style style:name="P47" style:family="paragraph" style:parent-style-name="Standard">
      <style:text-properties fo:font-weight="normal" officeooo:rsid="0041a438" officeooo:paragraph-rsid="0041a438" style:font-weight-asian="normal" style:font-weight-complex="normal"/>
    </style:style>
    <style:style style:name="P48" style:family="paragraph" style:parent-style-name="Standard">
      <style:text-properties fo:font-weight="normal" officeooo:rsid="0047dc9b" officeooo:paragraph-rsid="0047dc9b" style:font-weight-asian="normal" style:font-weight-complex="normal"/>
    </style:style>
    <style:style style:name="P49" style:family="paragraph" style:parent-style-name="Standard">
      <style:text-properties fo:font-weight="normal" officeooo:rsid="004a3a52" officeooo:paragraph-rsid="004a3a52" style:font-weight-asian="normal" style:font-weight-complex="normal"/>
    </style:style>
    <style:style style:name="P50" style:family="paragraph" style:parent-style-name="Standard">
      <style:text-properties fo:font-weight="normal" officeooo:rsid="004ca338" officeooo:paragraph-rsid="004ca338" style:font-weight-asian="normal" style:font-weight-complex="normal"/>
    </style:style>
    <style:style style:name="P51" style:family="paragraph" style:parent-style-name="Standard">
      <style:text-properties style:text-underline-style="none" fo:font-weight="normal" officeooo:rsid="0047dc9b" officeooo:paragraph-rsid="0047dc9b" style:font-weight-asian="normal" style:font-weight-complex="normal"/>
    </style:style>
    <style:style style:name="P52" style:family="paragraph" style:parent-style-name="Standard">
      <style:text-properties style:text-underline-style="none" fo:font-weight="normal" officeooo:rsid="0047dc9b" officeooo:paragraph-rsid="004ca338" style:font-weight-asian="normal" style:font-weight-complex="normal"/>
    </style:style>
    <style:style style:name="P53" style:family="paragraph" style:parent-style-name="Standard">
      <style:text-properties style:text-underline-style="none" fo:font-weight="normal" officeooo:rsid="004ca338" officeooo:paragraph-rsid="004ca338" style:font-weight-asian="normal" style:font-weight-complex="normal"/>
    </style:style>
    <style:style style:name="P54" style:family="paragraph" style:parent-style-name="Standard">
      <style:text-properties style:text-underline-style="none" fo:font-weight="normal" officeooo:rsid="004db157" officeooo:paragraph-rsid="004db157" style:font-weight-asian="normal" style:font-weight-complex="normal"/>
    </style:style>
    <style:style style:name="P55" style:family="paragraph" style:parent-style-name="Standard">
      <style:text-properties style:text-underline-style="none" fo:font-weight="normal" officeooo:rsid="005271c8" officeooo:paragraph-rsid="005271c8" style:font-weight-asian="normal" style:font-weight-complex="normal"/>
    </style:style>
    <style:style style:name="P56" style:family="paragraph" style:parent-style-name="Standard">
      <style:text-properties style:text-underline-style="none" fo:font-weight="normal" officeooo:rsid="0056fe6b" officeooo:paragraph-rsid="0056fe6b" style:font-weight-asian="normal" style:font-weight-complex="normal"/>
    </style:style>
    <style:style style:name="P57" style:family="paragraph" style:parent-style-name="Standard">
      <style:text-properties style:text-underline-style="none" fo:font-weight="normal" officeooo:rsid="005a0cca" officeooo:paragraph-rsid="005a0cca" style:font-weight-asian="normal" style:font-weight-complex="normal"/>
    </style:style>
    <style:style style:name="P58" style:family="paragraph" style:parent-style-name="Standard">
      <style:text-properties style:text-underline-style="none" fo:font-weight="normal" officeooo:rsid="005a0cca" officeooo:paragraph-rsid="005bb8a9" style:font-weight-asian="normal" style:font-weight-complex="normal"/>
    </style:style>
    <style:style style:name="P59" style:family="paragraph" style:parent-style-name="Standard">
      <style:text-properties style:text-underline-style="none" fo:font-weight="normal" officeooo:rsid="005bbc63" officeooo:paragraph-rsid="005bbc63" style:font-weight-asian="normal" style:font-weight-complex="normal"/>
    </style:style>
    <style:style style:name="P60" style:family="paragraph" style:parent-style-name="Standard">
      <style:text-properties style:text-underline-style="none" fo:font-weight="normal" officeooo:rsid="005bbc63" officeooo:paragraph-rsid="005c81a5" style:font-weight-asian="normal" style:font-weight-complex="normal"/>
    </style:style>
    <style:style style:name="P61" style:family="paragraph" style:parent-style-name="Standard">
      <style:text-properties style:text-underline-style="none" fo:font-weight="normal" officeooo:rsid="005bbc63" officeooo:paragraph-rsid="005cdba2" style:font-weight-asian="normal" style:font-weight-complex="normal"/>
    </style:style>
    <style:style style:name="P62" style:family="paragraph" style:parent-style-name="Standard">
      <style:text-properties style:text-underline-style="none" fo:font-weight="normal" officeooo:rsid="005f7108" officeooo:paragraph-rsid="005f7108" style:font-weight-asian="normal" style:font-weight-complex="normal"/>
    </style:style>
    <style:style style:name="P63" style:family="paragraph" style:parent-style-name="Standard">
      <style:text-properties style:text-underline-style="none" fo:font-weight="normal" officeooo:rsid="005f79bd" officeooo:paragraph-rsid="005f79bd" style:font-weight-asian="normal" style:font-weight-complex="normal"/>
    </style:style>
    <style:style style:name="P64" style:family="paragraph" style:parent-style-name="Standard">
      <style:text-properties style:text-underline-style="none" fo:font-weight="normal" officeooo:rsid="0062d3d0" officeooo:paragraph-rsid="0062d3d0" style:font-weight-asian="normal" style:font-weight-complex="normal"/>
    </style:style>
    <style:style style:name="P65" style:family="paragraph" style:parent-style-name="Standard">
      <style:text-properties style:text-underline-style="none" fo:font-weight="normal" officeooo:rsid="0062d3d0" officeooo:paragraph-rsid="00643544" style:font-weight-asian="normal" style:font-weight-complex="normal"/>
    </style:style>
    <style:style style:name="P66" style:family="paragraph" style:parent-style-name="Standard">
      <style:text-properties style:text-underline-style="none" fo:font-weight="normal" officeooo:rsid="00684759" officeooo:paragraph-rsid="00684759" style:font-weight-asian="normal" style:font-weight-complex="normal"/>
    </style:style>
    <style:style style:name="P67" style:family="paragraph" style:parent-style-name="Standard">
      <style:text-properties style:text-underline-style="none" fo:font-weight="normal" officeooo:rsid="00728b8c" officeooo:paragraph-rsid="00728b8c" style:font-weight-asian="normal" style:font-weight-complex="normal"/>
    </style:style>
    <style:style style:name="P68" style:family="paragraph" style:parent-style-name="Standard">
      <style:text-properties style:text-underline-style="none" fo:font-weight="normal" officeooo:rsid="00751308" officeooo:paragraph-rsid="00751308" style:font-weight-asian="normal" style:font-weight-complex="normal"/>
    </style:style>
    <style:style style:name="P69" style:family="paragraph" style:parent-style-name="Standard">
      <style:text-properties style:text-underline-style="none" fo:font-weight="normal" officeooo:rsid="00766799" officeooo:paragraph-rsid="00766799" style:font-weight-asian="normal" style:font-weight-complex="normal"/>
    </style:style>
    <style:style style:name="P70" style:family="paragraph" style:parent-style-name="Standard">
      <style:text-properties style:text-underline-style="none" fo:font-weight="normal" officeooo:rsid="00766799" officeooo:paragraph-rsid="00773f00" style:font-weight-asian="normal" style:font-weight-complex="normal"/>
    </style:style>
    <style:style style:name="P71" style:family="paragraph" style:parent-style-name="Standard">
      <style:text-properties style:text-underline-style="none" fo:font-weight="normal" officeooo:rsid="007843f3" officeooo:paragraph-rsid="007843f3" style:font-weight-asian="normal" style:font-weight-complex="normal"/>
    </style:style>
    <style:style style:name="P72" style:family="paragraph" style:parent-style-name="Standard">
      <style:text-properties style:text-underline-style="none" fo:font-weight="normal" officeooo:rsid="007b4edc" officeooo:paragraph-rsid="007b4edc" style:font-weight-asian="normal" style:font-weight-complex="normal"/>
    </style:style>
    <style:style style:name="P73" style:family="paragraph" style:parent-style-name="Standard">
      <style:text-properties style:text-underline-style="none" fo:font-weight="normal" officeooo:rsid="0086db54" officeooo:paragraph-rsid="0086db54" style:font-weight-asian="normal" style:font-weight-complex="normal"/>
    </style:style>
    <style:style style:name="P74" style:family="paragraph" style:parent-style-name="Standard">
      <style:text-properties style:text-underline-style="none" fo:font-weight="normal" officeooo:rsid="0086db54" officeooo:paragraph-rsid="008a8c6a" style:font-weight-asian="normal" style:font-weight-complex="normal"/>
    </style:style>
    <style:style style:name="P75" style:family="paragraph" style:parent-style-name="Standard">
      <style:text-properties style:text-underline-style="none" fo:font-weight="normal" officeooo:rsid="008e4106" officeooo:paragraph-rsid="008e4106" style:font-weight-asian="normal" style:font-weight-complex="normal"/>
    </style:style>
    <style:style style:name="P76" style:family="paragraph" style:parent-style-name="Standard">
      <style:text-properties style:text-underline-style="none" fo:font-weight="normal" officeooo:rsid="008e4106" officeooo:paragraph-rsid="009a7852" style:font-weight-asian="normal" style:font-weight-complex="normal"/>
    </style:style>
    <style:style style:name="P77" style:family="paragraph" style:parent-style-name="Standard">
      <style:text-properties style:text-underline-style="none" fo:font-weight="normal" officeooo:rsid="008e4106" officeooo:paragraph-rsid="008fbd34" style:font-weight-asian="normal" style:font-weight-complex="normal"/>
    </style:style>
    <style:style style:name="P78" style:family="paragraph" style:parent-style-name="Standard">
      <style:text-properties style:text-underline-style="none" fo:font-weight="normal" officeooo:rsid="008ff211" officeooo:paragraph-rsid="008ff211" style:font-weight-asian="normal" style:font-weight-complex="normal"/>
    </style:style>
    <style:style style:name="P79" style:family="paragraph" style:parent-style-name="Standard">
      <style:text-properties style:text-underline-style="none" fo:font-weight="normal" officeooo:rsid="009cca0b" officeooo:paragraph-rsid="009cca0b" style:font-weight-asian="normal" style:font-weight-complex="normal"/>
    </style:style>
    <style:style style:name="P80" style:family="paragraph" style:parent-style-name="Standard">
      <style:text-properties style:text-underline-style="none" fo:font-weight="normal" officeooo:rsid="00a5b5cb" officeooo:paragraph-rsid="00a5b5cb" style:font-weight-asian="normal" style:font-weight-complex="normal"/>
    </style:style>
    <style:style style:name="P81" style:family="paragraph" style:parent-style-name="Standard">
      <style:text-properties style:text-underline-style="none" fo:font-weight="normal" officeooo:rsid="00a1f168" officeooo:paragraph-rsid="00a389a4" style:font-weight-asian="normal" style:font-weight-complex="normal"/>
    </style:style>
    <style:style style:name="P82" style:family="paragraph" style:parent-style-name="Standard">
      <style:text-properties style:text-underline-style="none" fo:font-weight="normal" officeooo:rsid="00a1f168" officeooo:paragraph-rsid="00a1f168" style:font-weight-asian="normal" style:font-weight-complex="normal"/>
    </style:style>
    <style:style style:name="P83" style:family="paragraph" style:parent-style-name="Standard">
      <style:text-properties style:text-underline-style="none" fo:font-weight="normal" officeooo:rsid="00a1f168" officeooo:paragraph-rsid="00a0be49" style:font-weight-asian="normal" style:font-weight-complex="normal"/>
    </style:style>
    <style:style style:name="P84" style:family="paragraph" style:parent-style-name="Standard">
      <style:text-properties style:text-underline-style="none" fo:font-weight="normal" officeooo:rsid="00a71332" officeooo:paragraph-rsid="00a71332" style:font-weight-asian="normal" style:font-weight-complex="normal"/>
    </style:style>
    <style:style style:name="P85" style:family="paragraph" style:parent-style-name="Standard">
      <style:text-properties style:text-underline-style="none" fo:font-weight="normal" officeooo:rsid="00a7a0ee" officeooo:paragraph-rsid="00a7a0ee" style:font-weight-asian="normal" style:font-weight-complex="normal"/>
    </style:style>
    <style:style style:name="P86" style:family="paragraph" style:parent-style-name="Standard">
      <style:text-properties style:text-underline-style="none" fo:font-weight="normal" officeooo:rsid="00a7a0ee" officeooo:paragraph-rsid="00a7cbd9" style:font-weight-asian="normal" style:font-weight-complex="normal"/>
    </style:style>
    <style:style style:name="P87" style:family="paragraph" style:parent-style-name="Standard">
      <style:text-properties style:text-underline-style="none" fo:font-weight="normal" officeooo:rsid="00a7a0ee" officeooo:paragraph-rsid="00ad5352" style:font-weight-asian="normal" style:font-weight-complex="normal"/>
    </style:style>
    <style:style style:name="P88" style:family="paragraph" style:parent-style-name="Standard">
      <style:text-properties style:text-underline-style="none" fo:font-weight="normal" officeooo:rsid="00b02c72" officeooo:paragraph-rsid="00b02c72" style:font-weight-asian="normal" style:font-weight-complex="normal"/>
    </style:style>
    <style:style style:name="P89" style:family="paragraph" style:parent-style-name="Standard">
      <style:text-properties style:text-underline-style="none" fo:font-weight="normal" officeooo:rsid="00b02c72" officeooo:paragraph-rsid="00b06de6" style:font-weight-asian="normal" style:font-weight-complex="normal"/>
    </style:style>
    <style:style style:name="P90" style:family="paragraph" style:parent-style-name="Standard">
      <style:text-properties style:text-underline-style="none" fo:font-weight="normal" officeooo:rsid="0095e08e" officeooo:paragraph-rsid="0095e08e" style:font-weight-asian="normal" style:font-weight-complex="normal"/>
    </style:style>
    <style:style style:name="P91" style:family="paragraph" style:parent-style-name="Standard">
      <style:text-properties style:text-underline-style="none" fo:font-weight="normal" officeooo:rsid="00994e63" officeooo:paragraph-rsid="0098776b" style:font-weight-asian="normal" style:font-weight-complex="normal"/>
    </style:style>
    <style:style style:name="P92" style:family="paragraph" style:parent-style-name="Standard">
      <style:text-properties style:text-underline-style="none" fo:font-weight="normal" officeooo:rsid="009e5744" officeooo:paragraph-rsid="009e5744" style:font-weight-asian="normal" style:font-weight-complex="normal"/>
    </style:style>
    <style:style style:name="P93" style:family="paragraph" style:parent-style-name="Standard">
      <style:text-properties style:text-underline-style="none" fo:font-weight="normal" officeooo:rsid="009fc027" officeooo:paragraph-rsid="009e5744" style:font-weight-asian="normal" style:font-weight-complex="normal"/>
    </style:style>
    <style:style style:name="P94" style:family="paragraph" style:parent-style-name="Standard">
      <style:text-properties style:text-underline-style="none" fo:font-weight="normal" officeooo:rsid="00a0be49" officeooo:paragraph-rsid="00a0be49" style:font-weight-asian="normal" style:font-weight-complex="normal"/>
    </style:style>
    <style:style style:name="P95" style:family="paragraph" style:parent-style-name="Standard">
      <style:text-properties style:text-underline-style="none" fo:font-weight="normal" officeooo:rsid="00b2217c" officeooo:paragraph-rsid="00b2217c" style:font-weight-asian="normal" style:font-weight-complex="normal"/>
    </style:style>
    <style:style style:name="P96" style:family="paragraph" style:parent-style-name="Standard">
      <style:text-properties style:text-underline-style="none" fo:font-weight="normal" officeooo:rsid="00b2217c" officeooo:paragraph-rsid="00fac792" style:font-weight-asian="normal" style:font-weight-complex="normal"/>
    </style:style>
    <style:style style:name="P97" style:family="paragraph" style:parent-style-name="Standard">
      <style:text-properties style:text-underline-style="none" fo:font-weight="normal" officeooo:rsid="00be51b1" officeooo:paragraph-rsid="00bc8432" style:font-weight-asian="normal" style:font-weight-complex="normal"/>
    </style:style>
    <style:style style:name="P98" style:family="paragraph" style:parent-style-name="Standard">
      <style:text-properties style:text-underline-style="none" fo:font-weight="normal" officeooo:rsid="00be51b1" officeooo:paragraph-rsid="00be51b1" style:font-weight-asian="normal" style:font-weight-complex="normal"/>
    </style:style>
    <style:style style:name="P99" style:family="paragraph" style:parent-style-name="Standard">
      <style:text-properties style:text-underline-style="none" fo:font-weight="normal" officeooo:rsid="00c21305" officeooo:paragraph-rsid="00c21305" style:font-weight-asian="normal" style:font-weight-complex="normal"/>
    </style:style>
    <style:style style:name="P100" style:family="paragraph" style:parent-style-name="Standard">
      <style:text-properties style:text-underline-style="none" fo:font-weight="normal" officeooo:rsid="00b55b2e" officeooo:paragraph-rsid="00b55b2e" style:font-weight-asian="normal" style:font-weight-complex="normal"/>
    </style:style>
    <style:style style:name="P101" style:family="paragraph" style:parent-style-name="Standard">
      <style:text-properties style:text-underline-style="none" fo:font-weight="normal" officeooo:rsid="00b6563d" officeooo:paragraph-rsid="00b55b2e" style:font-weight-asian="normal" style:font-weight-complex="normal"/>
    </style:style>
    <style:style style:name="P102" style:family="paragraph" style:parent-style-name="Standard">
      <style:text-properties style:text-underline-style="none" fo:font-weight="normal" officeooo:rsid="00b7bcec" officeooo:paragraph-rsid="00b55b2e" style:font-weight-asian="normal" style:font-weight-complex="normal"/>
    </style:style>
    <style:style style:name="P103" style:family="paragraph" style:parent-style-name="Standard">
      <style:text-properties style:text-underline-style="none" fo:font-weight="normal" officeooo:rsid="00b8243e" officeooo:paragraph-rsid="00b55b2e" style:font-weight-asian="normal" style:font-weight-complex="normal"/>
    </style:style>
    <style:style style:name="P104" style:family="paragraph" style:parent-style-name="Standard">
      <style:text-properties style:text-underline-style="none" fo:font-weight="normal" officeooo:rsid="00bc8432" officeooo:paragraph-rsid="00bc8432" style:font-weight-asian="normal" style:font-weight-complex="normal"/>
    </style:style>
    <style:style style:name="P105" style:family="paragraph" style:parent-style-name="Standard">
      <style:text-properties style:text-underline-style="none" fo:font-weight="normal" officeooo:rsid="00c78ec3" officeooo:paragraph-rsid="00c78ec3" style:font-weight-asian="normal" style:font-weight-complex="normal"/>
    </style:style>
    <style:style style:name="P106" style:family="paragraph" style:parent-style-name="Standard">
      <style:text-properties style:text-underline-style="none" fo:font-weight="normal" officeooo:rsid="00c7fd18" officeooo:paragraph-rsid="00cde2d0" style:font-weight-asian="normal" style:font-weight-complex="normal"/>
    </style:style>
    <style:style style:name="P107" style:family="paragraph" style:parent-style-name="Standard">
      <style:text-properties style:text-underline-style="none" fo:font-weight="normal" officeooo:rsid="00c7fd18" officeooo:paragraph-rsid="00cf0973" style:font-weight-asian="normal" style:font-weight-complex="normal"/>
    </style:style>
    <style:style style:name="P108" style:family="paragraph" style:parent-style-name="Standard">
      <style:text-properties style:text-underline-style="none" fo:font-weight="normal" officeooo:rsid="00cb0fda" officeooo:paragraph-rsid="00cab47b" style:font-weight-asian="normal" style:font-weight-complex="normal"/>
    </style:style>
    <style:style style:name="P109" style:family="paragraph" style:parent-style-name="Standard">
      <style:text-properties style:text-underline-style="none" fo:font-weight="normal" officeooo:rsid="00cb0fda" officeooo:paragraph-rsid="00cbdf50" style:font-weight-asian="normal" style:font-weight-complex="normal"/>
    </style:style>
    <style:style style:name="P110" style:family="paragraph" style:parent-style-name="Standard">
      <style:text-properties style:text-underline-style="none" fo:font-weight="normal" officeooo:rsid="00cd86a6" officeooo:paragraph-rsid="00cd86a6" style:font-weight-asian="normal" style:font-weight-complex="normal"/>
    </style:style>
    <style:style style:name="P111" style:family="paragraph" style:parent-style-name="Standard">
      <style:text-properties style:text-underline-style="none" fo:font-weight="normal" officeooo:rsid="00ceec88" officeooo:paragraph-rsid="00ceec88" style:font-weight-asian="normal" style:font-weight-complex="normal"/>
    </style:style>
    <style:style style:name="P112" style:family="paragraph" style:parent-style-name="Standard">
      <style:text-properties style:text-underline-style="none" fo:font-weight="normal" officeooo:rsid="00cf67ff" officeooo:paragraph-rsid="00cf67ff" style:font-weight-asian="normal" style:font-weight-complex="normal"/>
    </style:style>
    <style:style style:name="P113" style:family="paragraph" style:parent-style-name="Standard">
      <style:text-properties style:text-underline-style="none" fo:font-weight="normal" officeooo:rsid="00cf67ff" officeooo:paragraph-rsid="00d11ea1" style:font-weight-asian="normal" style:font-weight-complex="normal"/>
    </style:style>
    <style:style style:name="P114" style:family="paragraph" style:parent-style-name="Standard">
      <style:text-properties style:text-underline-style="none" fo:font-weight="normal" officeooo:rsid="00c5d0e6" officeooo:paragraph-rsid="00c5d0e6" style:font-weight-asian="normal" style:font-weight-complex="normal"/>
    </style:style>
    <style:style style:name="P115" style:family="paragraph" style:parent-style-name="Standard">
      <style:text-properties style:text-underline-style="none" fo:font-weight="normal" officeooo:rsid="00cde2d0" officeooo:paragraph-rsid="00cde2d0" style:font-weight-asian="normal" style:font-weight-complex="normal"/>
    </style:style>
    <style:style style:name="P116" style:family="paragraph" style:parent-style-name="Standard">
      <style:text-properties style:text-underline-style="none" fo:font-weight="normal" officeooo:rsid="00d35eab" officeooo:paragraph-rsid="00d35eab" style:font-weight-asian="normal" style:font-weight-complex="normal"/>
    </style:style>
    <style:style style:name="P117" style:family="paragraph" style:parent-style-name="Standard">
      <style:text-properties style:text-underline-style="none" fo:font-weight="normal" officeooo:rsid="00d6efaa" officeooo:paragraph-rsid="00d6efaa" style:font-weight-asian="normal" style:font-weight-complex="normal"/>
    </style:style>
    <style:style style:name="P118" style:family="paragraph" style:parent-style-name="Standard">
      <style:text-properties style:text-underline-style="none" fo:font-weight="normal" officeooo:rsid="00d7b401" officeooo:paragraph-rsid="00d7b401" style:font-weight-asian="normal" style:font-weight-complex="normal"/>
    </style:style>
    <style:style style:name="P119" style:family="paragraph" style:parent-style-name="Standard">
      <style:text-properties style:text-underline-style="none" fo:font-weight="normal" officeooo:rsid="00d7da7a" officeooo:paragraph-rsid="00d9c90d" style:font-weight-asian="normal" style:font-weight-complex="normal"/>
    </style:style>
    <style:style style:name="P120" style:family="paragraph" style:parent-style-name="Standard">
      <style:text-properties style:text-underline-style="none" fo:font-weight="normal" officeooo:rsid="00d9c90d" officeooo:paragraph-rsid="00d9c90d" style:font-weight-asian="normal" style:font-weight-complex="normal"/>
    </style:style>
    <style:style style:name="P121" style:family="paragraph" style:parent-style-name="Standard">
      <style:text-properties style:text-underline-style="none" fo:font-weight="normal" officeooo:rsid="00dce43f" officeooo:paragraph-rsid="00dce43f" style:font-weight-asian="normal" style:font-weight-complex="normal"/>
    </style:style>
    <style:style style:name="P122" style:family="paragraph" style:parent-style-name="Standard">
      <style:text-properties style:text-underline-style="none" fo:font-weight="normal" officeooo:rsid="00e1341d" officeooo:paragraph-rsid="00e26c26" style:font-weight-asian="normal" style:font-weight-complex="normal"/>
    </style:style>
    <style:style style:name="P123" style:family="paragraph" style:parent-style-name="Standard">
      <style:text-properties style:text-underline-style="none" fo:font-weight="normal" officeooo:rsid="00df8e32" officeooo:paragraph-rsid="00df8e32" style:font-weight-asian="normal" style:font-weight-complex="normal"/>
    </style:style>
    <style:style style:name="P124" style:family="paragraph" style:parent-style-name="Standard">
      <style:text-properties style:text-underline-style="none" fo:font-weight="normal" officeooo:rsid="00df8e32" officeooo:paragraph-rsid="00e5b12c" style:font-weight-asian="normal" style:font-weight-complex="normal"/>
    </style:style>
    <style:style style:name="P125" style:family="paragraph" style:parent-style-name="Standard">
      <style:text-properties style:text-underline-style="none" fo:font-weight="normal" officeooo:rsid="00e3c3f0" officeooo:paragraph-rsid="00e3c3f0" style:font-weight-asian="normal" style:font-weight-complex="normal"/>
    </style:style>
    <style:style style:name="P126" style:family="paragraph" style:parent-style-name="Standard">
      <style:text-properties style:text-underline-style="none" fo:font-weight="normal" officeooo:rsid="00e3f00b" officeooo:paragraph-rsid="00e3f00b" style:font-weight-asian="normal" style:font-weight-complex="normal"/>
    </style:style>
    <style:style style:name="P127" style:family="paragraph" style:parent-style-name="Standard">
      <style:text-properties style:text-underline-style="none" fo:font-weight="normal" officeooo:rsid="00e3f00b" officeooo:paragraph-rsid="00e5b12c" style:font-weight-asian="normal" style:font-weight-complex="normal"/>
    </style:style>
    <style:style style:name="P128" style:family="paragraph" style:parent-style-name="Standard">
      <style:text-properties style:text-underline-style="none" fo:font-weight="normal" officeooo:rsid="00e60d70" officeooo:paragraph-rsid="00e60d70" style:font-weight-asian="normal" style:font-weight-complex="normal"/>
    </style:style>
    <style:style style:name="P129" style:family="paragraph" style:parent-style-name="Standard">
      <style:text-properties style:text-underline-style="none" fo:font-weight="normal" officeooo:rsid="00e60d70" officeooo:paragraph-rsid="00e76879" style:font-weight-asian="normal" style:font-weight-complex="normal"/>
    </style:style>
    <style:style style:name="P130" style:family="paragraph" style:parent-style-name="Standard">
      <style:text-properties style:text-underline-style="none" fo:font-weight="normal" officeooo:rsid="00ecc7bf" officeooo:paragraph-rsid="00ecc7bf" style:font-weight-asian="normal" style:font-weight-complex="normal"/>
    </style:style>
    <style:style style:name="P131" style:family="paragraph" style:parent-style-name="Standard">
      <style:text-properties style:text-underline-style="none" fo:font-weight="normal" officeooo:rsid="00ecfcca" officeooo:paragraph-rsid="00ecfcca" style:font-weight-asian="normal" style:font-weight-complex="normal"/>
    </style:style>
    <style:style style:name="P132" style:family="paragraph" style:parent-style-name="Standard">
      <style:text-properties style:text-underline-style="none" fo:font-weight="normal" officeooo:rsid="00ecfcca" officeooo:paragraph-rsid="00effee3" style:font-weight-asian="normal" style:font-weight-complex="normal"/>
    </style:style>
    <style:style style:name="P133" style:family="paragraph" style:parent-style-name="Standard">
      <style:text-properties style:text-underline-style="none" fo:font-weight="normal" officeooo:rsid="00effee3" officeooo:paragraph-rsid="00effee3" style:font-weight-asian="normal" style:font-weight-complex="normal"/>
    </style:style>
    <style:style style:name="P134" style:family="paragraph" style:parent-style-name="Standard">
      <style:text-properties style:text-underline-style="none" fo:font-weight="normal" officeooo:rsid="00f3058d" officeooo:paragraph-rsid="00f3058d" style:font-weight-asian="normal" style:font-weight-complex="normal"/>
    </style:style>
    <style:style style:name="P135" style:family="paragraph" style:parent-style-name="Standard">
      <style:text-properties style:text-underline-style="none" fo:font-weight="normal" officeooo:rsid="00f53f1a" officeooo:paragraph-rsid="00f53f1a" style:font-weight-asian="normal" style:font-weight-complex="normal"/>
    </style:style>
    <style:style style:name="P136" style:family="paragraph" style:parent-style-name="Standard">
      <style:text-properties style:text-underline-style="none" fo:font-weight="normal" officeooo:rsid="00f63e08" officeooo:paragraph-rsid="00f63e08" style:font-weight-asian="normal" style:font-weight-complex="normal"/>
    </style:style>
    <style:style style:name="P137" style:family="paragraph" style:parent-style-name="Standard">
      <style:text-properties style:text-underline-style="none" fo:font-weight="normal" officeooo:rsid="00fafc5a" officeooo:paragraph-rsid="00fafc5a" style:font-weight-asian="normal" style:font-weight-complex="normal"/>
    </style:style>
    <style:style style:name="P138" style:family="paragraph" style:parent-style-name="Standard">
      <style:text-properties style:text-underline-style="none" fo:font-weight="normal" officeooo:rsid="00fd214a" officeooo:paragraph-rsid="00fd214a" style:font-weight-asian="normal" style:font-weight-complex="normal"/>
    </style:style>
    <style:style style:name="P139" style:family="paragraph" style:parent-style-name="Standard">
      <style:text-properties style:text-underline-style="none" fo:font-weight="normal" officeooo:rsid="00fe2c8b" officeooo:paragraph-rsid="00fe2c8b" style:font-weight-asian="normal" style:font-weight-complex="normal"/>
    </style:style>
    <style:style style:name="P140" style:family="paragraph" style:parent-style-name="Standard">
      <style:text-properties style:text-underline-style="none" fo:font-weight="normal" officeooo:rsid="00ff1e08" officeooo:paragraph-rsid="00ff1e08" style:font-weight-asian="normal" style:font-weight-complex="normal"/>
    </style:style>
    <style:style style:name="P141" style:family="paragraph" style:parent-style-name="Standard">
      <style:text-properties style:text-underline-style="none" fo:font-weight="normal" officeooo:rsid="00ff843a" officeooo:paragraph-rsid="00ff843a" style:font-weight-asian="normal" style:font-weight-complex="normal"/>
    </style:style>
    <style:style style:name="P142" style:family="paragraph" style:parent-style-name="Standard">
      <style:text-properties style:text-underline-style="none" fo:font-weight="normal" officeooo:rsid="00ffe508" officeooo:paragraph-rsid="00ffe508" style:font-weight-asian="normal" style:font-weight-complex="normal"/>
    </style:style>
    <style:style style:name="P143" style:family="paragraph" style:parent-style-name="Standard">
      <style:text-properties style:text-underline-style="none" fo:font-weight="normal" officeooo:rsid="010035c5" officeooo:paragraph-rsid="010035c5" style:font-weight-asian="normal" style:font-weight-complex="normal"/>
    </style:style>
    <style:style style:name="P144" style:family="paragraph" style:parent-style-name="Standard">
      <style:text-properties style:text-underline-style="none" fo:font-weight="normal" officeooo:rsid="010555d7" officeooo:paragraph-rsid="010555d7" style:font-weight-asian="normal" style:font-weight-complex="normal"/>
    </style:style>
    <style:style style:name="P145" style:family="paragraph" style:parent-style-name="Standard">
      <style:text-properties style:text-underline-style="none" fo:font-weight="normal" officeooo:rsid="01085287" officeooo:paragraph-rsid="01085287" style:font-weight-asian="normal" style:font-weight-complex="normal"/>
    </style:style>
    <style:style style:name="P146" style:family="paragraph" style:parent-style-name="Standard">
      <style:text-properties style:text-underline-style="none" fo:font-weight="normal" officeooo:rsid="010b8a13" officeooo:paragraph-rsid="010b8a13" style:font-weight-asian="normal" style:font-weight-complex="normal"/>
    </style:style>
    <style:style style:name="P147" style:family="paragraph" style:parent-style-name="Standard">
      <style:text-properties style:text-underline-style="none" fo:font-weight="normal" officeooo:rsid="010c38d7" officeooo:paragraph-rsid="010c38d7" style:font-weight-asian="normal" style:font-weight-complex="normal"/>
    </style:style>
    <style:style style:name="P148" style:family="paragraph" style:parent-style-name="Standard">
      <style:text-properties style:text-underline-style="none" fo:font-weight="normal" officeooo:rsid="010e2edb" officeooo:paragraph-rsid="010e2edb" style:font-weight-asian="normal" style:font-weight-complex="normal"/>
    </style:style>
    <style:style style:name="P149" style:family="paragraph" style:parent-style-name="Standard">
      <style:text-properties style:text-underline-style="none" fo:font-weight="normal" officeooo:rsid="010f84a4" officeooo:paragraph-rsid="010f84a4" style:font-weight-asian="normal" style:font-weight-complex="normal"/>
    </style:style>
    <style:style style:name="P150" style:family="paragraph" style:parent-style-name="Standard">
      <style:text-properties style:text-underline-style="none" fo:font-weight="normal" officeooo:rsid="010f84a4" officeooo:paragraph-rsid="011498bf" style:font-weight-asian="normal" style:font-weight-complex="normal"/>
    </style:style>
    <style:style style:name="P151" style:family="paragraph" style:parent-style-name="Standard">
      <style:text-properties style:text-underline-style="none" fo:font-weight="normal" officeooo:rsid="010f84a4" officeooo:paragraph-rsid="011ec99d" style:font-weight-asian="normal" style:font-weight-complex="normal"/>
    </style:style>
    <style:style style:name="P152" style:family="paragraph" style:parent-style-name="Standard">
      <style:text-properties style:text-underline-style="none" fo:font-weight="normal" officeooo:rsid="0112efa0" officeooo:paragraph-rsid="0112efa0" style:font-weight-asian="normal" style:font-weight-complex="normal"/>
    </style:style>
    <style:style style:name="P153" style:family="paragraph" style:parent-style-name="Standard">
      <style:text-properties style:text-underline-style="none" fo:font-weight="normal" officeooo:rsid="011498bf" officeooo:paragraph-rsid="011498bf" style:font-weight-asian="normal" style:font-weight-complex="normal"/>
    </style:style>
    <style:style style:name="P154" style:family="paragraph" style:parent-style-name="Standard">
      <style:text-properties style:text-underline-style="none" fo:font-weight="normal" officeooo:rsid="013a2f0d" officeooo:paragraph-rsid="013a2f0d" style:font-weight-asian="normal" style:font-weight-complex="normal"/>
    </style:style>
    <style:style style:name="P155" style:family="paragraph" style:parent-style-name="Standard">
      <style:text-properties style:text-underline-style="none" fo:font-weight="normal" officeooo:rsid="013bdaee" officeooo:paragraph-rsid="013bdaee" style:font-weight-asian="normal" style:font-weight-complex="normal"/>
    </style:style>
    <style:style style:name="P156" style:family="paragraph" style:parent-style-name="Standard">
      <style:text-properties style:text-underline-style="none" fo:font-weight="normal" officeooo:rsid="0108a0bd" officeooo:paragraph-rsid="0108a0bd" style:font-weight-asian="normal" style:font-weight-complex="normal"/>
    </style:style>
    <style:style style:name="P157" style:family="paragraph" style:parent-style-name="Standard">
      <style:text-properties style:text-underline-style="none" fo:font-weight="normal" officeooo:rsid="0115bcef" officeooo:paragraph-rsid="0115bcef" style:font-weight-asian="normal" style:font-weight-complex="normal"/>
    </style:style>
    <style:style style:name="P158" style:family="paragraph" style:parent-style-name="Standard">
      <style:text-properties style:text-underline-style="none" fo:font-weight="normal" officeooo:rsid="01174536" officeooo:paragraph-rsid="01174536" style:font-weight-asian="normal" style:font-weight-complex="normal"/>
    </style:style>
    <style:style style:name="P159" style:family="paragraph" style:parent-style-name="Standard">
      <style:text-properties style:text-underline-style="none" fo:font-weight="normal" officeooo:rsid="0118bf10" officeooo:paragraph-rsid="0118bf10" style:font-weight-asian="normal" style:font-weight-complex="normal"/>
    </style:style>
    <style:style style:name="P160" style:family="paragraph" style:parent-style-name="Standard">
      <style:text-properties style:text-underline-style="none" fo:font-weight="normal" officeooo:rsid="011a421c" officeooo:paragraph-rsid="011a421c" style:font-weight-asian="normal" style:font-weight-complex="normal"/>
    </style:style>
    <style:style style:name="P161" style:family="paragraph" style:parent-style-name="Standard">
      <style:text-properties style:text-underline-style="none" fo:font-weight="normal" officeooo:rsid="011b91b3" officeooo:paragraph-rsid="011b91b3" style:font-weight-asian="normal" style:font-weight-complex="normal"/>
    </style:style>
    <style:style style:name="P162" style:family="paragraph" style:parent-style-name="Standard">
      <style:text-properties style:text-underline-style="none" fo:font-weight="normal" officeooo:rsid="012425a7" officeooo:paragraph-rsid="012425a7" style:font-weight-asian="normal" style:font-weight-complex="normal"/>
    </style:style>
    <style:style style:name="P163" style:family="paragraph" style:parent-style-name="Standard">
      <style:text-properties style:text-underline-style="none" fo:font-weight="normal" officeooo:rsid="01247db1" officeooo:paragraph-rsid="01247db1" style:font-weight-asian="normal" style:font-weight-complex="normal"/>
    </style:style>
    <style:style style:name="P164" style:family="paragraph" style:parent-style-name="Standard">
      <style:text-properties style:text-underline-style="none" fo:font-weight="normal" officeooo:rsid="012756d8" officeooo:paragraph-rsid="012756d8" style:font-weight-asian="normal" style:font-weight-complex="normal"/>
    </style:style>
    <style:style style:name="P165" style:family="paragraph" style:parent-style-name="Standard">
      <style:text-properties style:text-underline-style="none" fo:font-weight="normal" officeooo:rsid="01281c12" officeooo:paragraph-rsid="01281c12" style:font-weight-asian="normal" style:font-weight-complex="normal"/>
    </style:style>
    <style:style style:name="P166" style:family="paragraph" style:parent-style-name="Standard">
      <style:text-properties style:text-underline-style="none" fo:font-weight="normal" officeooo:rsid="012b3681" officeooo:paragraph-rsid="012b3681" style:font-weight-asian="normal" style:font-weight-complex="normal"/>
    </style:style>
    <style:style style:name="P167" style:family="paragraph" style:parent-style-name="Standard">
      <style:text-properties style:text-underline-style="none" fo:font-weight="normal" officeooo:rsid="012c4b1b" officeooo:paragraph-rsid="012c4b1b" style:font-weight-asian="normal" style:font-weight-complex="normal"/>
    </style:style>
    <style:style style:name="P168" style:family="paragraph" style:parent-style-name="Standard">
      <style:text-properties style:text-underline-style="none" fo:font-weight="normal" officeooo:rsid="012e624b" officeooo:paragraph-rsid="012cf7d4" style:font-weight-asian="normal" style:font-weight-complex="normal"/>
    </style:style>
    <style:style style:name="P169" style:family="paragraph" style:parent-style-name="Standard">
      <style:text-properties style:text-underline-style="none" fo:font-weight="normal" officeooo:rsid="012e624b" officeooo:paragraph-rsid="012e624b" style:font-weight-asian="normal" style:font-weight-complex="normal"/>
    </style:style>
    <style:style style:name="P170" style:family="paragraph" style:parent-style-name="Standard">
      <style:text-properties style:text-underline-style="none" fo:font-weight="normal" officeooo:rsid="012f7305" officeooo:paragraph-rsid="012f7305" style:font-weight-asian="normal" style:font-weight-complex="normal"/>
    </style:style>
    <style:style style:name="P171" style:family="paragraph" style:parent-style-name="Standard">
      <style:text-properties style:text-underline-style="none" fo:font-weight="normal" officeooo:rsid="01300e7d" officeooo:paragraph-rsid="01300e7d" style:font-weight-asian="normal" style:font-weight-complex="normal"/>
    </style:style>
    <style:style style:name="P172" style:family="paragraph" style:parent-style-name="Standard">
      <style:text-properties style:text-underline-style="none" fo:font-weight="normal" officeooo:rsid="0131c1bb" officeooo:paragraph-rsid="0131c1bb" style:font-weight-asian="normal" style:font-weight-complex="normal"/>
    </style:style>
    <style:style style:name="P173" style:family="paragraph" style:parent-style-name="Standard">
      <style:text-properties style:text-underline-style="none" fo:font-weight="normal" officeooo:rsid="01381737" officeooo:paragraph-rsid="01381737" style:font-weight-asian="normal" style:font-weight-complex="normal"/>
    </style:style>
    <style:style style:name="P174" style:family="paragraph" style:parent-style-name="Standard">
      <style:text-properties style:text-underline-style="none" fo:font-weight="normal" officeooo:rsid="0139eec6" officeooo:paragraph-rsid="0139eec6" style:font-weight-asian="normal" style:font-weight-complex="normal"/>
    </style:style>
    <style:style style:name="P175" style:family="paragraph" style:parent-style-name="Standard">
      <style:text-properties style:text-underline-style="none" fo:font-weight="normal" officeooo:rsid="013fa0a8" officeooo:paragraph-rsid="013fa0a8" style:font-weight-asian="normal" style:font-weight-complex="normal"/>
    </style:style>
    <style:style style:name="P176" style:family="paragraph" style:parent-style-name="Standard">
      <style:text-properties style:text-underline-style="none" fo:font-weight="normal" officeooo:rsid="01417a51" officeooo:paragraph-rsid="01417a51" style:font-weight-asian="normal" style:font-weight-complex="normal"/>
    </style:style>
    <style:style style:name="P177" style:family="paragraph" style:parent-style-name="Standard">
      <style:text-properties style:text-underline-style="none" fo:font-weight="normal" officeooo:rsid="01417a51" officeooo:paragraph-rsid="01471080" style:font-weight-asian="normal" style:font-weight-complex="normal"/>
    </style:style>
    <style:style style:name="P178" style:family="paragraph" style:parent-style-name="Standard">
      <style:text-properties style:text-underline-style="none" fo:font-weight="normal" officeooo:rsid="01417a51" officeooo:paragraph-rsid="0149b742" style:font-weight-asian="normal" style:font-weight-complex="normal"/>
    </style:style>
    <style:style style:name="P179" style:family="paragraph" style:parent-style-name="Standard">
      <style:text-properties style:text-underline-style="none" fo:font-weight="normal" officeooo:rsid="0141dd06" officeooo:paragraph-rsid="0141dd06" style:font-weight-asian="normal" style:font-weight-complex="normal"/>
    </style:style>
    <style:style style:name="P180" style:family="paragraph" style:parent-style-name="Standard">
      <style:text-properties style:text-underline-style="none" fo:font-weight="normal" officeooo:rsid="0141eb77" officeooo:paragraph-rsid="0141eb77" style:font-weight-asian="normal" style:font-weight-complex="normal"/>
    </style:style>
    <style:style style:name="P181" style:family="paragraph" style:parent-style-name="Standard">
      <style:text-properties style:text-underline-style="none" fo:font-weight="normal" officeooo:rsid="0143a4c2" officeooo:paragraph-rsid="0143a4c2" style:font-weight-asian="normal" style:font-weight-complex="normal"/>
    </style:style>
    <style:style style:name="P182" style:family="paragraph" style:parent-style-name="Standard">
      <style:text-properties style:text-underline-style="none" fo:font-weight="normal" officeooo:rsid="0143eca4" officeooo:paragraph-rsid="0143eca4" style:font-weight-asian="normal" style:font-weight-complex="normal"/>
    </style:style>
    <style:style style:name="P183" style:family="paragraph" style:parent-style-name="Standard">
      <style:text-properties style:text-underline-style="none" fo:font-weight="normal" officeooo:rsid="01440660" officeooo:paragraph-rsid="01440660" style:font-weight-asian="normal" style:font-weight-complex="normal"/>
    </style:style>
    <style:style style:name="P184" style:family="paragraph" style:parent-style-name="Standard">
      <style:text-properties style:text-underline-style="none" fo:font-weight="normal" officeooo:rsid="0145ef57" officeooo:paragraph-rsid="0145ef57" style:font-weight-asian="normal" style:font-weight-complex="normal"/>
    </style:style>
    <style:style style:name="P185" style:family="paragraph" style:parent-style-name="Standard">
      <style:text-properties style:text-underline-style="none" fo:font-weight="normal" officeooo:rsid="01480560" officeooo:paragraph-rsid="01480560" style:font-weight-asian="normal" style:font-weight-complex="normal"/>
    </style:style>
    <style:style style:name="P186" style:family="paragraph" style:parent-style-name="Standard">
      <style:text-properties style:text-underline-style="none" fo:font-weight="normal" officeooo:rsid="0149b742" officeooo:paragraph-rsid="0149b742" style:font-weight-asian="normal" style:font-weight-complex="normal"/>
    </style:style>
    <style:style style:name="P187" style:family="paragraph" style:parent-style-name="Standard">
      <style:text-properties style:text-underline-style="none" fo:font-weight="normal" officeooo:rsid="0149b742" officeooo:paragraph-rsid="014a58c6" style:font-weight-asian="normal" style:font-weight-complex="normal"/>
    </style:style>
    <style:style style:name="P188" style:family="paragraph" style:parent-style-name="Standard">
      <style:text-properties style:text-underline-style="none" fo:font-weight="normal" officeooo:rsid="014a58c6" officeooo:paragraph-rsid="014a58c6" style:font-weight-asian="normal" style:font-weight-complex="normal"/>
    </style:style>
    <style:style style:name="P189" style:family="paragraph" style:parent-style-name="Standard">
      <style:text-properties style:text-underline-style="none" fo:font-weight="normal" officeooo:rsid="014a8b34" officeooo:paragraph-rsid="014a8b34" style:font-weight-asian="normal" style:font-weight-complex="normal"/>
    </style:style>
    <style:style style:name="P190" style:family="paragraph" style:parent-style-name="Standard">
      <style:text-properties style:text-underline-style="none" fo:font-weight="normal" officeooo:rsid="014c48fc" officeooo:paragraph-rsid="014c48fc" style:font-weight-asian="normal" style:font-weight-complex="normal"/>
    </style:style>
    <style:style style:name="P191" style:family="paragraph" style:parent-style-name="Standard">
      <style:text-properties style:text-underline-style="none" fo:font-weight="normal" officeooo:rsid="015bef12" officeooo:paragraph-rsid="015bef12" style:font-weight-asian="normal" style:font-weight-complex="normal"/>
    </style:style>
    <style:style style:name="P192" style:family="paragraph" style:parent-style-name="Standard">
      <style:text-properties style:text-underline-style="none" fo:font-weight="normal" officeooo:rsid="015cdf2d" officeooo:paragraph-rsid="015cdf2d" style:font-weight-asian="normal" style:font-weight-complex="normal"/>
    </style:style>
    <style:style style:name="P193" style:family="paragraph" style:parent-style-name="Standard">
      <style:text-properties style:text-underline-style="none" fo:font-weight="bold" officeooo:rsid="004db157" officeooo:paragraph-rsid="004db157" style:font-weight-asian="bold" style:font-weight-complex="bold"/>
    </style:style>
    <style:style style:name="P194" style:family="paragraph" style:parent-style-name="Standard">
      <style:text-properties style:text-underline-style="none" fo:font-weight="bold" officeooo:rsid="005a0cca" officeooo:paragraph-rsid="005a0cca" style:font-weight-asian="bold" style:font-weight-complex="bold"/>
    </style:style>
    <style:style style:name="P195" style:family="paragraph" style:parent-style-name="Standard">
      <style:text-properties style:text-underline-style="none" fo:font-weight="bold" officeooo:rsid="005bb8a9" officeooo:paragraph-rsid="005bb8a9" style:font-weight-asian="bold" style:font-weight-complex="bold"/>
    </style:style>
    <style:style style:name="P196" style:family="paragraph" style:parent-style-name="Standard">
      <style:text-properties style:text-underline-style="none" fo:font-weight="bold" officeooo:rsid="005bbc63" officeooo:paragraph-rsid="005bbc63" style:font-weight-asian="bold" style:font-weight-complex="bold"/>
    </style:style>
    <style:style style:name="P197" style:family="paragraph" style:parent-style-name="Standard">
      <style:text-properties style:text-underline-style="none" fo:font-weight="bold" officeooo:rsid="005c81a5" officeooo:paragraph-rsid="005c81a5" style:font-weight-asian="bold" style:font-weight-complex="bold"/>
    </style:style>
    <style:style style:name="P198" style:family="paragraph" style:parent-style-name="Standard">
      <style:text-properties style:text-underline-style="none" fo:font-weight="bold" officeooo:rsid="005cdba2" officeooo:paragraph-rsid="005cdba2" style:font-weight-asian="bold" style:font-weight-complex="bold"/>
    </style:style>
    <style:style style:name="P199" style:family="paragraph" style:parent-style-name="Standard">
      <style:text-properties style:text-underline-style="none" fo:font-weight="bold" officeooo:rsid="00751308" officeooo:paragraph-rsid="00751308" style:font-weight-asian="bold" style:font-weight-complex="bold"/>
    </style:style>
    <style:style style:name="P200" style:family="paragraph" style:parent-style-name="Standard">
      <style:text-properties style:text-underline-style="none" fo:font-weight="bold" officeooo:rsid="007843f3" officeooo:paragraph-rsid="007843f3" style:font-weight-asian="bold" style:font-weight-complex="bold"/>
    </style:style>
    <style:style style:name="P201" style:family="paragraph" style:parent-style-name="Standard">
      <style:text-properties style:text-underline-style="none" fo:font-weight="bold" officeooo:rsid="007b4edc" officeooo:paragraph-rsid="007b4edc" style:font-weight-asian="bold" style:font-weight-complex="bold"/>
    </style:style>
    <style:style style:name="P202" style:family="paragraph" style:parent-style-name="Standard">
      <style:text-properties style:text-underline-style="none" fo:font-weight="bold" officeooo:rsid="0098776b" officeooo:paragraph-rsid="0098776b" style:font-weight-asian="bold" style:font-weight-complex="bold"/>
    </style:style>
    <style:style style:name="P203" style:family="paragraph" style:parent-style-name="Standard">
      <style:text-properties style:text-underline-style="none" fo:font-weight="bold" officeooo:rsid="009e5744" officeooo:paragraph-rsid="009e5744" style:font-weight-asian="bold" style:font-weight-complex="bold"/>
    </style:style>
    <style:style style:name="P204" style:family="paragraph" style:parent-style-name="Standard">
      <style:text-properties style:text-underline-style="none" fo:font-weight="bold" officeooo:rsid="00a0be49" officeooo:paragraph-rsid="00a0be49" style:font-weight-asian="bold" style:font-weight-complex="bold"/>
    </style:style>
    <style:style style:name="P205" style:family="paragraph" style:parent-style-name="Standard">
      <style:text-properties style:text-underline-style="none" fo:font-weight="bold" officeooo:rsid="00a1f168" officeooo:paragraph-rsid="00a1f168" style:font-weight-asian="bold" style:font-weight-complex="bold"/>
    </style:style>
    <style:style style:name="P206" style:family="paragraph" style:parent-style-name="Standard">
      <style:text-properties style:text-underline-style="none" fo:font-weight="bold" officeooo:rsid="00a1f168" officeooo:paragraph-rsid="00a389a4" style:font-weight-asian="bold" style:font-weight-complex="bold"/>
    </style:style>
    <style:style style:name="P207" style:family="paragraph" style:parent-style-name="Standard">
      <style:text-properties style:text-underline-style="none" fo:font-weight="bold" officeooo:rsid="00b02c72" officeooo:paragraph-rsid="00b02c72" style:font-weight-asian="bold" style:font-weight-complex="bold"/>
    </style:style>
    <style:style style:name="P208" style:family="paragraph" style:parent-style-name="Standard">
      <style:text-properties style:text-underline-style="none" fo:font-weight="bold" officeooo:rsid="00a7cbd9" officeooo:paragraph-rsid="00a7cbd9" style:font-weight-asian="bold" style:font-weight-complex="bold"/>
    </style:style>
    <style:style style:name="P209" style:family="paragraph" style:parent-style-name="Standard">
      <style:text-properties style:text-underline-style="none" fo:font-weight="bold" officeooo:rsid="00b55b2e" officeooo:paragraph-rsid="00b55b2e" style:font-weight-asian="bold" style:font-weight-complex="bold"/>
    </style:style>
    <style:style style:name="P210" style:family="paragraph" style:parent-style-name="Standard">
      <style:text-properties style:text-underline-style="none" fo:font-weight="bold" officeooo:rsid="00bc8432" officeooo:paragraph-rsid="00bc8432" style:font-weight-asian="bold" style:font-weight-complex="bold"/>
    </style:style>
    <style:style style:name="P211" style:family="paragraph" style:parent-style-name="Standard">
      <style:text-properties style:text-underline-style="none" fo:font-weight="bold" officeooo:rsid="00beb770" officeooo:paragraph-rsid="00beb770" style:font-weight-asian="bold" style:font-weight-complex="bold"/>
    </style:style>
    <style:style style:name="P212" style:family="paragraph" style:parent-style-name="Standard">
      <style:text-properties style:text-underline-style="none" fo:font-weight="bold" officeooo:rsid="00c3d46a" officeooo:paragraph-rsid="00c3d46a" style:font-weight-asian="bold" style:font-weight-complex="bold"/>
    </style:style>
    <style:style style:name="P213" style:family="paragraph" style:parent-style-name="Standard">
      <style:text-properties style:text-underline-style="none" fo:font-weight="bold" officeooo:rsid="00c78ec3" officeooo:paragraph-rsid="00c78ec3" style:font-weight-asian="bold" style:font-weight-complex="bold"/>
    </style:style>
    <style:style style:name="P214" style:family="paragraph" style:parent-style-name="Standard">
      <style:text-properties style:text-underline-style="none" fo:font-weight="bold" officeooo:rsid="00cab47b" officeooo:paragraph-rsid="00cde2d0" style:font-weight-asian="bold" style:font-weight-complex="bold"/>
    </style:style>
    <style:style style:name="P215" style:family="paragraph" style:parent-style-name="Standard">
      <style:text-properties style:text-underline-style="none" fo:font-weight="bold" officeooo:rsid="00cd86a6" officeooo:paragraph-rsid="00cd86a6" style:font-weight-asian="bold" style:font-weight-complex="bold"/>
    </style:style>
    <style:style style:name="P216" style:family="paragraph" style:parent-style-name="Standard">
      <style:text-properties style:text-underline-style="none" fo:font-weight="bold" officeooo:rsid="00dce43f" officeooo:paragraph-rsid="00dce43f" style:font-weight-asian="bold" style:font-weight-complex="bold"/>
    </style:style>
    <style:style style:name="P217" style:family="paragraph" style:parent-style-name="Standard">
      <style:text-properties style:text-underline-style="none" fo:font-weight="bold" officeooo:rsid="00d11ea1" officeooo:paragraph-rsid="00d11ea1" style:font-weight-asian="bold" style:font-weight-complex="bold"/>
    </style:style>
    <style:style style:name="P218" style:family="paragraph" style:parent-style-name="Standard">
      <style:text-properties style:text-underline-style="none" fo:font-weight="bold" officeooo:rsid="00df8e32" officeooo:paragraph-rsid="00e5b12c" style:font-weight-asian="bold" style:font-weight-complex="bold"/>
    </style:style>
    <style:style style:name="P219" style:family="paragraph" style:parent-style-name="Standard">
      <style:text-properties style:text-underline-style="none" fo:font-weight="bold" officeooo:rsid="00e5b12c" officeooo:paragraph-rsid="00e5b12c" style:font-weight-asian="bold" style:font-weight-complex="bold"/>
    </style:style>
    <style:style style:name="P220" style:family="paragraph" style:parent-style-name="Standard">
      <style:text-properties style:text-underline-style="none" fo:font-weight="bold" officeooo:rsid="00ecc7bf" officeooo:paragraph-rsid="00ecc7bf" style:font-weight-asian="bold" style:font-weight-complex="bold"/>
    </style:style>
    <style:style style:name="P221" style:family="paragraph" style:parent-style-name="Standard">
      <style:text-properties style:text-underline-style="none" fo:font-weight="bold" officeooo:rsid="00f63e08" officeooo:paragraph-rsid="00f63e08" style:font-weight-asian="bold" style:font-weight-complex="bold"/>
    </style:style>
    <style:style style:name="P222" style:family="paragraph" style:parent-style-name="Standard">
      <style:text-properties style:text-underline-style="none" fo:font-weight="bold" officeooo:rsid="00fafc5a" officeooo:paragraph-rsid="00fafc5a" style:font-weight-asian="bold" style:font-weight-complex="bold"/>
    </style:style>
    <style:style style:name="P223" style:family="paragraph" style:parent-style-name="Standard">
      <style:text-properties style:text-underline-style="none" fo:font-weight="bold" officeooo:rsid="00ff843a" officeooo:paragraph-rsid="010035c5" style:font-weight-asian="bold" style:font-weight-complex="bold"/>
    </style:style>
    <style:style style:name="P224" style:family="paragraph" style:parent-style-name="Standard">
      <style:text-properties style:text-underline-style="none" fo:font-weight="bold" officeooo:rsid="00e3c3f0" officeooo:paragraph-rsid="00e3c3f0" style:font-weight-asian="bold" style:font-weight-complex="bold"/>
    </style:style>
    <style:style style:name="P225" style:family="paragraph" style:parent-style-name="Standard">
      <style:text-properties style:text-underline-style="none" fo:font-weight="bold" officeooo:rsid="00c0dbe1" officeooo:paragraph-rsid="00c0dbe1" style:font-weight-asian="bold" style:font-weight-complex="bold"/>
    </style:style>
    <style:style style:name="P226" style:family="paragraph" style:parent-style-name="Standard">
      <style:text-properties style:text-underline-style="none" fo:font-weight="bold" officeooo:rsid="01085287" officeooo:paragraph-rsid="01085287" style:font-weight-asian="bold" style:font-weight-complex="bold"/>
    </style:style>
    <style:style style:name="P227" style:family="paragraph" style:parent-style-name="Standard">
      <style:text-properties style:text-underline-style="none" fo:font-weight="bold" officeooo:rsid="0112efa0" officeooo:paragraph-rsid="0112efa0" style:font-weight-asian="bold" style:font-weight-complex="bold"/>
    </style:style>
    <style:style style:name="P228" style:family="paragraph" style:parent-style-name="Standard">
      <style:text-properties style:text-underline-style="none" fo:font-weight="bold" officeooo:rsid="0115bcef" officeooo:paragraph-rsid="0115bcef" style:font-weight-asian="bold" style:font-weight-complex="bold"/>
    </style:style>
    <style:style style:name="P229" style:family="paragraph" style:parent-style-name="Standard">
      <style:text-properties style:text-underline-style="none" fo:font-weight="bold" officeooo:rsid="011a421c" officeooo:paragraph-rsid="011a421c" style:font-weight-asian="bold" style:font-weight-complex="bold"/>
    </style:style>
    <style:style style:name="P230" style:family="paragraph" style:parent-style-name="Standard">
      <style:text-properties style:text-underline-style="none" fo:font-weight="bold" officeooo:rsid="011b91b3" officeooo:paragraph-rsid="011b91b3" style:font-weight-asian="bold" style:font-weight-complex="bold"/>
    </style:style>
    <style:style style:name="P231" style:family="paragraph" style:parent-style-name="Standard">
      <style:text-properties style:text-underline-style="none" fo:font-weight="bold" officeooo:rsid="01247db1" officeooo:paragraph-rsid="01247db1" style:font-weight-asian="bold" style:font-weight-complex="bold"/>
    </style:style>
    <style:style style:name="P232" style:family="paragraph" style:parent-style-name="Standard">
      <style:text-properties style:text-underline-style="none" fo:font-weight="bold" officeooo:rsid="01281c12" officeooo:paragraph-rsid="01281c12" style:font-weight-asian="bold" style:font-weight-complex="bold"/>
    </style:style>
    <style:style style:name="P233" style:family="paragraph" style:parent-style-name="Standard">
      <style:text-properties style:text-underline-style="none" fo:font-weight="bold" officeooo:rsid="012cf7d4" officeooo:paragraph-rsid="012cf7d4" style:font-weight-asian="bold" style:font-weight-complex="bold"/>
    </style:style>
    <style:style style:name="P234" style:family="paragraph" style:parent-style-name="Standard">
      <style:text-properties style:text-underline-style="none" fo:font-weight="bold" officeooo:rsid="012e624b" officeooo:paragraph-rsid="012e624b" style:font-weight-asian="bold" style:font-weight-complex="bold"/>
    </style:style>
    <style:style style:name="P235" style:family="paragraph" style:parent-style-name="Standard">
      <style:text-properties style:text-underline-style="none" fo:font-weight="bold" officeooo:rsid="01300e7d" officeooo:paragraph-rsid="01300e7d" style:font-weight-asian="bold" style:font-weight-complex="bold"/>
    </style:style>
    <style:style style:name="P236" style:family="paragraph" style:parent-style-name="Standard">
      <style:text-properties style:text-underline-style="none" fo:font-weight="bold" officeooo:rsid="01332c4b" officeooo:paragraph-rsid="01332c4b" style:font-weight-asian="bold" style:font-weight-complex="bold"/>
    </style:style>
    <style:style style:name="P237" style:family="paragraph" style:parent-style-name="Standard">
      <style:text-properties style:text-underline-style="none" fo:font-weight="bold" officeooo:rsid="01381737" officeooo:paragraph-rsid="01381737" style:font-weight-asian="bold" style:font-weight-complex="bold"/>
    </style:style>
    <style:style style:name="P238" style:family="paragraph" style:parent-style-name="Standard">
      <style:text-properties style:text-underline-style="none" fo:font-weight="bold" officeooo:rsid="013a2f0d" officeooo:paragraph-rsid="013a2f0d" style:font-weight-asian="bold" style:font-weight-complex="bold"/>
    </style:style>
    <style:style style:name="P239" style:family="paragraph" style:parent-style-name="Standard">
      <style:text-properties style:text-underline-style="none" fo:font-weight="bold" officeooo:rsid="013daeb1" officeooo:paragraph-rsid="013daeb1" style:font-weight-asian="bold" style:font-weight-complex="bold"/>
    </style:style>
    <style:style style:name="P240" style:family="paragraph" style:parent-style-name="Standard">
      <style:text-properties style:text-underline-style="none" fo:font-weight="bold" officeooo:rsid="013fa0a8" officeooo:paragraph-rsid="013fa0a8" style:font-weight-asian="bold" style:font-weight-complex="bold"/>
    </style:style>
    <style:style style:name="P241" style:family="paragraph" style:parent-style-name="Standard">
      <style:text-properties style:text-underline-style="none" fo:font-weight="bold" officeooo:rsid="01440660" officeooo:paragraph-rsid="01440660" style:font-weight-asian="bold" style:font-weight-complex="bold"/>
    </style:style>
    <style:style style:name="P242" style:family="paragraph" style:parent-style-name="Standard">
      <style:text-properties style:text-underline-style="none" fo:font-weight="bold" officeooo:rsid="0149b742" officeooo:paragraph-rsid="0149b742" style:font-weight-asian="bold" style:font-weight-complex="bold"/>
    </style:style>
    <style:style style:name="P243" style:family="paragraph" style:parent-style-name="Standard">
      <style:text-properties style:text-underline-style="none" fo:font-weight="bold" officeooo:rsid="014a58c6" officeooo:paragraph-rsid="014a58c6" style:font-weight-asian="bold" style:font-weight-complex="bold"/>
    </style:style>
    <style:style style:name="P244" style:family="paragraph" style:parent-style-name="Standard">
      <style:text-properties style:text-underline-style="none" fo:font-weight="bold" officeooo:rsid="015cdf2d" officeooo:paragraph-rsid="015cdf2d" style:font-weight-asian="bold" style:font-weight-complex="bold"/>
    </style:style>
    <style:style style:name="P245" style:family="paragraph" style:parent-style-name="Standard">
      <style:text-properties style:text-underline-style="none" fo:font-weight="bold" officeooo:rsid="0141eb77" officeooo:paragraph-rsid="0141eb77" style:font-weight-asian="bold" style:font-weight-complex="bold"/>
    </style:style>
    <style:style style:name="P246" style:family="paragraph" style:parent-style-name="Standard">
      <style:text-properties fo:font-style="italic" style:text-underline-style="none" fo:font-weight="normal" officeooo:rsid="00ff843a" officeooo:paragraph-rsid="00ff843a" style:font-style-asian="italic" style:font-weight-asian="normal" style:font-style-complex="italic" style:font-weight-complex="normal"/>
    </style:style>
    <style:style style:name="P247" style:family="paragraph" style:parent-style-name="Standard">
      <style:text-properties fo:font-style="italic" style:text-underline-style="none" fo:font-weight="normal" officeooo:rsid="00f3058d" officeooo:paragraph-rsid="00f3058d" style:font-style-asian="italic" style:font-weight-asian="normal" style:font-style-complex="italic" style:font-weight-complex="normal"/>
    </style:style>
    <style:style style:name="P248" style:family="paragraph" style:parent-style-name="Standard">
      <style:text-properties fo:font-style="italic" style:text-underline-style="none" fo:font-weight="normal" officeooo:rsid="00e3f00b" officeooo:paragraph-rsid="00e3f00b" style:font-style-asian="italic" style:font-weight-asian="normal" style:font-style-complex="italic" style:font-weight-complex="normal"/>
    </style:style>
    <style:style style:name="P249" style:family="paragraph" style:parent-style-name="Standard">
      <style:text-properties fo:font-style="italic" style:text-underline-style="none" fo:font-weight="normal" officeooo:rsid="00dce43f" officeooo:paragraph-rsid="00dce43f" style:font-style-asian="italic" style:font-weight-asian="normal" style:font-style-complex="italic" style:font-weight-complex="normal"/>
    </style:style>
    <style:style style:name="P250" style:family="paragraph" style:parent-style-name="Standard">
      <style:text-properties fo:font-style="italic" style:text-underline-style="none" fo:font-weight="normal" officeooo:rsid="00d7da7a" officeooo:paragraph-rsid="00d7da7a" style:font-style-asian="italic" style:font-weight-asian="normal" style:font-style-complex="italic" style:font-weight-complex="normal"/>
    </style:style>
    <style:style style:name="P251" style:family="paragraph" style:parent-style-name="Standard">
      <style:text-properties fo:font-style="italic" style:text-underline-style="none" fo:font-weight="normal" officeooo:rsid="00d35eab" officeooo:paragraph-rsid="00d35eab" style:font-style-asian="italic" style:font-weight-asian="normal" style:font-style-complex="italic" style:font-weight-complex="normal"/>
    </style:style>
    <style:style style:name="P252" style:family="paragraph" style:parent-style-name="Standard">
      <style:text-properties fo:font-style="italic" style:text-underline-style="none" fo:font-weight="normal" officeooo:rsid="00cf67ff" officeooo:paragraph-rsid="00cf67ff" style:font-style-asian="italic" style:font-weight-asian="normal" style:font-style-complex="italic" style:font-weight-complex="normal"/>
    </style:style>
    <style:style style:name="P253" style:family="paragraph" style:parent-style-name="Standard">
      <style:text-properties fo:font-style="italic" style:text-underline-style="none" fo:font-weight="normal" officeooo:rsid="00cd86a6" officeooo:paragraph-rsid="00cd86a6" style:font-style-asian="italic" style:font-weight-asian="normal" style:font-style-complex="italic" style:font-weight-complex="normal"/>
    </style:style>
    <style:style style:name="P254" style:family="paragraph" style:parent-style-name="Standard">
      <style:text-properties fo:font-style="italic" style:text-underline-style="none" fo:font-weight="normal" officeooo:rsid="00e1341d" officeooo:paragraph-rsid="00e1341d" style:font-style-asian="italic" style:font-weight-asian="normal" style:font-style-complex="italic" style:font-weight-complex="normal"/>
    </style:style>
    <style:style style:name="P255" style:family="paragraph" style:parent-style-name="Standard">
      <style:text-properties fo:font-style="italic" style:text-underline-style="none" fo:font-weight="normal" officeooo:rsid="00c78ec3" officeooo:paragraph-rsid="00c78ec3" style:font-style-asian="italic" style:font-weight-asian="normal" style:font-style-complex="italic" style:font-weight-complex="normal"/>
    </style:style>
    <style:style style:name="P256" style:family="paragraph" style:parent-style-name="Standard">
      <style:text-properties fo:font-style="italic" style:text-underline-style="none" fo:font-weight="normal" officeooo:rsid="00c0dbe1" officeooo:paragraph-rsid="00c0dbe1" style:font-style-asian="italic" style:font-weight-asian="normal" style:font-style-complex="italic" style:font-weight-complex="normal"/>
    </style:style>
    <style:style style:name="P257" style:family="paragraph" style:parent-style-name="Standard">
      <style:text-properties fo:font-style="italic" style:text-underline-style="none" fo:font-weight="normal" officeooo:rsid="00be51b1" officeooo:paragraph-rsid="00be51b1" style:font-style-asian="italic" style:font-weight-asian="normal" style:font-style-complex="italic" style:font-weight-complex="normal"/>
    </style:style>
    <style:style style:name="P258" style:family="paragraph" style:parent-style-name="Standard">
      <style:text-properties fo:font-style="italic" style:text-underline-style="none" fo:font-weight="normal" officeooo:rsid="00b55b2e" officeooo:paragraph-rsid="00b55b2e" style:font-style-asian="italic" style:font-weight-asian="normal" style:font-style-complex="italic" style:font-weight-complex="normal"/>
    </style:style>
    <style:style style:name="P259" style:family="paragraph" style:parent-style-name="Standard">
      <style:text-properties fo:font-style="italic" style:text-underline-style="none" fo:font-weight="normal" officeooo:rsid="00ffe508" officeooo:paragraph-rsid="00ffe508" style:font-style-asian="italic" style:font-weight-asian="normal" style:font-style-complex="italic" style:font-weight-complex="normal"/>
    </style:style>
    <style:style style:name="P260" style:family="paragraph" style:parent-style-name="Standard">
      <style:text-properties fo:font-style="italic" style:text-underline-style="none" fo:font-weight="normal" officeooo:rsid="010b8a13" officeooo:paragraph-rsid="010b8a13" style:font-style-asian="italic" style:font-weight-asian="normal" style:font-style-complex="italic" style:font-weight-complex="normal"/>
    </style:style>
    <style:style style:name="P261" style:family="paragraph" style:parent-style-name="Standard">
      <style:text-properties fo:font-style="italic" style:text-underline-style="none" fo:font-weight="normal" officeooo:rsid="010c38d7" officeooo:paragraph-rsid="010c38d7" style:font-style-asian="italic" style:font-weight-asian="normal" style:font-style-complex="italic" style:font-weight-complex="normal"/>
    </style:style>
    <style:style style:name="P262" style:family="paragraph" style:parent-style-name="Standard">
      <style:text-properties fo:font-style="italic" style:text-underline-style="none" fo:font-weight="normal" officeooo:rsid="010e2edb" officeooo:paragraph-rsid="010e2edb" style:font-style-asian="italic" style:font-weight-asian="normal" style:font-style-complex="italic" style:font-weight-complex="normal"/>
    </style:style>
    <style:style style:name="P263" style:family="paragraph" style:parent-style-name="Standard">
      <style:text-properties fo:font-style="italic" style:text-underline-style="none" fo:font-weight="normal" officeooo:rsid="0112efa0" officeooo:paragraph-rsid="0112efa0" style:font-style-asian="italic" style:font-weight-asian="normal" style:font-style-complex="italic" style:font-weight-complex="normal"/>
    </style:style>
    <style:style style:name="P264" style:family="paragraph" style:parent-style-name="Standard">
      <style:text-properties fo:font-style="italic" style:text-underline-style="none" fo:font-weight="normal" officeooo:rsid="0115bcef" officeooo:paragraph-rsid="0115bcef" style:font-style-asian="italic" style:font-weight-asian="normal" style:font-style-complex="italic" style:font-weight-complex="normal"/>
    </style:style>
    <style:style style:name="P265" style:family="paragraph" style:parent-style-name="Standard">
      <style:text-properties fo:font-style="italic" style:text-underline-style="none" fo:font-weight="normal" officeooo:rsid="012e624b" officeooo:paragraph-rsid="012e624b" style:font-style-asian="italic" style:font-weight-asian="normal" style:font-style-complex="italic" style:font-weight-complex="normal"/>
    </style:style>
    <style:style style:name="P266" style:family="paragraph" style:parent-style-name="Standard">
      <style:text-properties fo:font-style="italic" style:text-underline-style="none" fo:font-weight="normal" officeooo:rsid="0139eec6" officeooo:paragraph-rsid="0139eec6" style:font-style-asian="italic" style:font-weight-asian="normal" style:font-style-complex="italic" style:font-weight-complex="normal"/>
    </style:style>
    <style:style style:name="P267" style:family="paragraph" style:parent-style-name="Standard">
      <style:text-properties fo:font-style="italic" style:text-underline-style="none" fo:font-weight="normal" officeooo:rsid="01417a51" officeooo:paragraph-rsid="01417a51" style:font-style-asian="italic" style:font-weight-asian="normal" style:font-style-complex="italic" style:font-weight-complex="normal"/>
    </style:style>
    <style:style style:name="P268" style:family="paragraph" style:parent-style-name="Standard">
      <style:text-properties fo:font-style="italic" style:text-underline-style="none" fo:font-weight="normal" officeooo:rsid="013fa0a8" officeooo:paragraph-rsid="013fa0a8" style:font-style-asian="italic" style:font-weight-asian="normal" style:font-style-complex="italic" style:font-weight-complex="normal"/>
    </style:style>
    <style:style style:name="P269" style:family="paragraph" style:parent-style-name="Standard">
      <style:text-properties fo:font-style="italic" style:text-underline-style="none" fo:font-weight="normal" officeooo:rsid="0141dd06" officeooo:paragraph-rsid="0141dd06" style:font-style-asian="italic" style:font-weight-asian="normal" style:font-style-complex="italic" style:font-weight-complex="normal"/>
    </style:style>
    <style:style style:name="P270" style:family="paragraph" style:parent-style-name="Standard">
      <style:text-properties fo:font-style="italic" style:text-underline-style="none" fo:font-weight="normal" officeooo:rsid="0143a4c2" officeooo:paragraph-rsid="0143a4c2" style:font-style-asian="italic" style:font-weight-asian="normal" style:font-style-complex="italic" style:font-weight-complex="normal"/>
    </style:style>
    <style:style style:name="P271" style:family="paragraph" style:parent-style-name="Standard">
      <style:text-properties fo:font-style="italic" style:text-underline-style="none" fo:font-weight="normal" officeooo:rsid="01440660" officeooo:paragraph-rsid="01440660" style:font-style-asian="italic" style:font-weight-asian="normal" style:font-style-complex="italic" style:font-weight-complex="normal"/>
    </style:style>
    <style:style style:name="P272" style:family="paragraph" style:parent-style-name="Standard">
      <style:text-properties fo:font-style="italic" style:text-underline-style="none" fo:font-weight="normal" officeooo:rsid="0145ef57" officeooo:paragraph-rsid="0145ef57" style:font-style-asian="italic" style:font-weight-asian="normal" style:font-style-complex="italic" style:font-weight-complex="normal"/>
    </style:style>
    <style:style style:name="P273" style:family="paragraph" style:parent-style-name="Standard">
      <style:text-properties fo:font-style="italic" style:text-underline-style="none" fo:font-weight="normal" officeooo:rsid="014a58c6" officeooo:paragraph-rsid="014a58c6" style:font-style-asian="italic" style:font-weight-asian="normal" style:font-style-complex="italic" style:font-weight-complex="normal"/>
    </style:style>
    <style:style style:name="P274" style:family="paragraph" style:parent-style-name="Standard">
      <style:text-properties fo:font-style="italic" style:text-underline-style="none" fo:font-weight="bold" officeooo:rsid="010b296d" officeooo:paragraph-rsid="010b296d" style:font-style-asian="italic" style:font-weight-asian="bold" style:font-style-complex="italic" style:font-weight-complex="bold"/>
    </style:style>
    <style:style style:name="P275" style:family="paragraph" style:parent-style-name="Standard">
      <style:text-properties fo:font-style="normal" style:text-underline-style="none" fo:font-weight="bold" officeooo:rsid="0108a0bd" officeooo:paragraph-rsid="0108a0bd" style:font-style-asian="normal" style:font-weight-asian="bold" style:font-style-complex="normal" style:font-weight-complex="bold"/>
    </style:style>
    <style:style style:name="P276" style:family="paragraph" style:parent-style-name="Standard">
      <style:text-properties fo:font-style="normal" style:text-underline-style="none" fo:font-weight="bold" officeooo:rsid="010b296d" officeooo:paragraph-rsid="010c38d7" style:font-style-asian="normal" style:font-weight-asian="bold" style:font-style-complex="normal" style:font-weight-complex="bold"/>
    </style:style>
    <style:style style:name="P277" style:family="paragraph" style:parent-style-name="Standard">
      <style:text-properties fo:font-style="normal" style:text-underline-style="none" fo:font-weight="normal" officeooo:rsid="0108a0bd" officeooo:paragraph-rsid="0108a0bd"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10a9fa2" officeooo:paragraph-rsid="0108a0bd"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10b296d" officeooo:paragraph-rsid="010b296d"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12273e6" officeooo:paragraph-rsid="012273e6" style:font-style-asian="normal" style:font-weight-asian="normal" style:font-style-complex="normal" style:font-weight-complex="normal"/>
    </style:style>
    <style:style style:name="P281" style:family="paragraph" style:parent-style-name="Standard">
      <style:text-properties style:text-line-through-style="none" style:text-line-through-type="none" style:text-underline-style="none" fo:font-weight="bold" officeooo:rsid="01010856" officeooo:paragraph-rsid="0152476f" style:font-weight-asian="bold" style:font-weight-complex="bold"/>
    </style:style>
    <style:style style:name="P282" style:family="paragraph" style:parent-style-name="Standard">
      <style:text-properties style:text-line-through-style="none" style:text-line-through-type="none" style:text-underline-style="none" fo:font-weight="bold" officeooo:rsid="01698ea4" officeooo:paragraph-rsid="01698ea4" style:font-weight-asian="bold" style:font-weight-complex="bold"/>
    </style:style>
    <style:style style:name="P283" style:family="paragraph" style:parent-style-name="Standard">
      <style:text-properties style:text-line-through-style="none" style:text-line-through-type="none" style:text-underline-style="none" fo:font-weight="bold" officeooo:rsid="016bf17e" officeooo:paragraph-rsid="016bf17e" style:font-weight-asian="bold" style:font-weight-complex="bold"/>
    </style:style>
    <style:style style:name="P284" style:family="paragraph" style:parent-style-name="Standard">
      <style:text-properties style:text-line-through-style="none" style:text-line-through-type="none" style:text-underline-style="none" fo:font-weight="normal" officeooo:rsid="01010856" officeooo:paragraph-rsid="0152476f" style:font-weight-asian="normal" style:font-weight-complex="normal"/>
    </style:style>
    <style:style style:name="P285" style:family="paragraph" style:parent-style-name="Standard">
      <style:text-properties style:text-line-through-style="none" style:text-line-through-type="none" style:text-underline-style="none" fo:font-weight="normal" officeooo:rsid="0102db84" officeooo:paragraph-rsid="0152476f" style:font-weight-asian="normal" style:font-weight-complex="normal"/>
    </style:style>
    <style:style style:name="P286" style:family="paragraph" style:parent-style-name="Standard">
      <style:text-properties style:text-line-through-style="none" style:text-line-through-type="none" style:text-underline-style="none" fo:font-weight="normal" officeooo:rsid="010555d7" officeooo:paragraph-rsid="0152476f" style:font-weight-asian="normal" style:font-weight-complex="normal"/>
    </style:style>
    <style:style style:name="P287" style:family="paragraph" style:parent-style-name="Standard">
      <style:text-properties style:text-line-through-style="none" style:text-line-through-type="none" style:text-underline-style="none" fo:font-weight="normal" officeooo:rsid="0152476f" officeooo:paragraph-rsid="0152476f" style:font-weight-asian="normal" style:font-weight-complex="normal"/>
    </style:style>
    <style:style style:name="P288" style:family="paragraph" style:parent-style-name="Standard">
      <style:text-properties style:text-line-through-style="none" style:text-line-through-type="none" style:text-underline-style="none" fo:font-weight="normal" officeooo:rsid="015589e2" officeooo:paragraph-rsid="015589e2" style:font-weight-asian="normal" style:font-weight-complex="normal"/>
    </style:style>
    <style:style style:name="P289" style:family="paragraph" style:parent-style-name="Standard">
      <style:text-properties style:text-line-through-style="none" style:text-line-through-type="none" style:text-underline-style="none" fo:font-weight="normal" officeooo:rsid="01562e92" officeooo:paragraph-rsid="01562e92" style:font-weight-asian="normal" style:font-weight-complex="normal"/>
    </style:style>
    <style:style style:name="P290" style:family="paragraph" style:parent-style-name="Standard">
      <style:text-properties style:text-line-through-style="none" style:text-line-through-type="none" style:text-underline-style="none" fo:font-weight="normal" officeooo:rsid="0136592b" officeooo:paragraph-rsid="01010856" style:font-weight-asian="normal" style:font-weight-complex="normal"/>
    </style:style>
    <style:style style:name="P291" style:family="paragraph" style:parent-style-name="Standard">
      <style:text-properties style:text-line-through-style="none" style:text-line-through-type="none" style:text-underline-style="none" fo:font-weight="normal" officeooo:rsid="015411e6" officeooo:paragraph-rsid="015411e6" style:font-weight-asian="normal" style:font-weight-complex="normal"/>
    </style:style>
    <style:style style:name="P292" style:family="paragraph" style:parent-style-name="Standard">
      <style:text-properties style:text-line-through-style="none" style:text-line-through-type="none" style:text-underline-style="none" fo:font-weight="normal" officeooo:rsid="0162a956" officeooo:paragraph-rsid="0162a956" style:font-weight-asian="normal" style:font-weight-complex="normal"/>
    </style:style>
    <style:style style:name="P293" style:family="paragraph" style:parent-style-name="Standard">
      <style:text-properties style:text-line-through-style="none" style:text-line-through-type="none" style:text-underline-style="none" fo:font-weight="normal" officeooo:rsid="0164d604" officeooo:paragraph-rsid="0164d604" style:font-weight-asian="normal" style:font-weight-complex="normal"/>
    </style:style>
    <style:style style:name="P294" style:family="paragraph" style:parent-style-name="Standard">
      <style:text-properties style:text-line-through-style="none" style:text-line-through-type="none" style:text-underline-style="none" fo:font-weight="normal" officeooo:rsid="01698ea4" officeooo:paragraph-rsid="01698ea4" style:font-weight-asian="normal" style:font-weight-complex="normal"/>
    </style:style>
    <style:style style:name="P295" style:family="paragraph" style:parent-style-name="Standard">
      <style:text-properties style:text-line-through-style="none" style:text-line-through-type="none" style:text-underline-style="none" fo:font-weight="normal" officeooo:rsid="016bf17e" officeooo:paragraph-rsid="016bf17e" style:font-weight-asian="normal" style:font-weight-complex="normal"/>
    </style:style>
    <style:style style:name="P296" style:family="paragraph" style:parent-style-name="Standard">
      <style:text-properties style:text-line-through-style="none" style:text-line-through-type="none" style:text-underline-style="none" fo:font-weight="normal" officeooo:rsid="016c7aae" officeooo:paragraph-rsid="016c7aae" style:font-weight-asian="normal" style:font-weight-complex="normal"/>
    </style:style>
    <style:style style:name="P297" style:family="paragraph" style:parent-style-name="Standard">
      <style:text-properties style:text-line-through-style="none" style:text-line-through-type="none" style:text-underline-style="none" fo:font-weight="normal" officeooo:rsid="017375f0" officeooo:paragraph-rsid="017375f0" style:font-weight-asian="normal" style:font-weight-complex="normal"/>
    </style:style>
    <style:style style:name="P298" style:family="paragraph" style:parent-style-name="Standard">
      <style:text-properties style:text-line-through-style="none" style:text-line-through-type="none" fo:font-style="italic" style:text-underline-style="none" fo:font-weight="normal" officeooo:rsid="0164d604" officeooo:paragraph-rsid="0164d604" style:font-style-asian="italic" style:font-weight-asian="normal" style:font-style-complex="italic" style:font-weight-complex="normal"/>
    </style:style>
    <style:style style:name="P299" style:family="paragraph" style:parent-style-name="Standard">
      <style:text-properties officeooo:rsid="01784d1d" officeooo:paragraph-rsid="01784d1d"/>
    </style:style>
    <style:style style:name="P300" style:family="paragraph" style:parent-style-name="Contents_20_Heading">
      <style:paragraph-properties fo:break-before="page"/>
    </style:style>
    <style:style style:name="P301" style:family="paragraph" style:parent-style-name="Contents_20_Heading">
      <style:paragraph-properties fo:break-before="page"/>
      <style:text-properties officeooo:paragraph-rsid="00155994"/>
    </style:style>
    <style:style style:name="P302" style:family="paragraph" style:parent-style-name="Contents_20_Heading">
      <style:paragraph-properties fo:break-before="page"/>
      <style:text-properties officeooo:paragraph-rsid="00274ace"/>
    </style:style>
    <style:style style:name="P303" style:family="paragraph" style:parent-style-name="Contents_20_Heading">
      <style:paragraph-properties fo:break-before="page"/>
      <style:text-properties officeooo:paragraph-rsid="0036f174"/>
    </style:style>
    <style:style style:name="P304" style:family="paragraph" style:parent-style-name="Contents_20_Heading">
      <style:paragraph-properties fo:break-before="page"/>
      <style:text-properties officeooo:paragraph-rsid="0054f49f"/>
    </style:style>
    <style:style style:name="P305" style:family="paragraph" style:parent-style-name="Contents_20_Heading">
      <style:paragraph-properties fo:break-before="page"/>
      <style:text-properties officeooo:paragraph-rsid="006da052"/>
    </style:style>
    <style:style style:name="P306" style:family="paragraph" style:parent-style-name="Contents_20_Heading">
      <style:paragraph-properties fo:break-before="page"/>
      <style:text-properties officeooo:paragraph-rsid="00b2217c"/>
    </style:style>
    <style:style style:name="P307" style:family="paragraph" style:parent-style-name="Contents_20_Heading">
      <style:paragraph-properties fo:break-before="page"/>
      <style:text-properties officeooo:paragraph-rsid="00fac792"/>
    </style:style>
    <style:style style:name="P308" style:family="paragraph" style:parent-style-name="Contents_20_Heading">
      <style:paragraph-properties fo:break-before="page"/>
      <style:text-properties officeooo:paragraph-rsid="0161156f"/>
    </style:style>
    <style:style style:name="P309" style:family="paragraph" style:parent-style-name="Text_20_body">
      <style:text-properties fo:font-style="italic" style:font-style-asian="italic" style:font-style-complex="italic"/>
    </style:style>
    <style:style style:name="P310" style:family="paragraph" style:parent-style-name="Text_20_body">
      <style:text-properties officeooo:rsid="0166aec9" officeooo:paragraph-rsid="0166aec9"/>
    </style:style>
    <style:style style:name="P311" style:family="paragraph" style:parent-style-name="Text_20_body">
      <style:text-properties fo:font-weight="bold" officeooo:rsid="0166aec9" officeooo:paragraph-rsid="0166aec9" style:font-weight-asian="bold" style:font-weight-complex="bold"/>
    </style:style>
    <style:style style:name="P312" style:family="paragraph" style:parent-style-name="Text_20_body">
      <style:text-properties fo:font-weight="bold" officeooo:rsid="01714275" officeooo:paragraph-rsid="01714275" style:font-weight-asian="bold" style:font-weight-complex="bold"/>
    </style:style>
    <style:style style:name="P313" style:family="paragraph" style:parent-style-name="Text_20_body">
      <style:text-properties fo:font-weight="bold" officeooo:rsid="01673ea1" officeooo:paragraph-rsid="01673ea1" style:font-weight-asian="bold" style:font-weight-complex="bold"/>
    </style:style>
    <style:style style:name="P314" style:family="paragraph" style:parent-style-name="Text_20_body">
      <style:text-properties fo:font-weight="normal" officeooo:rsid="01690b7b" officeooo:paragraph-rsid="01690b7b" style:font-weight-asian="normal" style:font-weight-complex="normal"/>
    </style:style>
    <style:style style:name="P315" style:family="paragraph" style:parent-style-name="Text_20_body">
      <style:text-properties fo:font-weight="normal" officeooo:rsid="018033ef" officeooo:paragraph-rsid="018033ef" style:font-weight-asian="normal" style:font-weight-complex="normal"/>
    </style:style>
    <style:style style:name="P316" style:family="paragraph" style:parent-style-name="Text_20_body">
      <style:text-properties officeooo:rsid="0172c491" officeooo:paragraph-rsid="0172c491"/>
    </style:style>
    <style:style style:name="P317" style:family="paragraph" style:parent-style-name="Text_20_body">
      <style:text-properties officeooo:rsid="017375f0" officeooo:paragraph-rsid="017375f0"/>
    </style:style>
    <style:style style:name="P318" style:family="paragraph" style:parent-style-name="Text_20_body">
      <style:text-properties officeooo:rsid="017488cc" officeooo:paragraph-rsid="017488cc"/>
    </style:style>
    <style:style style:name="P319" style:family="paragraph" style:parent-style-name="Text_20_body">
      <style:text-properties officeooo:rsid="017b280f" officeooo:paragraph-rsid="017b280f"/>
    </style:style>
    <style:style style:name="P320" style:family="paragraph" style:parent-style-name="Preformatted_20_Text">
      <style:text-properties style:text-line-through-style="none" style:text-line-through-type="none" style:text-underline-style="none" fo:font-weight="normal" officeooo:rsid="01664ac8" officeooo:paragraph-rsid="01664ac8" style:font-weight-asian="normal" style:font-weight-complex="normal"/>
    </style:style>
    <style:style style:name="P321" style:family="paragraph" style:parent-style-name="Preformatted_20_Text">
      <style:text-properties style:text-line-through-style="none" style:text-line-through-type="none" style:text-underline-style="none" fo:font-weight="normal" officeooo:rsid="0166aec9" officeooo:paragraph-rsid="0166aec9" style:font-weight-asian="normal" style:font-weight-complex="normal"/>
    </style:style>
    <style:style style:name="P322" style:family="paragraph" style:parent-style-name="Preformatted_20_Text">
      <style:text-properties style:text-line-through-style="none" style:text-line-through-type="none" style:text-underline-style="none" fo:font-weight="normal" officeooo:rsid="01784d1d" officeooo:paragraph-rsid="01784d1d" style:font-weight-asian="normal" style:font-weight-complex="normal"/>
    </style:style>
    <style:style style:name="P323" style:family="paragraph" style:parent-style-name="Text_20_body">
      <style:text-properties officeooo:rsid="017375f0" officeooo:paragraph-rsid="017375f0"/>
    </style:style>
    <style:style style:name="P324" style:family="paragraph" style:parent-style-name="Text_20_body">
      <style:text-properties fo:font-weight="bold" officeooo:rsid="01714275" officeooo:paragraph-rsid="01714275" style:font-weight-asian="bold" style:font-weight-complex="bold"/>
    </style:style>
    <style:style style:name="P325" style:family="paragraph" style:parent-style-name="Standard" style:list-style-name="L1">
      <style:text-properties officeooo:rsid="0011629e" officeooo:paragraph-rsid="0011629e"/>
    </style:style>
    <style:style style:name="P326" style:family="paragraph" style:parent-style-name="Standard" style:list-style-name="L1">
      <style:text-properties officeooo:rsid="0011629e" officeooo:paragraph-rsid="00155994"/>
    </style:style>
    <style:style style:name="P327" style:family="paragraph" style:parent-style-name="Standard" style:list-style-name="L1">
      <style:text-properties officeooo:rsid="0023324e" officeooo:paragraph-rsid="0023324e"/>
    </style:style>
    <style:style style:name="P328" style:family="paragraph" style:parent-style-name="Standard" style:list-style-name="L1">
      <style:text-properties officeooo:rsid="00155994" officeooo:paragraph-rsid="00155994"/>
    </style:style>
    <style:style style:name="P329" style:family="paragraph" style:parent-style-name="Standard" style:list-style-name="L1">
      <style:text-properties officeooo:rsid="0022f4dc" officeooo:paragraph-rsid="0022f4dc"/>
    </style:style>
    <style:style style:name="P330" style:family="paragraph" style:parent-style-name="Standard" style:list-style-name="L1">
      <style:text-properties officeooo:rsid="00274ace" officeooo:paragraph-rsid="00274ace"/>
    </style:style>
    <style:style style:name="P331" style:family="paragraph" style:parent-style-name="Standard" style:list-style-name="L1">
      <style:text-properties officeooo:rsid="00372235" officeooo:paragraph-rsid="00372235"/>
    </style:style>
    <style:style style:name="P332" style:family="paragraph" style:parent-style-name="Standard" style:list-style-name="L1">
      <style:text-properties officeooo:rsid="004f4976" officeooo:paragraph-rsid="004f4976"/>
    </style:style>
    <style:style style:name="P333" style:family="paragraph" style:parent-style-name="Standard" style:list-style-name="L1">
      <style:text-properties style:text-underline-style="none" fo:font-weight="normal" officeooo:rsid="0054f49f" officeooo:paragraph-rsid="0054f49f" style:font-weight-asian="normal" style:font-weight-complex="normal"/>
    </style:style>
    <style:style style:name="P334" style:family="paragraph" style:parent-style-name="Standard" style:list-style-name="L1">
      <style:text-properties style:text-underline-style="none" fo:font-weight="normal" officeooo:rsid="0056a028" officeooo:paragraph-rsid="0056a028" style:font-weight-asian="normal" style:font-weight-complex="normal"/>
    </style:style>
    <style:style style:name="P335" style:family="paragraph" style:parent-style-name="Standard" style:list-style-name="L1">
      <style:text-properties style:text-underline-style="none" fo:font-weight="normal" officeooo:rsid="0056fe6b" officeooo:paragraph-rsid="0056fe6b" style:font-weight-asian="normal" style:font-weight-complex="normal"/>
    </style:style>
    <style:style style:name="P336" style:family="paragraph" style:parent-style-name="Standard" style:list-style-name="L1">
      <style:text-properties style:text-underline-style="none" fo:font-weight="normal" officeooo:rsid="0070ef7b" officeooo:paragraph-rsid="0070ef7b" style:font-weight-asian="normal" style:font-weight-complex="normal"/>
    </style:style>
    <style:style style:name="P337" style:family="paragraph" style:parent-style-name="Standard" style:list-style-name="L1">
      <style:text-properties style:text-underline-style="none" fo:font-weight="normal" officeooo:rsid="007132a0" officeooo:paragraph-rsid="007132a0" style:font-weight-asian="normal" style:font-weight-complex="normal"/>
    </style:style>
    <style:style style:name="P338" style:family="paragraph" style:parent-style-name="Standard" style:list-style-name="L1">
      <style:text-properties style:text-underline-style="none" fo:font-weight="normal" officeooo:rsid="00728b8c" officeooo:paragraph-rsid="00728b8c" style:font-weight-asian="normal" style:font-weight-complex="normal"/>
    </style:style>
    <style:style style:name="P339" style:family="paragraph" style:parent-style-name="Standard" style:list-style-name="L1">
      <style:text-properties style:text-underline-style="none" fo:font-weight="normal" officeooo:rsid="00b2217c" officeooo:paragraph-rsid="00b2217c" style:font-weight-asian="normal" style:font-weight-complex="normal"/>
    </style:style>
    <style:style style:name="P340" style:family="paragraph" style:parent-style-name="Standard" style:list-style-name="L1">
      <style:text-properties style:text-underline-style="none" fo:font-weight="normal" officeooo:rsid="00fafc5a" officeooo:paragraph-rsid="00fafc5a" style:font-weight-asian="normal" style:font-weight-complex="normal"/>
    </style:style>
    <style:style style:name="P341" style:family="paragraph" style:parent-style-name="Standard" style:list-style-name="L1">
      <style:text-properties style:text-underline-style="none" fo:font-weight="normal" officeooo:rsid="015072c2" officeooo:paragraph-rsid="015072c2" style:font-weight-asian="normal" style:font-weight-complex="normal"/>
    </style:style>
    <style:style style:name="P342" style:family="paragraph" style:parent-style-name="Standard" style:list-style-name="L1">
      <style:text-properties style:text-line-through-style="none" style:text-line-through-type="none" style:text-underline-style="none" fo:font-weight="normal" officeooo:rsid="0162a956" officeooo:paragraph-rsid="0162a956" style:font-weight-asian="normal" style:font-weight-complex="normal"/>
    </style:style>
    <style:style style:name="P343" style:family="paragraph" style:parent-style-name="Standard" style:list-style-name="L1">
      <style:text-properties style:text-line-through-style="none" style:text-line-through-type="none" style:text-underline-style="none" fo:font-weight="normal" officeooo:rsid="01673ea1" officeooo:paragraph-rsid="01673ea1" style:font-weight-asian="normal" style:font-weight-complex="normal"/>
    </style:style>
    <style:style style:name="P344" style:family="paragraph" style:parent-style-name="Standard">
      <style:text-properties style:text-line-through-style="none" style:text-line-through-type="none" style:text-underline-style="none" fo:font-weight="bold" officeooo:rsid="016dbf10" officeooo:paragraph-rsid="01836753" style:font-weight-asian="bold" style:font-weight-complex="bold"/>
    </style:style>
    <style:style style:name="P345" style:family="paragraph" style:parent-style-name="Standard">
      <style:text-properties officeooo:rsid="01845ceb" officeooo:paragraph-rsid="01845ceb"/>
    </style:style>
    <style:style style:name="P346" style:family="paragraph" style:parent-style-name="Standard">
      <style:text-properties officeooo:rsid="01855457" officeooo:paragraph-rsid="01855457"/>
    </style:style>
    <style:style style:name="P347" style:family="paragraph" style:parent-style-name="Standard">
      <style:text-properties officeooo:rsid="018748ae" officeooo:paragraph-rsid="018748ae"/>
    </style:style>
    <style:style style:name="P348" style:family="paragraph" style:parent-style-name="Standard">
      <style:text-properties officeooo:rsid="0187cacf" officeooo:paragraph-rsid="0187cacf"/>
    </style:style>
    <style:style style:name="P349" style:family="paragraph" style:parent-style-name="Standard">
      <style:text-properties officeooo:rsid="01894a68" officeooo:paragraph-rsid="01894a68"/>
    </style:style>
    <style:style style:name="P350" style:family="paragraph" style:parent-style-name="Standard">
      <style:text-properties fo:font-weight="bold" officeooo:rsid="01894a68" officeooo:paragraph-rsid="01894a68" style:font-weight-asian="bold" style:font-weight-complex="bold"/>
    </style:style>
    <style:style style:name="P351" style:family="paragraph" style:parent-style-name="Preformatted_20_Text">
      <style:text-properties style:text-line-through-style="none" style:text-line-through-type="none" style:text-underline-style="none" fo:font-weight="normal" officeooo:rsid="00fe8914" officeooo:paragraph-rsid="0164d604" style:font-weight-asian="normal" style:font-weight-complex="normal"/>
    </style:style>
    <style:style style:name="P352" style:family="paragraph" style:parent-style-name="Preformatted_20_Text">
      <style:text-properties style:text-line-through-style="none" style:text-line-through-type="none" style:text-underline-style="none" fo:font-weight="normal" officeooo:rsid="01845ceb" officeooo:paragraph-rsid="01845ceb" style:font-weight-asian="normal" style:font-weight-complex="normal"/>
    </style:style>
    <style:style style:name="P353" style:family="paragraph" style:parent-style-name="Preformatted_20_Text">
      <style:text-properties style:text-line-through-style="none" style:text-line-through-type="none" style:text-underline-style="none" fo:font-weight="bold" officeooo:rsid="01845ceb" officeooo:paragraph-rsid="01845ceb" style:font-weight-asian="bold" style:font-weight-complex="bold"/>
    </style:style>
    <style:style style:name="T1" style:family="text">
      <style:text-properties officeooo:rsid="0005e566"/>
    </style:style>
    <style:style style:name="T2" style:family="text">
      <style:text-properties officeooo:rsid="0007d1e2"/>
    </style:style>
    <style:style style:name="T3" style:family="text">
      <style:text-properties officeooo:rsid="000c6633"/>
    </style:style>
    <style:style style:name="T4" style:family="text">
      <style:text-properties officeooo:rsid="000d40f9"/>
    </style:style>
    <style:style style:name="T5" style:family="text">
      <style:text-properties officeooo:rsid="00108cd3"/>
    </style:style>
    <style:style style:name="T6" style:family="text">
      <style:text-properties officeooo:rsid="00145c6c"/>
    </style:style>
    <style:style style:name="T7" style:family="text">
      <style:text-properties officeooo:rsid="00155994"/>
    </style:style>
    <style:style style:name="T8" style:family="text">
      <style:text-properties officeooo:rsid="0019099e"/>
    </style:style>
    <style:style style:name="T9" style:family="text">
      <style:text-properties officeooo:rsid="001d21da"/>
    </style:style>
    <style:style style:name="T10" style:family="text">
      <style:text-properties officeooo:rsid="001dc79b"/>
    </style:style>
    <style:style style:name="T11" style:family="text">
      <style:text-properties officeooo:rsid="0020ae94"/>
    </style:style>
    <style:style style:name="T12" style:family="text">
      <style:text-properties officeooo:rsid="00214ed2"/>
    </style:style>
    <style:style style:name="T13" style:family="text">
      <style:text-properties officeooo:rsid="0024e2f4"/>
    </style:style>
    <style:style style:name="T14" style:family="text">
      <style:text-properties officeooo:rsid="00271abd"/>
    </style:style>
    <style:style style:name="T15" style:family="text">
      <style:text-properties officeooo:rsid="00274ace"/>
    </style:style>
    <style:style style:name="T16" style:family="text">
      <style:text-properties officeooo:rsid="002be6ca"/>
    </style:style>
    <style:style style:name="T17" style:family="text">
      <style:text-properties officeooo:rsid="002c82bd"/>
    </style:style>
    <style:style style:name="T18" style:family="text">
      <style:text-properties officeooo:rsid="00315487"/>
    </style:style>
    <style:style style:name="T19" style:family="text">
      <style:text-properties officeooo:rsid="0032de92"/>
    </style:style>
    <style:style style:name="T20" style:family="text">
      <style:text-properties officeooo:rsid="0035e75f"/>
    </style:style>
    <style:style style:name="T21" style:family="text">
      <style:text-properties officeooo:rsid="0036f174"/>
    </style:style>
    <style:style style:name="T22" style:family="text">
      <style:text-properties officeooo:rsid="003bb357"/>
    </style:style>
    <style:style style:name="T23" style:family="text">
      <style:text-properties officeooo:rsid="003d77ad"/>
    </style:style>
    <style:style style:name="T24" style:family="text">
      <style:text-properties officeooo:rsid="0041a438"/>
    </style:style>
    <style:style style:name="T25" style:family="text">
      <style:text-properties officeooo:rsid="00433e85"/>
    </style:style>
    <style:style style:name="T26" style:family="text">
      <style:text-properties officeooo:rsid="0044fd90"/>
    </style:style>
    <style:style style:name="T27" style:family="text">
      <style:text-properties style:text-underline-style="none"/>
    </style:style>
    <style:style style:name="T28" style:family="text">
      <style:text-properties officeooo:rsid="004a3a52"/>
    </style:style>
    <style:style style:name="T29" style:family="text">
      <style:text-properties officeooo:rsid="004b993e"/>
    </style:style>
    <style:style style:name="T30" style:family="text">
      <style:text-properties officeooo:rsid="004ca338"/>
    </style:style>
    <style:style style:name="T31" style:family="text">
      <style:text-properties officeooo:rsid="00529072"/>
    </style:style>
    <style:style style:name="T32" style:family="text">
      <style:text-properties officeooo:rsid="0054f49f"/>
    </style:style>
    <style:style style:name="T33" style:family="text">
      <style:text-properties officeooo:rsid="0056a028"/>
    </style:style>
    <style:style style:name="T34" style:family="text">
      <style:text-properties fo:font-weight="bold" style:font-weight-asian="bold" style:font-weight-complex="bold"/>
    </style:style>
    <style:style style:name="T35" style:family="text">
      <style:text-properties fo:font-weight="bold" officeooo:rsid="005bb8a9" style:font-weight-asian="bold" style:font-weight-complex="bold"/>
    </style:style>
    <style:style style:name="T36" style:family="text">
      <style:text-properties fo:font-weight="bold" officeooo:rsid="005c81a5" style:font-weight-asian="bold" style:font-weight-complex="bold"/>
    </style:style>
    <style:style style:name="T37" style:family="text">
      <style:text-properties fo:font-weight="bold" officeooo:rsid="005cdba2" style:font-weight-asian="bold" style:font-weight-complex="bold"/>
    </style:style>
    <style:style style:name="T38" style:family="text">
      <style:text-properties fo:font-weight="bold" officeooo:rsid="0066f4d9" style:font-weight-asian="bold" style:font-weight-complex="bold"/>
    </style:style>
    <style:style style:name="T39" style:family="text">
      <style:text-properties fo:font-weight="bold" officeooo:rsid="00766799" style:font-weight-asian="bold" style:font-weight-complex="bold"/>
    </style:style>
    <style:style style:name="T40" style:family="text">
      <style:text-properties fo:font-weight="bold" officeooo:rsid="008a8c6a" style:font-weight-asian="bold" style:font-weight-complex="bold"/>
    </style:style>
    <style:style style:name="T41" style:family="text">
      <style:text-properties fo:font-weight="bold" officeooo:rsid="009a7852" style:font-weight-asian="bold" style:font-weight-complex="bold"/>
    </style:style>
    <style:style style:name="T42" style:family="text">
      <style:text-properties fo:font-weight="bold" officeooo:rsid="00a7cbd9" style:font-weight-asian="bold" style:font-weight-complex="bold"/>
    </style:style>
    <style:style style:name="T43" style:family="text">
      <style:text-properties fo:font-weight="bold" officeooo:rsid="00ad5352" style:font-weight-asian="bold" style:font-weight-complex="bold"/>
    </style:style>
    <style:style style:name="T44" style:family="text">
      <style:text-properties fo:font-weight="bold" officeooo:rsid="00cf0973" style:font-weight-asian="bold" style:font-weight-complex="bold"/>
    </style:style>
    <style:style style:name="T45" style:family="text">
      <style:text-properties fo:font-weight="bold" officeooo:rsid="00d11ea1" style:font-weight-asian="bold" style:font-weight-complex="bold"/>
    </style:style>
    <style:style style:name="T46" style:family="text">
      <style:text-properties fo:font-weight="bold" officeooo:rsid="00d9c90d" style:font-weight-asian="bold" style:font-weight-complex="bold"/>
    </style:style>
    <style:style style:name="T47" style:family="text">
      <style:text-properties fo:font-weight="bold" officeooo:rsid="00e26c26" style:font-weight-asian="bold" style:font-weight-complex="bold"/>
    </style:style>
    <style:style style:name="T48" style:family="text">
      <style:text-properties fo:font-weight="bold" officeooo:rsid="00e5b12c" style:font-weight-asian="bold" style:font-weight-complex="bold"/>
    </style:style>
    <style:style style:name="T49" style:family="text">
      <style:text-properties fo:font-weight="bold" officeooo:rsid="016aaff6" style:font-weight-asian="bold" style:font-weight-complex="bold"/>
    </style:style>
    <style:style style:name="T50" style:family="text">
      <style:text-properties officeooo:rsid="005bb8a9"/>
    </style:style>
    <style:style style:name="T51" style:family="text">
      <style:text-properties officeooo:rsid="005c81a5"/>
    </style:style>
    <style:style style:name="T52" style:family="text">
      <style:text-properties officeooo:rsid="005cdba2"/>
    </style:style>
    <style:style style:name="T53" style:family="text">
      <style:text-properties officeooo:rsid="00601bde"/>
    </style:style>
    <style:style style:name="T54" style:family="text">
      <style:text-properties officeooo:rsid="006182ed"/>
    </style:style>
    <style:style style:name="T55" style:family="text">
      <style:text-properties officeooo:rsid="00643544"/>
    </style:style>
    <style:style style:name="T56" style:family="text">
      <style:text-properties officeooo:rsid="006a0c3f"/>
    </style:style>
    <style:style style:name="T57" style:family="text">
      <style:text-properties officeooo:rsid="006ae2d1"/>
    </style:style>
    <style:style style:name="T58" style:family="text">
      <style:text-properties officeooo:rsid="006da052"/>
    </style:style>
    <style:style style:name="T59" style:family="text">
      <style:text-properties officeooo:rsid="006eb829"/>
    </style:style>
    <style:style style:name="T60" style:family="text">
      <style:text-properties officeooo:rsid="007132a0"/>
    </style:style>
    <style:style style:name="T61" style:family="text">
      <style:text-properties officeooo:rsid="00751308"/>
    </style:style>
    <style:style style:name="T62" style:family="text">
      <style:text-properties officeooo:rsid="007646af"/>
    </style:style>
    <style:style style:name="T63" style:family="text">
      <style:text-properties officeooo:rsid="00766799"/>
    </style:style>
    <style:style style:name="T64" style:family="text">
      <style:text-properties officeooo:rsid="00773f00"/>
    </style:style>
    <style:style style:name="T65" style:family="text">
      <style:text-properties officeooo:rsid="007884b9"/>
    </style:style>
    <style:style style:name="T66" style:family="text">
      <style:text-properties officeooo:rsid="007d0faf"/>
    </style:style>
    <style:style style:name="T67" style:family="text">
      <style:text-properties officeooo:rsid="007d9985"/>
    </style:style>
    <style:style style:name="T68" style:family="text">
      <style:text-properties officeooo:rsid="007de383"/>
    </style:style>
    <style:style style:name="T69" style:family="text">
      <style:text-properties officeooo:rsid="00825260"/>
    </style:style>
    <style:style style:name="T70" style:family="text">
      <style:text-properties officeooo:rsid="0086db54"/>
    </style:style>
    <style:style style:name="T71" style:family="text">
      <style:text-properties officeooo:rsid="00899b7d"/>
    </style:style>
    <style:style style:name="T72" style:family="text">
      <style:text-properties style:text-underline-style="solid" style:text-underline-width="auto" style:text-underline-color="font-color" officeooo:rsid="007de383"/>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1591340" style:font-weight-asian="bold" style:font-weight-complex="bold"/>
    </style:style>
    <style:style style:name="T75" style:family="text">
      <style:text-properties officeooo:rsid="008a8c6a"/>
    </style:style>
    <style:style style:name="T76" style:family="text">
      <style:text-properties officeooo:rsid="008e4106"/>
    </style:style>
    <style:style style:name="T77" style:family="text">
      <style:text-properties fo:font-weight="normal" style:font-weight-asian="normal" style:font-weight-complex="normal"/>
    </style:style>
    <style:style style:name="T78" style:family="text">
      <style:text-properties fo:font-weight="normal" officeooo:rsid="00994e63" style:font-weight-asian="normal" style:font-weight-complex="normal"/>
    </style:style>
    <style:style style:name="T79" style:family="text">
      <style:text-properties fo:font-weight="normal" officeooo:rsid="009fc027" style:font-weight-asian="normal" style:font-weight-complex="normal"/>
    </style:style>
    <style:style style:name="T80" style:family="text">
      <style:text-properties fo:font-weight="normal" officeooo:rsid="00a1f168" style:font-weight-asian="normal" style:font-weight-complex="normal"/>
    </style:style>
    <style:style style:name="T81" style:family="text">
      <style:text-properties fo:font-weight="normal" officeooo:rsid="00a389a4" style:font-weight-asian="normal" style:font-weight-complex="normal"/>
    </style:style>
    <style:style style:name="T82" style:family="text">
      <style:text-properties fo:font-weight="normal" officeooo:rsid="00a4e4a8" style:font-weight-asian="normal" style:font-weight-complex="normal"/>
    </style:style>
    <style:style style:name="T83" style:family="text">
      <style:text-properties fo:font-weight="normal" officeooo:rsid="00b6563d" style:font-weight-asian="normal" style:font-weight-complex="normal"/>
    </style:style>
    <style:style style:name="T84" style:family="text">
      <style:text-properties fo:font-weight="normal" officeooo:rsid="00b7bcec" style:font-weight-asian="normal" style:font-weight-complex="normal"/>
    </style:style>
    <style:style style:name="T85" style:family="text">
      <style:text-properties fo:font-weight="normal" officeooo:rsid="00b8243e" style:font-weight-asian="normal" style:font-weight-complex="normal"/>
    </style:style>
    <style:style style:name="T86" style:family="text">
      <style:text-properties fo:font-weight="normal" officeooo:rsid="00bbbe41" style:font-weight-asian="normal" style:font-weight-complex="normal"/>
    </style:style>
    <style:style style:name="T87" style:family="text">
      <style:text-properties fo:font-weight="normal" officeooo:rsid="00bfdb0e" style:font-weight-asian="normal" style:font-weight-complex="normal"/>
    </style:style>
    <style:style style:name="T88" style:family="text">
      <style:text-properties fo:font-weight="normal" officeooo:rsid="010a9fa2" style:font-weight-asian="normal" style:font-weight-complex="normal"/>
    </style:style>
    <style:style style:name="T89" style:family="text">
      <style:text-properties fo:font-weight="normal" officeooo:rsid="01208ed7" style:font-weight-asian="normal" style:font-weight-complex="normal"/>
    </style:style>
    <style:style style:name="T90" style:family="text">
      <style:text-properties fo:font-weight="normal" officeooo:rsid="012a2a01" style:font-weight-asian="normal" style:font-weight-complex="normal"/>
    </style:style>
    <style:style style:name="T91" style:family="text">
      <style:text-properties fo:font-weight="normal" officeooo:rsid="012e624b" style:font-weight-asian="normal" style:font-weight-complex="normal"/>
    </style:style>
    <style:style style:name="T92" style:family="text">
      <style:text-properties officeooo:rsid="00994e63"/>
    </style:style>
    <style:style style:name="T93" style:family="text">
      <style:text-properties officeooo:rsid="009a7852"/>
    </style:style>
    <style:style style:name="T94" style:family="text">
      <style:text-properties officeooo:rsid="00a389a4"/>
    </style:style>
    <style:style style:name="T95" style:family="text">
      <style:text-properties officeooo:rsid="00a7cbd9"/>
    </style:style>
    <style:style style:name="T96" style:family="text">
      <style:text-properties officeooo:rsid="00b02c72"/>
    </style:style>
    <style:style style:name="T97" style:family="text">
      <style:text-properties officeooo:rsid="00b06de6"/>
    </style:style>
    <style:style style:name="T98" style:family="text">
      <style:text-properties officeooo:rsid="00b1ba70"/>
    </style:style>
    <style:style style:name="T99" style:family="text">
      <style:text-properties officeooo:rsid="00b2217c"/>
    </style:style>
    <style:style style:name="T100" style:family="text">
      <style:text-properties officeooo:rsid="00b44727"/>
    </style:style>
    <style:style style:name="T101" style:family="text">
      <style:text-properties officeooo:rsid="00d11ea1"/>
    </style:style>
    <style:style style:name="T102" style:family="text">
      <style:text-properties officeooo:rsid="00d9c90d"/>
    </style:style>
    <style:style style:name="T103" style:family="text">
      <style:text-properties officeooo:rsid="00e1341d"/>
    </style:style>
    <style:style style:name="T104" style:family="text">
      <style:text-properties officeooo:rsid="00e26c26"/>
    </style:style>
    <style:style style:name="T105" style:family="text">
      <style:text-properties officeooo:rsid="00e5b12c"/>
    </style:style>
    <style:style style:name="T106" style:family="text">
      <style:text-properties officeooo:rsid="00e60d70"/>
    </style:style>
    <style:style style:name="T107" style:family="text">
      <style:text-properties officeooo:rsid="00e76879"/>
    </style:style>
    <style:style style:name="T108" style:family="text">
      <style:text-properties style:text-line-through-style="solid" style:text-line-through-type="single" officeooo:rsid="00e76879"/>
    </style:style>
    <style:style style:name="T109" style:family="text">
      <style:text-properties officeooo:rsid="00eecb5c"/>
    </style:style>
    <style:style style:name="T110" style:family="text">
      <style:text-properties officeooo:rsid="00effee3"/>
    </style:style>
    <style:style style:name="T111" style:family="text">
      <style:text-properties officeooo:rsid="00f02333"/>
    </style:style>
    <style:style style:name="T112" style:family="text">
      <style:text-properties officeooo:rsid="00f820d3"/>
    </style:style>
    <style:style style:name="T113" style:family="text">
      <style:text-properties officeooo:rsid="00fac792"/>
    </style:style>
    <style:style style:name="T114" style:family="text">
      <style:text-properties officeooo:rsid="010035c5"/>
    </style:style>
    <style:style style:name="T115" style:family="text">
      <style:text-properties officeooo:rsid="01040b84"/>
    </style:style>
    <style:style style:name="T116" style:family="text">
      <style:text-properties officeooo:rsid="010c38d7"/>
    </style:style>
    <style:style style:name="T117" style:family="text">
      <style:text-properties officeooo:rsid="011d07f0"/>
    </style:style>
    <style:style style:name="T118" style:family="text">
      <style:text-properties officeooo:rsid="011ec99d"/>
    </style:style>
    <style:style style:name="T119" style:family="text">
      <style:text-properties officeooo:rsid="012273e6"/>
    </style:style>
    <style:style style:name="T120" style:family="text">
      <style:text-properties officeooo:rsid="01344c37"/>
    </style:style>
    <style:style style:name="T121" style:family="text">
      <style:text-properties officeooo:rsid="01406cf9"/>
    </style:style>
    <style:style style:name="T122" style:family="text">
      <style:text-properties officeooo:rsid="0140afbc"/>
    </style:style>
    <style:style style:name="T123" style:family="text">
      <style:text-properties officeooo:rsid="0141eb77"/>
    </style:style>
    <style:style style:name="T124" style:family="text">
      <style:text-properties officeooo:rsid="01471080"/>
    </style:style>
    <style:style style:name="T125" style:family="text">
      <style:text-properties officeooo:rsid="0149b742"/>
    </style:style>
    <style:style style:name="T126" style:family="text">
      <style:text-properties officeooo:rsid="014a58c6"/>
    </style:style>
    <style:style style:name="T127" style:family="text">
      <style:text-properties officeooo:rsid="0161156f"/>
    </style:style>
    <style:style style:name="T128" style:family="text">
      <style:text-properties officeooo:rsid="01714275"/>
    </style:style>
    <style:style style:name="T129" style:family="text">
      <style:text-properties officeooo:rsid="0171625d"/>
    </style:style>
    <style:style style:name="T130" style:family="text">
      <style:text-properties officeooo:rsid="01784d1d"/>
    </style:style>
    <style:style style:name="T131" style:family="text">
      <style:text-properties officeooo:rsid="017cff5c"/>
    </style:style>
    <style:style style:name="T132" style:family="text">
      <style:text-properties officeooo:rsid="0181793b"/>
    </style:style>
    <style:style style:name="T133" style:family="text">
      <style:text-properties officeooo:rsid="01836753"/>
    </style:style>
    <style:style style:name="T134" style:family="text">
      <style:text-properties officeooo:rsid="018a8ac3"/>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S GODOT ROGUELIKE</text:p>
      <text:p text:style-name="P1"/>
      <text:p text:style-name="Contents_20_Heading"/>
      <text:p text:style-name="P300">Step 1 - <text:span text:style-name="T6">Let's Crawl!</text:span></text:p>
      <text:p text:style-name="P8">Goals:</text:p>
      <text:list xml:id="list2626035012570255335" text:style-name="L1">
        <text:list-item>
          <text:p text:style-name="P325">Set up new project</text:p>
        </text:list-item>
        <text:list-item>
          <text:p text:style-name="P327">Define file structure</text:p>
        </text:list-item>
        <text:list-item>
          <text:p text:style-name="P325">Build a Map</text:p>
        </text:list-item>
        <text:list-item>
          <text:p text:style-name="P325">Build a Player</text:p>
        </text:list-item>
        <text:list-item>
          <text:p text:style-name="P325">Move Player around Map; step across floors, collide with walls</text:p>
        </text:list-item>
      </text:list>
      <text:p text:style-name="P1">New Project</text:p>
      <text:p text:style-name="P1">-Project Settings: Image Loader: Disable Filter/Mipmaps</text:p>
      <text:p text:style-name="P1"/>
      <text:p text:style-name="P23">File Structure</text:p>
      <text:p text:style-name="P23"><text:tab/>Because of how Godot handles file dependencies, moving files around in your project folder leads to broken dependencies that need to be fixed. So we want to establish a good file structure early, and stick to it as best we can.</text:p>
      <text:p text:style-name="P23">-No game files in the root folder: Everything has a folder to live in</text:p>
      <text:p text:style-name="P23">-Scenes get dedicated folders: Foo.tscn/Foo.gd go into <text:span text:style-name="T14">res://</text:span>scenes/Foo/Foo.tscn .. Foo.gd</text:p>
      <text:p text:style-name="P23"/>
      <text:p text:style-name="P23">global: Singleton scripts</text:p>
      <text:p text:style-name="P23">graphics: All graphics</text:p>
      <text:p text:style-name="P23"><text:tab/>dungeon: Dungeon tiles</text:p>
      <text:p text:style-name="P23"><text:tab/><text:tab/>floors</text:p>
      <text:p text:style-name="P23"><text:tab/><text:tab/>walls</text:p>
      <text:p text:style-name="P23"><text:tab/>monster: Monster/NPC tiles</text:p>
      <text:p text:style-name="P23"><text:tab/>player: Player-specific tiles</text:p>
      <text:p text:style-name="P24">objects: Object-specific scenes/scripts</text:p>
      <text:p text:style-name="P24"><text:tab/>components: Generic Object and component scenes</text:p>
      <text:p text:style-name="P24"><text:tab/><text:span text:style-name="T13">monsters: Monster/NPC scenes</text:span></text:p>
      <text:p text:style-name="P24"><text:tab/><text:span text:style-name="T13">player: Player scene</text:span></text:p>
      <text:p text:style-name="P25">scenes: "Stage" type scenes (non-Object, non-GUI, etc)</text:p>
      <text:p text:style-name="P25"><text:tab/>Map: Map scene</text:p>
      <text:p text:style-name="P26">tilesets: Tileset edit scenes and tileset resources</text:p>
      <text:p text:style-name="P26"/>
      <text:p text:style-name="P1"/>
      <text:p text:style-name="P2">Graphics</text:p>
      <text:p text:style-name="P2">graphics/dungeon/wall: Wall Tile</text:p>
      <text:p text:style-name="P2">graphics/dungeon/floor: Floor Tile</text:p>
      <text:p text:style-name="P2">graphics/player/base Human Sprite</text:p>
      <text:p text:style-name="P3">graphics/player/base <text:span text:style-name="T1">Shadow</text:span> Sprite</text:p>
      <text:p text:style-name="P3"/>
      <text:p text:style-name="P4">Tile Scene</text:p>
      <text:p text:style-name="P4">-tileset with Wall/Floor tiles</text:p>
      <text:p text:style-name="P3"/>
      <text:p text:style-name="P4">Map Scene</text:p>
      <text:p text:style-name="P4">-TileMap: size 32x32, BasicTiles</text:p>
      <text:p text:style-name="P4">-Paint a Map, fun n easy</text:p>
      <text:p text:style-name="P4">-<text:span text:style-name="T3">Project Settings: set as main_scene</text:span></text:p>
      <text:p text:style-name="P4"/>
      <text:p text:style-name="P4"><text:soft-page-break/>Player Scene</text:p>
      <text:p text:style-name="P4">-Node2D "Player"</text:p>
      <text:p text:style-name="P4">--Sprite "Sprite" Human sprite</text:p>
      <text:p text:style-name="P4">--Sprite "Shadow" behind parent</text:p>
      <text:p text:style-name="P6">(instance into Map)</text:p>
      <text:p text:style-name="P4">-<text:span text:style-name="T2">Script:</text:span></text:p>
      <text:p text:style-name="P4"><text:tab/><text:span text:style-name="T5">global map ref</text:span></text:p>
      <text:p text:style-name="P4"><text:tab/><text:span text:style-name="T2">process input (arrow keys)</text:span></text:p>
      <text:p text:style-name="P4"><text:tab/><text:span text:style-name="T2">set_position based on map parent</text:span></text:p>
      <text:p text:style-name="P4"/>
      <text:p text:style-name="P5"><text:tab/><text:span text:style-name="T4">get_map_pos()</text:span></text:p>
      <text:p text:style-name="P17"><text:tab/>set_map_pos(cell)</text:p>
      <text:p text:style-name="P4"><text:tab/><text:span text:style-name="T5">step(dir)</text:span></text:p>
      <text:p text:style-name="P4"/>
      <text:p text:style-name="P7">Map Scene</text:p>
      <text:p text:style-name="P7">-Script:</text:p>
      <text:p text:style-name="P7"><text:tab/>return blocked status of a cell</text:p>
      <text:p text:style-name="P7"><text:tab/></text:p>
      <text:p text:style-name="P7"><text:tab/>is_blocked(cell)</text:p>
      <text:p text:style-name="P7"/>
      <text:p text:style-name="P7">Player Scene</text:p>
      <text:p text:style-name="P7">-add map.is_blocked() check to step()</text:p>
      <text:p text:style-name="P301">Step <text:span text:style-name="T7">2</text:span> - <text:span text:style-name="T7">Generalize</text:span></text:p>
      <text:p text:style-name="P9">Goals:</text:p>
      <text:list xml:id="list113319386391082" text:continue-numbering="true" text:style-name="L1">
        <text:list-item>
          <text:p text:style-name="P328">Build RPG singleton</text:p>
        </text:list-item>
        <text:list-item>
          <text:p text:style-name="P328">Mutate Player to general Object</text:p>
        </text:list-item>
        <text:list-item>
          <text:p text:style-name="P326">Build a<text:span text:style-name="T7">nother object</text:span></text:p>
        </text:list-item>
        <text:list-item>
          <text:p text:style-name="P329">Blocking objects provide collision</text:p>
        </text:list-item>
      </text:list>
      <text:p text:style-name="P9"/>
      <text:p text:style-name="P18">RPG.gd singleton <text:span text:style-name="T10">(global/RPG.gd)</text:span></text:p>
      <text:p text:style-name="P18"><text:tab/>global pointers</text:p>
      <text:p text:style-name="P18"><text:tab/><text:tab/>map</text:p>
      <text:p text:style-name="P18"><text:tab/><text:tab/>player</text:p>
      <text:p text:style-name="P18"/>
      <text:p text:style-name="P21">Object component <text:span text:style-name="T10">(objects/components/Object)</text:span></text:p>
      <text:p text:style-name="P18"><text:tab/>Save Player.tscn as Object.tscn <text:span text:style-name="T8">(delete Shadow sprite)</text:span></text:p>
      <text:p text:style-name="P18"><text:tab/>Save Player.gd as Object.gd <text:span text:style-name="T12">(delete Player.gd)</text:span></text:p>
      <text:p text:style-name="P21"><text:tab/>add to group 'objects'</text:p>
      <text:p text:style-name="P18"/>
      <text:p text:style-name="P18">Controller component <text:span text:style-name="T10">(objects/components/Controller)</text:span></text:p>
      <text:p text:style-name="P18">Node: Script</text:p>
      <text:p text:style-name="P18"><text:tab/>-var object = get_parent() <text:s/>pointer to parent Object</text:p>
      <text:p text:style-name="P18"><text:tab/>-Cut/paste _ready() and _input() from Object.gd to Controller.gd</text:p>
      <text:p text:style-name="P18"><text:tab/>-Modify code to apply movement to object</text:p>
      <text:p text:style-name="P18"/>
      <text:p text:style-name="P19">Re-factor Player scene <text:span text:style-name="T10">(objects/Player)</text:span></text:p>
      <text:p text:style-name="P19"><text:tab/>base Object</text:p>
      <text:p text:style-name="P19"><text:tab/>Controller component</text:p>
      <text:p text:style-name="P19"/>
      <text:p text:style-name="P20">Object script</text:p>
      <text:p text:style-name="P20"><text:tab/><text:span text:style-name="T9">export </text:span>var name</text:p>
      <text:p text:style-name="P20"><text:tab/><text:span text:style-name="T9">export </text:span>var blocks_movement</text:p>
      <text:p text:style-name="P20"/>
      <text:p text:style-name="P22">Map script</text:p>
      <text:p text:style-name="P22"><text:tab/>include blocking objects in is_blocked()</text:p>
      <text:p text:style-name="P22"><text:tab/><text:tab/><text:span text:style-name="T11">get_objects_in_cell(cell)</text:span></text:p>
      <text:p text:style-name="P22"><text:tab/>is_blocked() becomes is_wall()</text:p>
      <text:p text:style-name="P302">Step <text:span text:style-name="T15">3</text:span> – <text:span text:style-name="T15">Dungeon Generator</text:span></text:p>
      <text:p text:style-name="P10">Goals:</text:p>
      <text:list xml:id="list113318441392504" text:continue-numbering="true" text:style-name="L1">
        <text:list-item>
          <text:p text:style-name="P330">Give Player a camera, torch &amp; improved Controller</text:p>
        </text:list-item>
        <text:list-item>
          <text:p text:style-name="P330">Build DungeonGen singleton</text:p>
        </text:list-item>
        <text:list-item>
          <text:p text:style-name="P330">Use Tilesethelper plug-in to build big DungeonTile tileset (with light occluders)</text:p>
        </text:list-item>
        <text:list-item>
          <text:p text:style-name="P330">Paint procedural Map from generated dungeon</text:p>
        </text:list-item>
      </text:list>
      <text:p text:style-name="P27"/>
      <text:p text:style-name="P29">Improving on Player</text:p>
      <text:p text:style-name="P28"/>
      <text:p text:style-name="P28">Movement, Actions, Diagonal Movement</text:p>
      <text:p text:style-name="P28"><text:tab/>Project Settings&gt;InputMap: Add actions for 8-directional movement</text:p>
      <text:p text:style-name="P28"><text:tab/>event.scancode checks become event.is_action_pressed() checks</text:p>
      <text:p text:style-name="P28"/>
      <text:p text:style-name="P28">The Camera</text:p>
      <text:p text:style-name="P28"><text:tab/>Player scene</text:p>
      <text:p text:style-name="P28"><text:tab/>add Camera2D node: Drag Margin / Smoothing</text:p>
      <text:p text:style-name="P28">The Torch</text:p>
      <text:p text:style-name="P28"><text:tab/>Player scene</text:p>
      <text:p text:style-name="P28"><text:tab/>add Light2D node: halo texture, light settings</text:p>
      <text:p text:style-name="P28"/>
      <text:p text:style-name="P28"><text:tab/>BasicTile_edit scene</text:p>
      <text:p text:style-name="P28"><text:tab/>add LightOccluder box to Wall tile</text:p>
      <text:p text:style-name="P28"><text:tab/><text:tab/>save &amp; convert!</text:p>
      <text:p text:style-name="P28"/>
      <text:p text:style-name="P28"><text:tab/>Map scene</text:p>
      <text:p text:style-name="P28"><text:tab/>add CanvasModulate node: create ambient darkness</text:p>
      <text:p text:style-name="P28"/>
      <text:p text:style-name="P30">DungeonGen Go!</text:p>
      <text:p text:style-name="P30"/>
      <text:p text:style-name="P36">DungeonGen.gd (global)</text:p>
      <text:p text:style-name="P36"><text:tab/>Constants: MAP_SIZE = Vector2(30,20)</text:p>
      <text:p text:style-name="P36"><text:tab/>Build 2D intArray "DataMap"</text:p>
      <text:p text:style-name="P36"><text:tab/><text:tab/><text:span text:style-name="T16">build_data()</text:span></text:p>
      <text:p text:style-name="P36"><text:tab/>Write on DataMap</text:p>
      <text:p text:style-name="P36"><text:tab/><text:tab/><text:span text:style-name="T16">set_cell_data(cell, data)</text:span></text:p>
      <text:p text:style-name="P36"/>
      <text:p text:style-name="P36"><text:tab/></text:p>
      <text:p text:style-name="P36"><text:tab/>Define Rooms</text:p>
      <text:p text:style-name="P36"><text:tab/><text:tab/><text:span text:style-name="T16">var room = Rect2</text:span></text:p>
      <text:p text:style-name="P36"><text:tab/><text:tab/>Define StartPos(player's initial placement<text:span text:style-name="T16">)</text:span></text:p>
      <text:p text:style-name="P36"><text:tab/><text:tab/></text:p>
      <text:p text:style-name="P36"><text:tab/>Carve Rooms</text:p>
      <text:p text:style-name="P36"><text:tab/><text:tab/><text:span text:style-name="T16">carve_room(room)</text:span></text:p>
      <text:p text:style-name="P36"><text:tab/><text:tab/><text:tab/><text:span text:style-name="T16">set_cell_data() on room cells</text:span></text:p>
      <text:p text:style-name="P36"><text:tab/>Carve Halls</text:p>
      <text:p text:style-name="P36"><text:tab/><text:tab/><text:span text:style-name="T16">carve_h_hall(x1,x2,y)</text:span></text:p>
      <text:p text:style-name="P36"><text:tab/><text:tab/><text:span text:style-name="T16">carve_v_hall(y1,y2,x)</text:span></text:p>
      <text:p text:style-name="P36"><text:soft-page-break/><text:tab/><text:tab/><text:span text:style-name="T16">Carve L-halls between rooms</text:span></text:p>
      <text:p text:style-name="P36"/>
      <text:p text:style-name="P36"><text:tab/><text:span text:style-name="T17">Output dungeon to text file?</text:span></text:p>
      <text:p text:style-name="P36"/>
      <text:p text:style-name="P31">Map Painter</text:p>
      <text:p text:style-name="P37"/>
      <text:p text:style-name="P37">DungeonTile_edit</text:p>
      <text:p text:style-name="P37"><text:tab/>Get Tilesethelper</text:p>
      <text:p text:style-name="P37"><text:tab/>Select Walls/Floors to use</text:p>
      <text:p text:style-name="P37"><text:tab/><text:tab/>Import walls/floors seperately; give walls LightOccluders</text:p>
      <text:p text:style-name="P37"/>
      <text:p text:style-name="P38">TileFamily singleton</text:p>
      <text:p text:style-name="P38"><text:tab/><text:span text:style-name="T19">var</text:span> FAMILY = [FLOOR_FAMILY, WALL_FAMILY]</text:p>
      <text:p text:style-name="P38"><text:tab/>const FLOOR(WALL)_FAMILY = [idx_first, idx_last]</text:p>
      <text:p text:style-name="P38"/>
      <text:p text:style-name="P39">Map scene</text:p>
      <text:p text:style-name="P39"><text:tab/><text:span text:style-name="T18">delete Player &amp; Jeff</text:span></text:p>
      <text:p text:style-name="P39"><text:tab/>draw_map()</text:p>
      <text:p text:style-name="P39"><text:tab/><text:tab/>get DungeonGen.Datamap</text:p>
      <text:p text:style-name="P39"><text:tab/><text:tab/>set TileFamily</text:p>
      <text:p text:style-name="P39"><text:tab/><text:tab/>set cells to replicate datamap</text:p>
      <text:p text:style-name="P39"/>
      <text:p text:style-name="P32">Spawning Minions</text:p>
      <text:p text:style-name="P40"/>
      <text:p text:style-name="P40">Object script</text:p>
      <text:p text:style-name="P40"><text:tab/>spawn(map,cell)</text:p>
      <text:p text:style-name="P40"><text:tab/><text:tab/>adds self to map</text:p>
      <text:p text:style-name="P40"><text:tab/><text:tab/>set_map_pos(cell)</text:p>
      <text:p text:style-name="P40"/>
      <text:p text:style-name="P40">Map script</text:p>
      <text:p text:style-name="P40"><text:tab/>spawn_object(partial_path, cell)</text:p>
      <text:p text:style-name="P40"><text:tab/><text:tab/>create full path ('res://objects/'+partial_path+'.tscn')</text:p>
      <text:p text:style-name="P40"><text:tab/><text:tab/>verify file exists. Break and alert if not</text:p>
      <text:p text:style-name="P40"><text:tab/><text:tab/>instan<text:span text:style-name="T20">c</text:span>iate object</text:p>
      <text:p text:style-name="P40"><text:tab/><text:tab/>object.spawn(self,cell)</text:p>
      <text:p text:style-name="P40"/>
      <text:p text:style-name="P33">Putting it Together</text:p>
      <text:p text:style-name="P41"/>
      <text:p text:style-name="P41">Map scene</text:p>
      <text:p text:style-name="P41"><text:tab/>_ready()</text:p>
      <text:p text:style-name="P41"><text:tab/><text:tab/>DungeonGen.generate()</text:p>
      <text:p text:style-name="P41"><text:tab/><text:tab/>draw_map()</text:p>
      <text:p text:style-name="P41"><text:tab/><text:tab/>spawn_object('Player/Player', DungeonGen.start_pos)</text:p>
      <text:p text:style-name="P303">Step <text:span text:style-name="T21">4</text:span> – <text:span text:style-name="T21">Fog of War</text:span></text:p>
      <text:p text:style-name="P11">Goals:</text:p>
      <text:list xml:id="list113318967461185" text:continue-numbering="true" text:style-name="L1">
        <text:list-item>
          <text:p text:style-name="P331">Build a Fogmap that reveals discovered cells</text:p>
        </text:list-item>
        <text:list-item>
          <text:p text:style-name="P332">Use FOVGen to calculate FOV</text:p>
        </text:list-item>
        <text:list-item>
          <text:p text:style-name="P331">Alter Objects to hide or show depending on their visibility</text:p>
        </text:list-item>
        <text:list-item>
          <text:p text:style-name="P331">have FOV recalculate as the player changes position</text:p>
        </text:list-item>
        <text:list-item>
          <text:p text:style-name="P332">have DungeonGen randomly place two different items in each room</text:p>
        </text:list-item>
      </text:list>
      <text:p text:style-name="P42"/>
      <text:p text:style-name="P34">POV and FOV and Fog</text:p>
      <text:p text:style-name="P42"/>
      <text:p text:style-name="P43">FogSet_edit scene</text:p>
      <text:p text:style-name="P43"><text:tab/>-just one tile: fog</text:p>
      <text:p text:style-name="P43"><text:tab/>-fog tile is oversized and feather-edged</text:p>
      <text:p text:style-name="P42"/>
      <text:p text:style-name="P43">Map scene</text:p>
      <text:p text:style-name="P43"><text:tab/>-New node TileMap "Fogmap"</text:p>
      <text:p text:style-name="P41"><text:tab/>-<text:span text:style-name="T22">Fog tiles should paint over Map, but under Objects</text:span></text:p>
      <text:p text:style-name="P41"/>
      <text:p text:style-name="P44">Fogmap script</text:p>
      <text:p text:style-name="P44"><text:tab/><text:span text:style-name="T28">func fill(): fills the map size with fog tiles</text:span></text:p>
      <text:p text:style-name="P44"><text:tab/><text:span text:style-name="T28">func reveal(cells): <text:s/>remove fog on cells</text:span></text:p>
      <text:p text:style-name="P44"><text:tab/><text:tab/><text:span text:style-name="T23">by its nature, it will keep all discovered cells revealed</text:span></text:p>
      <text:p text:style-name="P41"/>
      <text:p text:style-name="P49">FOVGen singleton</text:p>
      <text:p text:style-name="P49"><text:tab/>plug-and-play script: download the file and place it in res://global/</text:p>
      <text:p text:style-name="P49"><text:tab/><text:span text:style-name="T29">Takes a big mess of arguments, but you only need to set it up once!</text:span></text:p>
      <text:p text:style-name="P41"/>
      <text:p text:style-name="P34">Action and Reaction</text:p>
      <text:p text:style-name="P45"/>
      <text:p text:style-name="P45">Object scene</text:p>
      <text:p text:style-name="P45"><text:tab/>signal object_moved()</text:p>
      <text:p text:style-name="P45"><text:tab/>emit signal when map position changes</text:p>
      <text:p text:style-name="P45"/>
      <text:p text:style-name="P45">Map scene / <text:span text:style-name="T28">Fogmap</text:span></text:p>
      <text:p text:style-name="P45"><text:tab/>connect Player object_moved signal, function calculates fov</text:p>
      <text:p text:style-name="P45"><text:tab/><text:span text:style-name="T29">func _on_player_pos_changed(player)</text:span></text:p>
      <text:p text:style-name="P45"/>
      <text:p text:style-name="P46">Later we want to use a similar signal to fire when the player acts, to trigger the action of other actors. <text:span text:style-name="T24">Set this up now..</text:span></text:p>
      <text:p text:style-name="P46"/>
      <text:p text:style-name="P47">Object scene</text:p>
      <text:p text:style-name="P47"><text:tab/>signal acted(action): <text:span text:style-name="T26">pass String describing action</text:span></text:p>
      <text:p text:style-name="P47"><text:tab/><text:span text:style-name="T25">emit acted signal on all actions (including where emitting object_moved)</text:span></text:p>
      <text:p text:style-name="P47"><text:tab/><text:span text:style-name="T25">have WAIT action emit acted("wait"), and not much else</text:span></text:p>
      <text:p text:style-name="P47">Map scene</text:p>
      <text:p text:style-name="P47"><text:tab/>connect Player acted signal, use dummy function for now</text:p>
      <text:p text:style-name="P47"/>
      <text:p text:style-name="P47"><text:soft-page-break/></text:p>
      <text:p text:style-name="P47"/>
      <text:p text:style-name="P35">Object Visibility</text:p>
      <text:p text:style-name="P35"/>
      <text:p text:style-name="P50">We need rules to govern whether or not an object is visible (drawn on the screen):</text:p>
      <text:p text:style-name="P50"><text:tab/>Objects not within our FOV are hidden</text:p>
      <text:p text:style-name="P50"><text:tab/>Some Objects (stairs, items..) remain visible outside of FOV, but only after they've been "discovered"</text:p>
      <text:p text:style-name="P50"/>
      <text:p text:style-name="P48"/>
      <text:p text:style-name="P48">Object script</text:p>
      <text:p text:style-name="P48"><text:tab/>new member 'var seen = false setget _<text:span text:style-name="T27">set_seen'</text:span></text:p>
      <text:p text:style-name="P51"><text:tab/><text:span text:style-name="T30">new member 'export(bool) var stay_visible = false'</text:span></text:p>
      <text:p text:style-name="P51"><text:tab/><text:span text:style-name="T30">new member 'var discovered = false'</text:span></text:p>
      <text:p text:style-name="P51"/>
      <text:p text:style-name="P52"><text:tab/><text:span text:style-name="T30">func _set_seen(what):<text:line-break/><text:tab/><text:tab/>seen = what<text:line-break/><text:tab/><text:tab/>set_hidden(not seen)<text:line-break/><text:tab/><text:tab/># Discover if seen for the first time<text:line-break/><text:tab/><text:tab/>if seen and not discovered:<text:line-break/><text:tab/><text:tab/><text:tab/>discovered = true</text:span></text:p>
      <text:p text:style-name="P51"/>
      <text:p text:style-name="P53">Map scene / Fogmap</text:p>
      <text:p text:style-name="P53"><text:tab/>_on_player_pos_changed:</text:p>
      <text:p text:style-name="P53"><text:tab/># Process Object visibility<text:line-break/><text:tab/>for node in get_tree().get_nodes_in_group('objects'):<text:line-break/><text:tab/><text:tab/>node.seen = node.get_map_pos() in cells<text:line-break/><text:tab/><text:tab/># Keep discovered stay_visible objects seen<text:line-break/><text:tab/><text:tab/>if node.discovered and node.stay_visible:<text:line-break/><text:tab/><text:tab/><text:tab/>node.seen = true</text:p>
      <text:p text:style-name="P53"/>
      <text:p text:style-name="P193">Jeffs &amp; Things &amp; You</text:p>
      <text:p text:style-name="P53"/>
      <text:p text:style-name="P54">New Object: Thing</text:p>
      <text:p text:style-name="P54"><text:tab/>Open objects/components/Object/Object.tscn</text:p>
      <text:p text:style-name="P54"><text:tab/>Save as objects/items/Thing.tscn</text:p>
      <text:p text:style-name="P54"><text:tab/>Rename</text:p>
      <text:p text:style-name="P54"><text:tab/>Bring in a graphic (whatever you think a Thing looks like)</text:p>
      <text:p text:style-name="P54"><text:tab/>Check Stay Visible</text:p>
      <text:p text:style-name="P54"/>
      <text:p text:style-name="P54">DungeonGen script</text:p>
      <text:p text:style-name="P54"><text:tab/>func place_monsters(room):<text:line-break/><text:tab/><text:tab/>var x = RPG.roll(room.pos.x+1, room.end.x-2)<text:line-break/><text:tab/><text:tab/>var y = RPG.roll(room.pos.y+1, room.end.y-2)<text:line-break/><text:tab/><text:tab/>var pos = Vector2(x,y)<text:line-break/><text:tab/><text:tab/>RPG.map.spawn_object('monsters/Human', pos)</text:p>
      <text:p text:style-name="P54"/>
      <text:p text:style-name="P54"><text:tab/>func place_items(room):<text:line-break/><text:tab/><text:tab/>var x = RPG.roll(room.pos.x+1, room.end.x-2)<text:line-break/><text:soft-page-break/><text:tab/><text:tab/>var y = RPG.roll(room.pos.y+1, room.end.y-2)<text:line-break/><text:tab/><text:tab/>var pos = Vector2(x,y)<text:line-break/><text:tab/><text:tab/>RPG.map.spawn_object('items/Thing', pos)</text:p>
      <text:p text:style-name="P54"/>
      <text:p text:style-name="P54">Humans will only be visible while in your FOV. Things will become visible when first seen, and remain visible after they leave your FOV.</text:p>
      <text:p text:style-name="P54"/>
      <text:p text:style-name="P55">Finishing Touch:</text:p>
      <text:p text:style-name="P55"><text:tab/>Project Settings &gt; Render: set default_clear_color to BLACK <text:span text:style-name="T31">(or match fog color)</text:span></text:p>
      <text:p text:style-name="P304">Step <text:span text:style-name="T32">5</text:span> – <text:span text:style-name="T58">Round 1...Fight!</text:span></text:p>
      <text:p text:style-name="P12">Goals:</text:p>
      <text:list xml:id="list113319485541544" text:continue-numbering="true" text:style-name="L1">
        <text:list-item>
          <text:p text:style-name="P333">have the player interact with blocking Objects by 'bumping' them</text:p>
        </text:list-item>
        <text:list-item>
          <text:p text:style-name="P333">have other Objects take action after the player acts (turn-based system)</text:p>
        </text:list-item>
        <text:list-item>
          <text:p text:style-name="P333">Build the Fighter component <text:span text:style-name="T59">with placeholder fighting function</text:span></text:p>
        </text:list-item>
        <text:list-item>
          <text:p text:style-name="P333">alter bumping <text:span text:style-name="T33">to only affect Objects with a Fighter component</text:span></text:p>
        </text:list-item>
        <text:list-item>
          <text:p text:style-name="P334">alter action-taking to only include nodes in "actors" group</text:p>
        </text:list-item>
        <text:list-item>
          <text:p text:style-name="P335">BONUS: Blood spawning?</text:p>
        </text:list-item>
      </text:list>
      <text:p text:style-name="P56"/>
      <text:p text:style-name="P56"/>
      <text:p text:style-name="P194">Bumping Objects</text:p>
      <text:p text:style-name="P57"><text:tab/>Map script</text:p>
      <text:p text:style-name="P57"><text:tab/><text:tab/>is_cell_blocked(cell): <text:s/>Change to return Object if blocking Object in cell</text:p>
      <text:p text:style-name="P57"><text:tab/><text:tab/><text:tab/>var blocks = is_wall(cell)<text:line-break/><text:tab/>var objects = get_objects_in_cell(cell)<text:line-break/><text:tab/>for obj in objects:<text:line-break/><text:tab/><text:tab/>if obj.blocks_movement:<text:line-break/><text:tab/><text:tab/><text:tab/><text:span text:style-name="T34">blocks = obj</text:span><text:line-break/><text:tab/>return blocks</text:p>
      <text:p text:style-name="P57"/>
      <text:p text:style-name="P57"><text:tab/><text:span text:style-name="T50">Object script</text:span></text:p>
      <text:p text:style-name="P58"><text:tab/><text:tab/><text:span text:style-name="T50">func step(dir): <text:s/>Change to identify blocking Objects and bump them<text:line-break/><text:tab/><text:tab/><text:tab/>dir.x = clamp(dir.x, -1, 1)<text:line-break/><text:tab/><text:tab/><text:tab/>dir.y = clamp(dir.y, -1, 1)<text:line-break/><text:tab/><text:tab/><text:tab/>var new_cell = get_map_pos() + dir<text:line-break/><text:tab/><text:tab/><text:tab/></text:span><text:span text:style-name="T35">var blocker = RPG.map.is_cell_blocked(new_cell)<text:line-break/><text:tab/><text:tab/><text:tab/>if typeof(blocker)==TYPE_OBJECT:<text:line-break/><text:tab/><text:tab/><text:tab/><text:tab/>print("You punch the " +blocker.name+ " in the faceparts!")<text:line-break/><text:tab/><text:tab/><text:tab/>elif blocker==false:<text:line-break/><text:tab/><text:tab/><text:tab/><text:tab/>set_map_pos(new_cell)</text:span></text:p>
      <text:p text:style-name="P195"/>
      <text:p text:style-name="P59"><text:span text:style-name="T35">T</text:span><text:span text:style-name="T34">aking Turns</text:span></text:p>
      <text:p text:style-name="P59"><text:tab/>Object script</text:p>
      <text:p text:style-name="P59"><text:tab/><text:tab/>signal object_acted()</text:p>
      <text:p text:style-name="P59"/>
      <text:p text:style-name="P59"><text:tab/><text:tab/><text:span text:style-name="T34">func wait():<text:line-break/><text:tab/><text:tab/><text:tab/>emit_signal('object_acted')</text:span></text:p>
      <text:p text:style-name="P59"/>
      <text:p text:style-name="P59"><text:tab/><text:tab/>func step(dir):<text:line-break/><text:tab/><text:tab/><text:tab/>dir.x = clamp(dir.x, -1, 1)<text:line-break/><text:tab/><text:tab/><text:tab/>dir.y = clamp(dir.y, -1, 1)<text:line-break/><text:tab/><text:tab/><text:tab/>var new_cell = get_map_pos() + dir<text:line-break/><text:tab/><text:tab/><text:tab/>var blocker = RPG.map.is_cell_blocked(new_cell)<text:line-break/><text:tab/><text:tab/><text:tab/>if typeof(blocker)==TYPE_OBJECT:<text:line-break/><text:tab/><text:tab/><text:tab/><text:tab/>print("You punch the " +blocker.name+ " in the faceparts!")<text:line-break/><text:tab/><text:tab/><text:tab/><text:tab/><text:span text:style-name="T34">emit_signal('object_acted')</text:span><text:line-break/><text:tab/><text:tab/><text:tab/>elif blocker==false:<text:line-break/><text:soft-page-break/><text:tab/><text:tab/><text:tab/><text:tab/>set_map_pos(new_cell)<text:line-break/><text:tab/><text:tab/><text:tab/><text:tab/><text:span text:style-name="T34">emit_signal('object_acted')</text:span></text:p>
      <text:p text:style-name="P196"/>
      <text:p text:style-name="P59"><text:span text:style-name="T34"><text:tab/></text:span>Controller script</text:p>
      <text:p text:style-name="P59"><text:tab/><text:tab/>func _ready():<text:line-break/><text:tab/><text:tab/><text:tab/>RPG.player = object<text:line-break/><text:tab/><text:tab/><text:tab/>object.connect("object_moved", RPG.map.get_node('Fogmap'), '_on_player_pos_changed')<text:line-break/><text:tab/><text:tab/><text:tab/><text:span text:style-name="T34">object.connect("object_acted", RPG.map, "_on_player_acted")</text:span><text:line-break/><text:tab/><text:tab/><text:tab/>set_process_input(true)</text:p>
      <text:p text:style-name="P59"><text:tab/><text:tab/></text:p>
      <text:p text:style-name="P59"><text:tab/><text:tab/><text:span text:style-name="T51">func _input(event):</text:span></text:p>
      <text:p text:style-name="P60"><text:tab/><text:tab/><text:tab/><text:span text:style-name="T36">if WAIT:<text:line-break/><text:tab/><text:tab/><text:tab/>object.wait()</text:span></text:p>
      <text:p text:style-name="P197"/>
      <text:p text:style-name="P60"><text:span text:style-name="T36"><text:tab/></text:span><text:span text:style-name="T52">Map script</text:span></text:p>
      <text:p text:style-name="P61"><text:tab/><text:tab/><text:span text:style-name="T37">func _on_player_acted():<text:line-break/><text:tab/><text:tab/><text:tab/>for node in get_tree().get_nodes_in_group('objects'):<text:line-break/><text:tab/><text:tab/><text:tab/>print(node.name+ " gives you a dirty look!")</text:span></text:p>
      <text:p text:style-name="P198"/>
      <text:p text:style-name="P62"><text:span text:style-name="T37">F</text:span><text:span text:style-name="T34">ighters Figh</text:span><text:span text:style-name="T38">t</text:span></text:p>
      <text:p text:style-name="P62"/>
      <text:p text:style-name="P62">new scene Fighter: Node</text:p>
      <text:p text:style-name="P62"/>
      <text:p text:style-name="P63">fighter script</text:p>
      <text:p text:style-name="P63"><text:tab/><text:span text:style-name="T53">var owner: Object parent (get_parent())</text:span></text:p>
      <text:p text:style-name="P63"><text:tab/><text:span text:style-name="T53">var hp setget _set_hp</text:span></text:p>
      <text:p text:style-name="P63"><text:tab/><text:span text:style-name="T53">var power</text:span></text:p>
      <text:p text:style-name="P63"><text:tab/></text:p>
      <text:p text:style-name="P63"><text:tab/><text:span text:style-name="T54">func fight(who)</text:span></text:p>
      <text:p text:style-name="P63"><text:tab/><text:span text:style-name="T54">func take_damage(from, amount)</text:span></text:p>
      <text:p text:style-name="P63"><text:tab/><text:span text:style-name="T54">func die(): owner.kill()</text:span></text:p>
      <text:p text:style-name="P63"/>
      <text:p text:style-name="P63"><text:tab/><text:span text:style-name="T54">func _set_hp</text:span></text:p>
      <text:p text:style-name="P63"/>
      <text:p text:style-name="P64">Object script</text:p>
      <text:p text:style-name="P64"><text:tab/><text:span text:style-name="T56">var fighter</text:span></text:p>
      <text:p text:style-name="P64"><text:tab/></text:p>
      <text:p text:style-name="P65"><text:tab/><text:span text:style-name="T55">func kill():<text:line-break/><text:tab/><text:tab/>if RPG.player != self:<text:line-break/><text:tab/><text:tab/><text:tab/>queue_free()</text:span></text:p>
      <text:p text:style-name="P65"/>
      <text:p text:style-name="P66">Give Player &amp; Jeff fighter components. <text:span text:style-name="T57">When player bumps into a Jeff, they will fight Jeff. Fight Jeff enough and he dies!</text:span></text:p>
      <text:p text:style-name="P305">Step <text:span text:style-name="T58">6</text:span> – <text:span text:style-name="T61">Round 2.</text:span>..<text:span text:style-name="T58">Fight!</text:span></text:p>
      <text:p text:style-name="P13">Goals:</text:p>
      <text:list xml:id="list113318767903363" text:continue-numbering="true" text:style-name="L1">
        <text:list-item>
          <text:p text:style-name="P336">Establish a simple combat system <text:span text:style-name="T60">and implement it</text:span></text:p>
        </text:list-item>
        <text:list-item>
          <text:p text:style-name="P337">Build an AI component, and have it get its Object to act on its turn</text:p>
        </text:list-item>
        <text:list-item>
          <text:p text:style-name="P338">Use A* to pathfind for AI objects (plug-n-play singleton)</text:p>
        </text:list-item>
        <text:list-item>
          <text:p text:style-name="P338">Get Jeff to chase and attack the player</text:p>
        </text:list-item>
      </text:list>
      <text:p text:style-name="P67"/>
      <text:p text:style-name="P67"/>
      <text:p text:style-name="P67"/>
      <text:p text:style-name="P199">Combat Stats</text:p>
      <text:p text:style-name="P68"/>
      <text:p text:style-name="P68">Fighter script</text:p>
      <text:p text:style-name="P68"><text:tab/><text:span text:style-name="T34">export(int) var power = 1</text:span></text:p>
      <text:p text:style-name="P199"><text:tab/>export(int) var defense = 1</text:p>
      <text:p text:style-name="P68"><text:tab/></text:p>
      <text:p text:style-name="P68"><text:tab/><text:span text:style-name="T34">export(int) var max_hp = 5</text:span></text:p>
      <text:p text:style-name="P68"><text:tab/>var hp = 5 setget _set_hp</text:p>
      <text:p text:style-name="P68"><text:tab/></text:p>
      <text:p text:style-name="P68"><text:tab/><text:span text:style-name="T39">func fill_hp():</text:span></text:p>
      <text:p text:style-name="P199"><text:tab/><text:tab/><text:span text:style-name="T63">self.hp = self.max_hp</text:span></text:p>
      <text:p text:style-name="P68"><text:tab/></text:p>
      <text:p text:style-name="P68"><text:tab/><text:span text:style-name="T62">func fight(who):</text:span></text:p>
      <text:p text:style-name="P68"><text:tab/><text:tab/><text:span text:style-name="T62">who.fighter.take_damage(self.power)</text:span></text:p>
      <text:p text:style-name="P68"/>
      <text:p text:style-name="P68"><text:tab/><text:span text:style-name="T62">func take_damage(who, amout):</text:span></text:p>
      <text:p text:style-name="P68"><text:tab/><text:tab/><text:span text:style-name="T62">self.hp -= amount – int(self.defense / 2)</text:span></text:p>
      <text:p text:style-name="P68"/>
      <text:p text:style-name="P71">Object script</text:p>
      <text:p text:style-name="P71">Our AI will control the movement of Objects. We need a couple functions for Object to accomplish this</text:p>
      <text:p text:style-name="P71"><text:tab/><text:span text:style-name="T34">func distance_to(cell):</text:span></text:p>
      <text:p text:style-name="P200"><text:tab/><text:tab/><text:span text:style-name="T65">Hack into FOVGen.get_line(from,to) and get array size-1?</text:span></text:p>
      <text:p text:style-name="P200"/>
      <text:p text:style-name="P200"><text:tab/><text:span text:style-name="T65">func step_to(target_cell):</text:span></text:p>
      <text:p text:style-name="P200"><text:tab/><text:tab/><text:span text:style-name="T65">FOVGen.get_line() and step(line[1] – line[0])?</text:span></text:p>
      <text:p text:style-name="P71"/>
      <text:p text:style-name="P79">Set the stats of your constructed objects by selecting the Fighter node of your player (or Jeff, or any other monster you make) and setting the parameters in the inspector.</text:p>
      <text:p text:style-name="P80">My stats:</text:p>
      <text:p text:style-name="P80"><text:tab/>Player</text:p>
      <text:p text:style-name="P80"><text:tab/><text:tab/>HP: 10</text:p>
      <text:p text:style-name="P80"><text:tab/><text:tab/>Power 1, Defense 1</text:p>
      <text:p text:style-name="P80"><text:tab/>Jeff</text:p>
      <text:p text:style-name="P80"><text:tab/><text:tab/>HP 2</text:p>
      <text:p text:style-name="P80"><text:tab/><text:tab/>Power 1, Defense 0</text:p>
      <text:p text:style-name="P71"/>
      <text:p text:style-name="P201">AStar Runner</text:p>
      <text:p text:style-name="P68"/>
      <text:p text:style-name="P72"><text:soft-page-break/>PathGen singleton</text:p>
      <text:p text:style-name="P72"><text:tab/>Like FOVGen, this will be a module you can copy into your own res://global/</text:p>
      <text:p text:style-name="P72"/>
      <text:p text:style-name="P72"><text:tab/><text:span text:style-name="T67">var map = Astar.new()</text:span></text:p>
      <text:p text:style-name="P72"/>
      <text:p text:style-name="P72"><text:tab/><text:span text:style-name="T66">func build_path(bounds, data):</text:span></text:p>
      <text:p text:style-name="P72"><text:tab/><text:tab/><text:span text:style-name="T67">call after Datamap is generated</text:span></text:p>
      <text:p text:style-name="P72"/>
      <text:p text:style-name="P72"><text:tab/><text:span text:style-name="T72">func find_path(from_point, to_point):</text:span></text:p>
      <text:p text:style-name="P72"><text:tab/><text:tab/><text:span text:style-name="T68">crank out an ordered array of cells pathing from A to B</text:span></text:p>
      <text:p text:style-name="P72"/>
      <text:p text:style-name="P72"><text:tab/><text:span text:style-name="T70">Dirty Cells: Since some objects act as temporary walls, we need a way to have our pathfinding consider (or not consider) these blocking cells when finding a path.</text:span></text:p>
      <text:p text:style-name="P73"><text:tab/><text:tab/>The PathGen singleton has a dictionary of dirty cells which we'll add to as Objects move around the map. Dirty cell entries are in the form of {Vector2 cell: bool not_blocked}. <text:span text:style-name="T71">Dirty cells will be "cleaned" automagically by the PathGen script when it needs to calculate a new path.</text:span></text:p>
      <text:p text:style-name="P73"/>
      <text:p text:style-name="P73">Object script</text:p>
      <text:p text:style-name="P73"><text:tab/>When an object moves, and that object blocks movement, we need to set two dirty cells, the cell it's moving out of and the cell it's moving in to.</text:p>
      <text:p text:style-name="P73"><text:tab/>First add a dirty cell to the cell we're moving from, making that cell 'not blocked'</text:p>
      <text:p text:style-name="P73"><text:tab/>func step(dir):</text:p>
      <text:p text:style-name="P73"><text:tab/><text:tab/>...</text:p>
      <text:p text:style-name="P73"><text:tab/><text:tab/>elif blocker==false:<text:line-break/><text:tab/><text:tab/>if blocks_movement:<text:line-break/><text:tab/><text:tab/><text:tab/># declare dirty path cell<text:line-break/><text:tab/><text:tab/><text:tab/><text:span text:style-name="T34">PathGen.dirty_cells[get_map_pos()]=true</text:span><text:line-break/><text:tab/><text:tab/>set_map_pos(new_cell)<text:line-break/><text:tab/><text:tab/>emit_signal('object_acted')</text:p>
      <text:p text:style-name="P73"/>
      <text:p text:style-name="P73"><text:tab/>Next, add a dirty cell to the cell we're moving into, making that cell not 'not blocked'</text:p>
      <text:p text:style-name="P73"><text:tab/>func set_map_pos(cell):</text:p>
      <text:p text:style-name="P73"><text:tab/><text:tab/>set_pos(RPG.map.map_to_world(cell))<text:line-break/><text:tab/><text:tab/>if blocks_movement:<text:line-break/><text:tab/><text:tab/><text:tab/># declare dirty path cell<text:line-break/><text:tab/><text:tab/><text:tab/><text:span text:style-name="T34">PathGen.dirty_cells[cell]=false</text:span><text:line-break/><text:tab/><text:tab/>emit_signal('object_moved',self)</text:p>
      <text:p text:style-name="P73"><text:tab/></text:p>
      <text:p text:style-name="P73"/>
      <text:p text:style-name="P73"><text:tab/><text:span text:style-name="T75">Now we can introduce our pathfinding to Objects with the step_to function:</text:span></text:p>
      <text:p text:style-name="P74"><text:tab/><text:span text:style-name="T40">func step_to(cell):<text:line-break/><text:tab/><text:tab/>var pos = get_map_pos()<text:line-break/><text:tab/><text:tab/>var path = PathGen.find_path(pos, cell)<text:line-break/><text:tab/><text:tab/>var dir = path[1] - pos<text:line-break/><text:tab/><text:tab/>step(dir)</text:span></text:p>
      <text:p text:style-name="P68"/>
      <text:p text:style-name="P207">Brains!</text:p>
      <text:p text:style-name="P68"/>
      <text:p text:style-name="P69">new Component AI</text:p>
      <text:p text:style-name="P69"><text:soft-page-break/><text:tab/><text:span text:style-name="T76">We have all the tools to give our Objects an intelligent way to navigate their world. Now we need the means to have it actually happen. Let's create a new component called AI.</text:span></text:p>
      <text:p text:style-name="P69"><text:tab/></text:p>
      <text:p text:style-name="P69"><text:tab/><text:span text:style-name="T64">onready var owner = get_parent()</text:span></text:p>
      <text:p text:style-name="P69"/>
      <text:p text:style-name="P70"><text:tab/>func _ready():<text:line-break/><text:tab/><text:tab/>owner.ai = self</text:p>
      <text:p text:style-name="P70"><text:tab/><text:tab/>owner.add_to_group('actors') <text:s text:c="2"/><text:span text:style-name="T69">(remove this line from Fighter)</text:span></text:p>
      <text:p text:style-name="P70"/>
      <text:p text:style-name="P90"><text:tab/>func take_turn():<text:line-break/><text:tab/><text:tab/>var target = RPG.player<text:line-break/><text:tab/><text:tab/>var distance = owner.distance_to(target.get_map_pos())<text:line-break/><text:tab/><text:tab/>if distance &lt;= RPG.TORCH_RADIUS:<text:line-break/><text:tab/><text:tab/><text:tab/>if distance &lt;= 1:<text:line-break/><text:tab/><text:tab/><text:tab/><text:tab/>owner.fighter.fight(target)<text:line-break/><text:tab/><text:tab/><text:tab/>else:<text:line-break/><text:tab/><text:tab/><text:tab/><text:tab/>owner.step_to(target.get_map_pos())</text:p>
      <text:p text:style-name="P78">Object script</text:p>
      <text:p text:style-name="P78"><text:tab/><text:span text:style-name="T34">var ai</text:span></text:p>
      <text:p text:style-name="P70"/>
      <text:p text:style-name="P75">Map script</text:p>
      <text:p text:style-name="P75"/>
      <text:p text:style-name="P76"><text:tab/><text:span text:style-name="T93">func _on_player_acted():<text:line-break/><text:tab/><text:tab/>for node in get_tree().get_nodes_in_group('actors'):</text:span><text:span text:style-name="T41"><text:line-break/><text:tab/><text:tab/><text:tab/></text:span><text:span text:style-name="T93">if node != RPG.player</text:span><text:span text:style-name="T41"> and node.ai:<text:line-break/><text:tab/><text:tab/><text:tab/><text:tab/>node.ai.take_turn()</text:span></text:p>
      <text:p text:style-name="P77"/>
      <text:p text:style-name="P202"><text:span text:style-name="T77">Don't forget to add an AI component to Jeff. Since the AI component doesn't have any parameters for you to set (yet), all you need to do is bring in an instance of AI as a child of Jeff's object. If all goes well, the Jeffs should be chasing the player relentlessly. You should also be able to trade hits between each other </text:span><text:span text:style-name="T78">and drain each others HP. As of yet, the player is immortal (although he should still be losing HP). We will fix that in the near future.</text:span></text:p>
      <text:p text:style-name="P91"/>
      <text:p text:style-name="P91"/>
      <text:p text:style-name="P203"><text:span text:style-name="T92">F</text:span>inishing Touches</text:p>
      <text:p text:style-name="P92"/>
      <text:p text:style-name="P84">Draw Order</text:p>
      <text:p text:style-name="P203"><text:span text:style-name="T77"><text:tab/>We see issues in object draw order when we have two or more objects occupying the same map cell. <text:s/>We get around this by setting the nodes' Z position. </text:span><text:span text:style-name="T79">With a little forward planning, we can assume at least a few "layers" of objects which should draw in a specific order:</text:span></text:p>
      <text:p text:style-name="P93"/>
      <text:p text:style-name="P204"><text:span text:style-name="T79">l</text:span><text:span text:style-name="T77">ayer 0: map decals (blood splatters, burn marks, etc)</text:span></text:p>
      <text:p text:style-name="P94">layer1: items laying on the ground</text:p>
      <text:p text:style-name="P94">layer2: objects standing on the ground</text:p>
      <text:p text:style-name="P94"/>
      <text:p text:style-name="P205"><text:span text:style-name="T77">We'll define these numbers as constants in RPG. That way we can easily shuffle numbers around </text:span><text:span text:style-name="T82">and</text:span><text:span text:style-name="T77"> introduce new layers, and have a comprehensive way of labeling them:</text:span></text:p>
      <text:p text:style-name="P82"/>
      <text:p text:style-name="P82">RPG script</text:p>
      <text:p text:style-name="P205"><text:soft-page-break/><text:span text:style-name="T77"><text:tab/>extends Node<text:line-break/><text:line-break/><text:tab/><text:tab/></text:span>const LAYER_DECAL = 0<text:line-break/><text:tab/><text:tab/>const LAYER_ITEM = 1<text:line-break/><text:tab/><text:tab/>const LAYER_ACTOR = 2<text:line-break/><text:tab/><text:tab/>const LAYER_FX = 3</text:p>
      <text:p text:style-name="P94"/>
      <text:p text:style-name="P204"><text:span text:style-name="T77">We'll set our object's z level from </text:span><text:span text:style-name="T80">Object's _ready() function. From that, we should be able to prioritize the z level of fringe conditions (what if we have an object which is both a Fighter and an Item?)</text:span></text:p>
      <text:p text:style-name="P83"/>
      <text:p text:style-name="P82">Object script</text:p>
      <text:p text:style-name="P206"><text:span text:style-name="T77"><text:tab/></text:span><text:span text:style-name="T81">func _ready():<text:line-break/><text:tab/><text:tab/>add_to_group('objects')<text:line-break/><text:tab/><text:tab/></text:span><text:span text:style-name="T94">if fighter:<text:line-break/><text:tab/><text:tab/><text:tab/>set_z(RPG.LAYER_ACTOR)<text:line-break/><text:tab/><text:tab/>else:<text:line-break/><text:tab/><text:tab/><text:tab/>set_z(RPG.LAYER_ITEM)</text:span></text:p>
      <text:p text:style-name="P81"/>
      <text:p text:style-name="P81"/>
      <text:p text:style-name="P84">Combat Feedback</text:p>
      <text:p text:style-name="P84"><text:tab/><text:span text:style-name="T96">Because of our game's roguelike nature, we need some way to broadcast contextual information to the player in the form of text messages. In the next step we'll be setting up the game's UI which will include this MessageBox. For now, let's set up the tools we need, and have them print the info to the output terminal.</text:span></text:p>
      <text:p text:style-name="P84"/>
      <text:p text:style-name="P88">RPG script</text:p>
      <text:p text:style-name="P89"><text:tab/><text:span text:style-name="T97">func broadcast(message):<text:line-break/><text:tab/><text:tab/>print("&gt;&gt; " + message + " &lt;&lt;")</text:span></text:p>
      <text:p text:style-name="P88"><text:tab/><text:tab/></text:p>
      <text:p text:style-name="P84"/>
      <text:p text:style-name="P85">Fighter script</text:p>
      <text:p text:style-name="P85"><text:tab/><text:span text:style-name="T98">func broadcast_hit(from, amount):</text:span></text:p>
      <text:p text:style-name="P85"><text:tab/><text:tab/></text:p>
      <text:p text:style-name="P86"><text:tab/><text:span text:style-name="T95">func take_damage(from,amount):<text:line-break/><text:tab/><text:tab/>self.hp -= amount<text:line-break/><text:tab/><text:tab/></text:span><text:span text:style-name="T42">print("</text:span><text:span text:style-name="T43">&gt;&gt;"+ </text:span><text:span text:style-name="T42">owner.name+ " is hit by " +from.name+ " for " +str(amount)+ " points of damage!")</text:span></text:p>
      <text:p text:style-name="P208"/>
      <text:p text:style-name="P87"><text:span text:style-name="T95"><text:tab/>func _set_hp(what):<text:line-break/><text:tab/><text:tab/>hp = what<text:line-break/><text:tab/><text:tab/>if hp &lt;= 0:<text:line-break/><text:tab/><text:tab/><text:tab/></text:span><text:span text:style-name="T42">print("</text:span><text:span text:style-name="T43">&gt;&gt;"+ </text:span><text:span text:style-name="T42">owner.name+ " is slain!")</text:span><text:span text:style-name="T95"><text:line-break/><text:tab/><text:tab/><text:tab/>die()<text:line-break/><text:tab/><text:tab/>else:<text:line-break/><text:tab/><text:tab/><text:tab/></text:span><text:span text:style-name="T42">print("</text:span><text:span text:style-name="T43">&gt;&gt;"+ </text:span><text:span text:style-name="T42">owner.name+ " has " +str(hp)+ " HP left")</text:span></text:p>
      <text:p text:style-name="P306">Step <text:span text:style-name="T99">7</text:span> – <text:span text:style-name="T99">GUI</text:span></text:p>
      <text:p text:style-name="P14">Goals:</text:p>
      <text:list xml:id="list113317898537441" text:continue-numbering="true" text:style-name="L1">
        <text:list-item>
          <text:p text:style-name="P339"><text:span text:style-name="T42">B</text:span><text:span text:style-name="T34">uild a </text:span>new Game scene. Map will be housed within a Viewport as a panel of the GUI</text:p>
        </text:list-item>
        <text:list-item>
          <text:p text:style-name="P339">Build a MessageBox to display global text broadcasts, color-coded by category?</text:p>
        </text:list-item>
        <text:list-item>
          <text:p text:style-name="P339">Build a side panel showing: player name, hit points (with meter), power and defense stats. <text:span text:style-name="T100">These labels will auto-update to reflect any changes in these values on the player.</text:span></text:p>
        </text:list-item>
        <text:list-item>
          <text:p text:style-name="P339">Integrate a "mouse look" cursor to allow the player to interact with the map via the mouse</text:p>
        </text:list-item>
      </text:list>
      <text:p text:style-name="P95"/>
      <text:p text:style-name="P209">The Game</text:p>
      <text:p text:style-name="P100"/>
      <text:p text:style-name="P258">new scene Game</text:p>
      <text:p text:style-name="P100"><text:tab/>becomes new main scene (Project Settings &gt; Application)</text:p>
      <text:p text:style-name="P100"/>
      <text:p text:style-name="P209"><text:span text:style-name="T77"><text:tab/></text:span><text:span text:style-name="T83">base node Co</text:span><text:span text:style-name="T84">ntainer "Game"</text:span></text:p>
      <text:p text:style-name="P101"><text:tab/><text:tab/>edit &gt; expand to parent</text:p>
      <text:p text:style-name="P101"><text:tab/><text:tab/>anchor &gt; full rect</text:p>
      <text:p text:style-name="P101"/>
      <text:p text:style-name="P209"><text:span text:style-name="T83"><text:tab/><text:tab/></text:span><text:span text:style-name="T84">HboxContainer "frame"</text:span></text:p>
      <text:p text:style-name="P102"><text:tab/><text:tab/><text:tab/>expand/anchor</text:p>
      <text:p text:style-name="P102"/>
      <text:p text:style-name="P102"><text:tab/><text:tab/>2 VboxContainer "left" "right"</text:p>
      <text:p text:style-name="P209"><text:span text:style-name="T84"><text:tab/><text:tab/><text:tab/>expand/fill flags </text:span><text:span text:style-name="T85">on left</text:span></text:p>
      <text:p text:style-name="P209"><text:span text:style-name="T85"><text:tab/><text:tab/><text:tab/>min_size x 300 on right, </text:span><text:span text:style-name="T86">expand vertical</text:span></text:p>
      <text:p text:style-name="P102"/>
      <text:p text:style-name="P102"><text:tab/><text:tab/>in left:</text:p>
      <text:p text:style-name="P209"><text:span text:style-name="T84"><text:tab/><text:tab/><text:tab/>Control (expand) "</text:span><text:span text:style-name="T85">map"</text:span></text:p>
      <text:p text:style-name="P209"><text:span text:style-name="T84"><text:tab/><text:tab/><text:tab/><text:tab/>Viewport "</text:span><text:span text:style-name="T85">Viewport"</text:span></text:p>
      <text:p text:style-name="P209"><text:span text:style-name="T84"><text:tab/><text:tab/><text:tab/>RichTextLabel (expand horizontal, min_size y 100) "</text:span><text:span text:style-name="T85">MessageBox"</text:span></text:p>
      <text:p text:style-name="P209"><text:span text:style-name="T85"><text:tab/><text:tab/><text:tab/><text:tab/></text:span><text:span text:style-name="T87">enable_bbcode True</text:span></text:p>
      <text:p text:style-name="P103"/>
      <text:p text:style-name="P103"><text:tab/><text:tab/>in right:</text:p>
      <text:p text:style-name="P103"><text:tab/><text:tab/><text:tab/>PanelContainer (expand) "PlayerInfo"</text:p>
      <text:p text:style-name="P103"/>
      <text:p text:style-name="P211">Stuff To Read</text:p>
      <text:p text:style-name="P103"/>
      <text:p text:style-name="P210"><text:span text:style-name="T85">R</text:span><text:span text:style-name="T77">PG script</text:span></text:p>
      <text:p text:style-name="P104"><text:tab/>var game</text:p>
      <text:p text:style-name="P104"/>
      <text:p text:style-name="P104">Game script</text:p>
      <text:p text:style-name="P210">extends Container<text:line-break/><text:line-break/>onready var messagebox = get_node('frame/left/MessageBox')<text:line-break/><text:line-break/>func _ready():<text:line-break/><text:tab/>RPG.game = self<text:line-break/><text:tab/><text:line-break/><text:soft-page-break/><text:tab/>messagebox.set_scroll_follow(true)</text:p>
      <text:p text:style-name="P97"/>
      <text:p text:style-name="P257">RPG script</text:p>
      <text:p text:style-name="P99">func broadcast(message):<text:line-break/><text:tab/>if game.messagebox:<text:line-break/><text:tab/><text:tab/>game.messagebox.append_bbcode(message)<text:line-break/><text:tab/><text:tab/>game.messagebox.newline()</text:p>
      <text:p text:style-name="P98"/>
      <text:p text:style-name="P98"><text:tab/></text:p>
      <text:p text:style-name="P98"><text:tab/>Add category colors..</text:p>
      <text:p text:style-name="P98"><text:tab/><text:tab/>normal</text:p>
      <text:p text:style-name="P98"><text:tab/><text:tab/>global</text:p>
      <text:p text:style-name="P98"><text:tab/><text:tab/>damage to enemy</text:p>
      <text:p text:style-name="P98"><text:tab/><text:tab/>damage to player</text:p>
      <text:p text:style-name="P98"><text:tab/><text:tab/>monster slain</text:p>
      <text:p text:style-name="P98"><text:tab/><text:tab/>player slain</text:p>
      <text:p text:style-name="P98"/>
      <text:p text:style-name="P225">Extra: broadcast object discoveries</text:p>
      <text:p text:style-name="P256">Object script</text:p>
      <text:p text:style-name="P99">func _set_seen(what):<text:line-break/><text:tab/>seen = what<text:line-break/><text:tab/>set_hidden(not seen)<text:line-break/><text:tab/># Discover if seen for the first time<text:line-break/><text:tab/>if seen and not discovered <text:span text:style-name="T34">and not self==RPG.player:</text:span><text:line-break/><text:tab/><text:tab/>discovered = true<text:line-break/><text:span text:style-name="T34"><text:tab/><text:tab/>RPG.broadcast("A " +self.name+ " has been found")</text:span></text:p>
      <text:p text:style-name="P99"/>
      <text:p text:style-name="P212">Character Sheet</text:p>
      <text:p text:style-name="P114">Construct a series of containers, labels and progressbars so we have a comprehensive way of exposing the important elements of our player object.</text:p>
      <text:p text:style-name="P114"/>
      <text:p text:style-name="P114">To get our PlayerInfo to update as player stats change, we'll give setters to all these elements, which will emit a signal which will be connected to the PlayerInfo panel. The signal will pass all relevant information to the panel.</text:p>
      <text:p text:style-name="P114"/>
      <text:p text:style-name="P115">First, we want a clean way to access our PlayerInfo node. We'll link it to a variable of Game, and grab it from RPG.game.</text:p>
      <text:p text:style-name="P106">Game script</text:p>
      <text:p text:style-name="P107"><text:tab/>onready var messagebox = get_node('frame/left/MessageBox')<text:line-break/><text:tab/><text:span text:style-name="T44">onready var playerinfo = get_node('frame/right/PlayerInfo')</text:span></text:p>
      <text:p text:style-name="P106"/>
      <text:p text:style-name="P214"/>
      <text:p text:style-name="P114"/>
      <text:p text:style-name="P111">Now set up the setters and signals for the elements. Here is the workflow for setting this up for the Object's name:</text:p>
      <text:p text:style-name="P114"/>
      <text:p text:style-name="P255">Object script</text:p>
      <text:p text:style-name="P213"><text:span text:style-name="T77"><text:tab/></text:span>signal name_changed(what)</text:p>
      <text:p text:style-name="P213"/>
      <text:p text:style-name="P213"><text:soft-page-break/><text:span text:style-name="T77"><text:tab/>export(String, MULTILINE) var name = "OBJECT" </text:span>setget _set_name</text:p>
      <text:p text:style-name="P213"/>
      <text:p text:style-name="P213"><text:tab/>func _set_name(what):<text:line-break/><text:tab/><text:tab/>name = what<text:line-break/><text:tab/><text:tab/>emit_signal('name_changed', name)</text:p>
      <text:p text:style-name="P105"/>
      <text:p text:style-name="P111">Note we're passing the new name string along with the signal. The PlayerInfo node will receive this data and use it to set the text on its corresponding label.</text:p>
      <text:p text:style-name="P108"/>
      <text:p text:style-name="P111">We only want to catch these signals from the player object, <text:span text:style-name="T103">and we want to make the connections after PlayerInfo is ready. We'll make these PlayerInfo-specific connections in Game.spawn_player()</text:span></text:p>
      <text:p text:style-name="P254">Game script</text:p>
      <text:p text:style-name="P122"><text:tab/><text:span text:style-name="T104">func spawn_player():<text:line-break/><text:tab/><text:tab/>RPG.map.spawn_object('Player/Player',DungeonGen.start_pos)<text:line-break/><text:tab/><text:tab/></text:span><text:span text:style-name="T47">var ob = RPG.player<text:line-break/><text:tab/><text:line-break/><text:tab/><text:tab/>ob.connect("name_changed", RPG.game.playerinfo, "name_changed")</text:span></text:p>
      <text:p text:style-name="P109"/>
      <text:p text:style-name="P111">Finally, our signal will call a corresponding function in the PlayerInfo script to do the actual updating of the info in the panel.</text:p>
      <text:p text:style-name="P111"/>
      <text:p text:style-name="P253">PlayerInfo script</text:p>
      <text:p text:style-name="P110"><text:tab/><text:span text:style-name="T34">func name_changed(what):<text:line-break/><text:tab/><text:tab/>namelabel.set_text(what)</text:span></text:p>
      <text:p text:style-name="P215"/>
      <text:p text:style-name="P112"><text:span text:style-name="T34">This introduces a bug!</text:span> <text:s/>Because of the order of nodes being added to the scene at run-time, our player is trying to connect its signals to PlayerInfo before the PlayerInfo._ready() is called.</text:p>
      <text:p text:style-name="P112">Get around this by taking "spawn player" function out of Map and placing it in Game. <text:s/>A node calls its _ready() only once all its children have called _ready(), so we can know that once Game calls _ready(), everything else is ready as well!</text:p>
      <text:p text:style-name="P112"/>
      <text:p text:style-name="P252">Game script</text:p>
      <text:p text:style-name="P113"><text:tab/><text:span text:style-name="T45">func spawn_player():<text:line-break/><text:tab/><text:tab/>RPG.map.spawn_object('Player/Player',DungeonGen.start_pos)</text:span><text:span text:style-name="T101"><text:line-break/><text:line-break/><text:tab/>func _ready():<text:line-break/><text:tab/><text:tab/>RPG.game = self<text:line-break/><text:tab/><text:tab/>messagebox.set_scroll_follow(true)<text:line-break/><text:tab/><text:tab/></text:span><text:span text:style-name="T45">spawn_player()</text:span></text:p>
      <text:p text:style-name="P217"/>
      <text:p text:style-name="P116">The name label on the GUI still does not change to our player's name. Since this function is only being called when the object's name setter is called, the GUI wont update until this value changes. We need to boot-strap our GUI to update when the player Object is spawned.</text:p>
      <text:p text:style-name="P116"/>
      <text:p text:style-name="P251">Object script</text:p>
      <text:p text:style-name="P116"><text:tab/>func _ready():<text:line-break/><text:tab/><text:tab/>add_to_group('objects')<text:line-break/><text:tab/><text:line-break/><text:tab/><text:tab/><text:span text:style-name="T34">self.name = self.name</text:span><text:line-break/><text:soft-page-break/><text:tab/><text:line-break/><text:tab/><text:tab/>if fighter:<text:line-break/><text:tab/><text:tab/><text:tab/>set_z(RPG.LAYER_ACTOR)<text:line-break/><text:tab/><text:tab/>else:<text:line-break/><text:tab/><text:tab/><text:tab/>set_z(RPG.LAYER_ITEM)</text:p>
      <text:p text:style-name="P116"/>
      <text:p text:style-name="P117">Now repeat this workflow to the other elements that are on your PlayerInfo panel. Remember that any non-string values you pass into PlayerInfo need to be converted to string to be displayed on the labels.</text:p>
      <text:p text:style-name="P118">You shoud also keep all your "_changed" signals within the script that uses those values. Remember to point to the correct component of Object when you set up your connections.</text:p>
      <text:p text:style-name="P117"/>
      <text:p text:style-name="P117">HP: Since HP has more than the basic setter/signal/GUI-draw procedure, we'll cover that.</text:p>
      <text:p text:style-name="P117"/>
      <text:p text:style-name="P250">Fighter script</text:p>
      <text:p text:style-name="P119"><text:tab/><text:span text:style-name="T102">extends Node<text:line-break/><text:line-break/><text:tab/></text:span><text:span text:style-name="T46">signal hp_changed(current,full)</text:span><text:span text:style-name="T102"><text:line-break/><text:line-break/><text:tab/>onready var owner = get_parent()<text:line-break/><text:line-break/><text:tab/>export(bool) var bleeds = true<text:line-break/><text:line-break/><text:tab/>export(int) var power = 1<text:line-break/><text:tab/>export(int) var defense = 1<text:line-break/><text:line-break/><text:tab/>export(int) var max_hp = 5 setget </text:span><text:span text:style-name="T46">_set_max_hp</text:span><text:span text:style-name="T102"><text:line-break/><text:tab/>var hp = 5 setget _set_hp</text:span></text:p>
      <text:p text:style-name="P119"/>
      <text:p text:style-name="P119"><text:tab/>...</text:p>
      <text:p text:style-name="P119"/>
      <text:p text:style-name="P119"><text:tab/><text:span text:style-name="T102">func _set_hp(what):<text:line-break/><text:tab/><text:tab/>hp = what<text:line-break/><text:tab/><text:tab/></text:span><text:span text:style-name="T46">emit_signal('hp_changed', hp, self.max_hp)</text:span><text:span text:style-name="T102"><text:line-break/><text:tab/><text:tab/>if hp &lt;= 0:<text:line-break/><text:tab/><text:tab/><text:tab/>RPG.broadcast(owner.name+ " is slain!")<text:line-break/><text:tab/><text:tab/><text:tab/>die()<text:line-break/><text:tab/><text:tab/>else:<text:line-break/><text:tab/><text:tab/><text:tab/>RPG.broadcast(owner.name+ " has " +str(hp)+ " HP left")<text:line-break/><text:line-break/></text:span><text:span text:style-name="T46"><text:tab/>func _set_max_hp(what):<text:line-break/><text:tab/><text:tab/>max_hp = what<text:line-break/><text:tab/><text:tab/>emit_signal('hp_changed', self.hp, self.max_hp)</text:span></text:p>
      <text:p text:style-name="P119"/>
      <text:p text:style-name="P120"/>
      <text:p text:style-name="P249">PlayerInfo script</text:p>
      <text:p text:style-name="P216"><text:tab/>func hp_changed(current,full):<text:line-break/><text:tab/><text:tab/>currenthplabel.set_text(str(current))<text:line-break/><text:tab/><text:tab/>maxhplabel.set_text(str(full))<text:line-break/><text:tab/><text:tab/>hpbar.set_max(str(full))<text:line-break/><text:soft-page-break/><text:tab/><text:tab/>hpbar.set_value(str(current))</text:p>
      <text:p text:style-name="P121"/>
      <text:p text:style-name="P123"/>
      <text:p text:style-name="P224">Extras: HP minibars</text:p>
      <text:p text:style-name="P125"/>
      <text:p text:style-name="P126">new scene HPBar (objects/components/Object/HPBar.tscn)</text:p>
      <text:p text:style-name="P126"/>
      <text:p text:style-name="P126">node ProgressBar</text:p>
      <text:p text:style-name="P126"><text:tab/>custom styles</text:p>
      <text:p text:style-name="P126"><text:tab/>size 32x4</text:p>
      <text:p text:style-name="P126"><text:tab/>pos 0, 29</text:p>
      <text:p text:style-name="P126"><text:tab/><text:span text:style-name="T106">hide</text:span></text:p>
      <text:p text:style-name="P126"/>
      <text:p text:style-name="P130">The default style for ProgressBar doesn't allow us to create bars small enough for our needs, so we need to create new Styles for our minibars; one for the background panel and one for the foreground(filled bar) panel.</text:p>
      <text:p text:style-name="P130"/>
      <text:p text:style-name="P130">New style</text:p>
      <text:p text:style-name="P130"><text:tab/>bg dark grey, no border</text:p>
      <text:p text:style-name="P130"><text:tab/>margin all 2</text:p>
      <text:p text:style-name="P130"/>
      <text:p text:style-name="P130"><text:tab/>fg green, no border</text:p>
      <text:p text:style-name="P130"><text:tab/>margin all 2</text:p>
      <text:p text:style-name="P130"/>
      <text:p text:style-name="P131"/>
      <text:p text:style-name="P126"/>
      <text:p text:style-name="P248">Fighter script</text:p>
      <text:p text:style-name="P126"/>
      <text:p text:style-name="P127"><text:tab/><text:span text:style-name="T48">var hpbar</text:span></text:p>
      <text:p text:style-name="P127"/>
      <text:p text:style-name="P127"><text:tab/><text:span text:style-name="T105">func _ready():<text:line-break/><text:tab/><text:tab/>owner.fighter = self<text:line-break/><text:tab/><text:tab/>owner.add_to_group('actors')<text:line-break/></text:span><text:span text:style-name="T48"><text:tab/><text:tab/>hpbar = preload('res://objects/components/Object/HPBar.tscn').instance()<text:line-break/><text:tab/><text:tab/>owner.call_deferred('add_child', hpbar)<text:line-break/><text:tab/><text:tab/>connect("hp_changed", self, "_on_hp_changed")</text:span></text:p>
      <text:p text:style-name="P219"/>
      <text:p text:style-name="P219"><text:tab/></text:p>
      <text:p text:style-name="P218"><text:tab/><text:span text:style-name="T105">func _on_hp_changed(current,full):<text:line-break/><text:tab/><text:tab/>hpbar.set_hidden(current &gt;= full)<text:line-break/><text:tab/><text:tab/>hpbar.set_max(full)<text:line-break/><text:tab/><text:tab/>hpbar.set_value(current)</text:span></text:p>
      <text:p text:style-name="P124"/>
      <text:p text:style-name="P128">Now, any Object with a Fighter component will give itself a mini HP bar that will sit at the feet of its Sprite. Our signal callback will hide the bar if the object's HP is full, so only damaged objects will have a minibar.</text:p>
      <text:p text:style-name="P128"/>
      <text:p text:style-name="P128">We can now remove the RPG.broadcast call that reports HP changes, since we have adequite visual feedback doing this job now.</text:p>
      <text:p text:style-name="P128"><text:soft-page-break/></text:p>
      <text:p text:style-name="P129"><text:tab/><text:span text:style-name="T107">func _set_hp(what):<text:line-break/><text:tab/><text:tab/>hp = what<text:line-break/><text:tab/><text:tab/>emit_signal('hp_changed', hp, self.max_hp)<text:line-break/><text:tab/><text:tab/>if hp &lt;= 0:<text:line-break/><text:tab/><text:tab/><text:tab/>RPG.broadcast(owner.name+ " is slain!")<text:line-break/><text:tab/><text:tab/><text:tab/>die()<text:line-break/><text:tab/><text:tab/></text:span><text:span text:style-name="T108">else:</text:span><text:span text:style-name="T107"><text:line-break/><text:tab/><text:tab/><text:tab/></text:span><text:span text:style-name="T108">RPG.broadcast(owner.name+ " has " +str(hp)+ " HP left")</text:span></text:p>
      <text:p text:style-name="P128"/>
      <text:p text:style-name="P132">While we're at it we can <text:span text:style-name="T110">create similar Styles for the</text:span> HP bar on the GUI. <text:span text:style-name="T109">I went with a dark grey background and red forground.</text:span></text:p>
      <text:p text:style-name="P132"/>
      <text:p text:style-name="P133">Things are looking better, but that ugly grey PlayerInfo panel is really ugly now! Let's take care of that..</text:p>
      <text:p text:style-name="P128"/>
      <text:p text:style-name="P220">Theme</text:p>
      <text:p text:style-name="P130"/>
      <text:p text:style-name="P130">Create a new Theme for Game (everything else will inherit this)</text:p>
      <text:p text:style-name="P130"><text:tab/>Default Font</text:p>
      <text:p text:style-name="P130"><text:tab/><text:tab/><text:span text:style-name="T111">store in subfolder "fonts"</text:span></text:p>
      <text:p text:style-name="P130"><text:tab/>PanelContainer</text:p>
      <text:p text:style-name="P130"><text:tab/><text:tab/>panel</text:p>
      <text:p text:style-name="P130"><text:tab/>VscrollBar</text:p>
      <text:p text:style-name="P130"><text:tab/><text:tab/>grabber-hilite</text:p>
      <text:p text:style-name="P130"><text:tab/><text:tab/>grabber</text:p>
      <text:p text:style-name="P130"><text:tab/><text:tab/>scroll</text:p>
      <text:p text:style-name="P130"/>
      <text:p text:style-name="P130">Save this theme as a .tres in a new subfolder "resources". We'll store non-tileset resource files here (the theme and styles mainly).</text:p>
      <text:p text:style-name="P130"/>
      <text:p text:style-name="P134">Color-coded Messages</text:p>
      <text:p text:style-name="P134"/>
      <text:p text:style-name="P134">We can use bbcode to add color to our messages broadcast to the MessageBox.</text:p>
      <text:p text:style-name="P134"/>
      <text:p text:style-name="P247">RPG script</text:p>
      <text:p text:style-name="P134"/>
      <text:p text:style-name="P134"><text:tab/>const COLOR_WHITE = '#deeed6'<text:line-break/><text:tab/>const COLOR_LIGHT_GREY = '#8595a1'<text:line-break/><text:tab/>const COLOR_DARK_GREY = '#4e4a4e'<text:line-break/><text:tab/>const COLOR_RED = '#d04648'<text:line-break/><text:tab/>const COLOR_BROWN = '#854c30'<text:line-break/><text:tab/>const COLOR_DARK_GREEN = '#346524'<text:line-break/><text:tab/>const COLOR_GREEN = '#6daa2c'<text:line-break/><text:tab/>const COLOR_YELLOW = '#dad45e'</text:p>
      <text:p text:style-name="P134"/>
      <text:p text:style-name="P134"/>
      <text:p text:style-name="P134"/>
      <text:p text:style-name="P134"/>
      <text:p text:style-name="P134"><text:soft-page-break/><text:tab/>func broadcast(message, <text:span text:style-name="T34">color=COLOR_WHITE</text:span>):<text:line-break/><text:tab/><text:tab/>if game:<text:line-break/><text:tab/><text:tab/><text:tab/>if game.messagebox:<text:line-break/><text:tab/><text:tab/><text:tab/><text:tab/><text:span text:style-name="T34">game.messagebox.append_bbcode("[color="+color+"]" +message+ "[/color]")</text:span><text:line-break/><text:tab/><text:tab/><text:tab/><text:tab/>game.messagebox.newline()</text:p>
      <text:p text:style-name="P134"/>
      <text:p text:style-name="P135">Now we can add a color argument to all our RPG.broadcast() calls by referencing one of the RPG.COLOR_* constants, or supplying our own color code.</text:p>
      <text:p text:style-name="P135"/>
      <text:p text:style-name="P221">Mouselook</text:p>
      <text:p text:style-name="P221"/>
      <text:p text:style-name="P136">-Game: Get mouse position. Create a 1x1 rectangle at pos and check intersection with map viewport rect to get is_mouse_in_map</text:p>
      <text:p text:style-name="P136"/>
      <text:p text:style-name="P136">-<text:span text:style-name="T112">Map: New child Sprite "Cursor", child Label</text:span></text:p>
      <text:p text:style-name="P136">-Map: func set_cursor(cell) and set_cursor_hidden(hidden). Hide cursor when mouse is outside the viewport, set_cursor to map's local_mouse_pos when mouse moves or camera moves.</text:p>
      <text:p text:style-name="P136"/>
      <text:p text:style-name="P136">-<text:span text:style-name="T112">Check for objects at cursor cell. Return string name of object (uppermost Z?) or "Unseen" on fogged cells to set Cursor label.</text:span></text:p>
      <text:p text:style-name="P307">Step <text:span text:style-name="T113">8</text:span> – <text:span text:style-name="T113">Items &amp; Inventory</text:span></text:p>
      <text:p text:style-name="P15">Goals:</text:p>
      <text:list xml:id="list113319478135541" text:continue-numbering="true" text:style-name="L1">
        <text:list-item>
          <text:p text:style-name="P340">Build new Item component for Objects which can be picked up and used by the player</text:p>
        </text:list-item>
        <text:list-item>
          <text:p text:style-name="P340">Build an inventory system to store, handle, and display inventory objects</text:p>
        </text:list-item>
        <text:list-item>
          <text:p text:style-name="P341">Build a generic InventoryMenu we can call on and use to drop items</text:p>
        </text:list-item>
      </text:list>
      <text:p text:style-name="P137"/>
      <text:p text:style-name="P222">The Item Component</text:p>
      <text:p text:style-name="P96"/>
      <text:p text:style-name="P138">Just like we created a Fighter component Node to identify the purpose and functions of our Objects, we will create a new component for Item type Objects. Items will be any item that can:</text:p>
      <text:p text:style-name="P138"><text:tab/>-be picked up from the map and placed in the inventory</text:p>
      <text:p text:style-name="P138"><text:tab/>-dropped from the inventory back into the map</text:p>
      <text:p text:style-name="P138"><text:tab/>-optionally have a Use Function which performs some effect on a player Use action</text:p>
      <text:p text:style-name="P138"/>
      <text:p text:style-name="P139">new component Item (res://objects/components/Item/)</text:p>
      <text:p text:style-name="P139"><text:tab/>base Node "Item". Save and script</text:p>
      <text:p text:style-name="P139"/>
      <text:p text:style-name="P246">Item script</text:p>
      <text:p text:style-name="P141"/>
      <text:p text:style-name="P223">extends Node<text:line-break/><text:line-break/>onready var owner = get_parent()<text:line-break/><text:line-break/>export(String) var use_function = ''<text:line-break/>export(bool) var indestructible<text:line-break/><text:line-break/><text:span text:style-name="T114">func use():<text:line-break/><text:tab/>if use_function.empty():<text:line-break/><text:tab/><text:tab/>RPG.broadcast("The " +owner.name+ " cannot be used", RPG.COLOR_DARK_GREY)<text:line-break/><text:tab/><text:tab/>return<text:line-break/><text:tab/>if has_method(use_function):<text:line-break/><text:tab/><text:tab/>var result = call(use_function)<text:line-break/><text:tab/><text:tab/>if result != "OK":<text:line-break/><text:tab/><text:tab/><text:tab/>RPG.broadcast(result,RPG.COLOR_DARK_GREY)<text:line-break/><text:tab/><text:tab/><text:tab/>return<text:line-break/><text:tab/><text:tab/>if not indestructible:<text:line-break/><text:tab/><text:tab/><text:tab/>owner.kill()</text:span><text:line-break/><text:line-break/>func pickup():<text:line-break/><text:tab/>pass<text:line-break/><text:line-break/>func drop():<text:line-break/><text:tab/>pass<text:line-break/><text:line-break/><text:line-break/>func _ready():<text:line-break/><text:soft-page-break/><text:tab/>owner.item = self</text:p>
      <text:p text:style-name="P140"/>
      <text:p text:style-name="P140"/>
      <text:p text:style-name="P259">Object script</text:p>
      <text:p text:style-name="P142"/>
      <text:p text:style-name="P142"><text:tab/># Components<text:line-break/><text:tab/><text:span text:style-name="T34">var item</text:span><text:line-break/><text:tab/>var fighter<text:line-break/><text:tab/>var ai</text:p>
      <text:p text:style-name="P142"/>
      <text:p text:style-name="P143">The Item's use() function will call this item's use_function. These functions must return the String "OK", or a string describing what went wrong to cancel the use action, which will be broadcast to the MessageBox.</text:p>
      <text:p text:style-name="P143"/>
      <text:p text:style-name="P290"/>
      <text:p text:style-name="P144"/>
      <text:p text:style-name="P144"/>
      <text:p text:style-name="P144"/>
      <text:p text:style-name="P226">Backpack</text:p>
      <text:p text:style-name="P145"/>
      <text:p text:style-name="P145"/>
      <text:p text:style-name="P145"/>
      <text:p text:style-name="P145"/>
      <text:p text:style-name="P145">We'll add to our right panel in the Game gui.</text:p>
      <text:p text:style-name="P145"/>
      <text:p text:style-name="P145">Under Game/frame/right/, add a new PanelContainer Activity</text:p>
      <text:p text:style-name="P145"><text:tab/>fill/expand vertically</text:p>
      <text:p text:style-name="P145"/>
      <text:p text:style-name="P145"><text:s/>-GridContainer "Inventory" add script (res://scenes/Game/Inventory.gd)</text:p>
      <text:p text:style-name="P226"><text:span text:style-name="T77"><text:s/>-Node</text:span><text:span text:style-name="T90">2D</text:span><text:span text:style-name="T77"> "InventoryObjects" </text:span><text:span text:style-name="T90">HIDDEN</text:span><text:span text:style-name="T77">: All Objects placed in your inventory will be removed as a child of Map and added as a child of this node, and vice versa when you drop an inventory Object.</text:span></text:p>
      <text:p text:style-name="P145"/>
      <text:p text:style-name="P145"/>
      <text:p text:style-name="P145"/>
      <text:p text:style-name="P145"/>
      <text:p text:style-name="P277">Our inventory slots will be based on a Button node.</text:p>
      <text:p text:style-name="P275"><text:span text:style-name="T77">New scene InventorySlot </text:span><text:span text:style-name="T88">(res://scenes/Game/InventorySlot.tscn)</text:span></text:p>
      <text:p text:style-name="P277"/>
      <text:p text:style-name="P275"><text:span text:style-name="T77">base node Button: min_size 32x32, </text:span><text:span text:style-name="T88">add script (res://scenes/Game/InventorySlot.gd)</text:span></text:p>
      <text:p text:style-name="P275"><text:span text:style-name="T77"><text:tab/>-Sprite "Icon": </text:span><text:span text:style-name="T89">Center OFF</text:span></text:p>
      <text:p text:style-name="P277"><text:tab/>-Label "Count"</text:p>
      <text:p text:style-name="P275"><text:span text:style-name="T77"><text:tab/><text:tab/></text:span><text:span text:style-name="T88">expand to parent, anchor full rect</text:span></text:p>
      <text:p text:style-name="P278"><text:tab/><text:tab/>align right/top</text:p>
      <text:p text:style-name="P278"><text:tab/><text:tab/>black outline shadow</text:p>
      <text:p text:style-name="P278"/>
      <text:p text:style-name="P278"/>
      <text:p text:style-name="P278"/>
      <text:p text:style-name="P278"/>
      <text:p text:style-name="P274"><text:span text:style-name="T88">I</text:span><text:span text:style-name="T77">nventorySlot script</text:span></text:p>
      <text:p text:style-name="P279"><text:soft-page-break/></text:p>
      <text:p text:style-name="P280">extends Button<text:line-break/><text:line-break/>var contents = []<text:line-break/><text:line-break/>func add_contents(what):<text:line-break/><text:tab/>contents.append(wha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p>
      <text:p text:style-name="P156"/>
      <text:p text:style-name="P156"/>
      <text:p text:style-name="P146">The way we get the texture from the contents Object seems a little hacky. Objects should have a function to get their icon.</text:p>
      <text:p text:style-name="P146"/>
      <text:p text:style-name="P260">Object script</text:p>
      <text:p text:style-name="P146"/>
      <text:p text:style-name="P146"># Get our Icon texture<text:line-break/>func get_icon():<text:line-break/><text:tab/>return get_node('Icon').get_texture()</text:p>
      <text:p text:style-name="P146"/>
      <text:p text:style-name="P146"/>
      <text:p text:style-name="P147">and tweak our inventoryslot script..</text:p>
      <text:p text:style-name="P147"/>
      <text:p text:style-name="P261">InventorySlot script</text:p>
      <text:p text:style-name="P147"/>
      <text:p text:style-name="P147"><text:tab/>...</text:p>
      <text:p text:style-name="P276"><text:span text:style-name="T77"><text:tab/>contents = what<text:line-break/><text:tab/>if not contents.empty():<text:line-break/><text:tab/><text:tab/>get_node('Icon').set_texture(contents[0].</text:span><text:span text:style-name="T116">get_icon()</text:span><text:span text:style-name="T77">)<text:line-break/><text:tab/><text:tab/>set_disabled(false)</text:span></text:p>
      <text:p text:style-name="P145"><text:tab/>...</text:p>
      <text:p text:style-name="P145"/>
      <text:p text:style-name="P148">Bring in instances of InventorySlot.tscn as children of the Inventory gridcontainer. I set the gridcontainer's Columns to 8 and created 32 inventoryslots, giving 4 rows of 8.</text:p>
      <text:p text:style-name="P145"/>
      <text:p text:style-name="P145"/>
      <text:p text:style-name="P145"/>
      <text:p text:style-name="P145"/>
      <text:p text:style-name="P148">Go back to our Inventory.gd script we made earlier. Now that we have the InventorySlot objects in place, we can begin writing functions for higher management of slots.</text:p>
      <text:p text:style-name="P148"/>
      <text:p text:style-name="P262"><text:soft-page-break/>Inventory script</text:p>
      <text:p text:style-name="P148"/>
      <text:p text:style-name="P151">extends GridContainer<text:line-break/><text:line-break/>onready var objects = get_node('../InventoryObjects')<text:line-break/><text:line-break/># Get the first free inventoryslot<text:line-break/>func get_free_slot():<text:line-break/><text:tab/>for node in get_children():<text:line-break/><text:tab/><text:tab/>if node.contents.empty():<text:line-break/><text:tab/><text:tab/><text:tab/>return node<text:line-break/><text:line-break/># find an inventoryslot which contains an item<text:line-break/><text:span text:style-name="T118">func get_matching_slot(item):<text:line-break/><text:tab/>for node in get_children():<text:line-break/><text:tab/><text:tab/>if not node.contents.empty():<text:line-break/><text:tab/><text:tab/><text:tab/>if node.contents[0].name == item.name:<text:line-break/><text:tab/><text:tab/><text:tab/><text:tab/>return node</text:span><text:line-break/><text:line-break/># add an item to an inventoryslot<text:line-break/>func add_to_inventory(item):<text:line-break/><text:tab/># find a matching slot<text:line-break/><text:tab/>var slot = get_matching_slot(item)<text:line-break/><text:tab/># find free slot if no matches found<text:line-break/><text:tab/>if !slot: slot = get_free_slot()<text:line-break/><text:tab/># break if no slots free<text:line-break/><text:tab/>if !slot: return<text:line-break/><text:tab/><text:line-break/><text:tab/># remove from world objects group<text:line-break/><text:tab/>if item.is_in_group('objects'):<text:line-break/><text:tab/><text:tab/>item.remove_from_group('objects')<text:line-break/><text:tab/># add to inventory group<text:line-break/><text:tab/>if not item.is_in_group('inventory'):<text:line-break/><text:tab/><text:tab/>item.add_to_group('inventory')<text:line-break/></text:p>
      <text:p text:style-name="P153"><text:tab/># shift item parent from Map to InventoryObjects<text:line-break/><text:tab/>item.get_parent().remove_child(item)<text:line-break/><text:tab/>objects.add_child(item)<text:line-break/><text:tab/><text:line-break/><text:tab/># assign the item to the slot<text:line-break/><text:tab/>slot.<text:span text:style-name="T119">add_contents</text:span>(item)</text:p>
      <text:p text:style-name="P150"><text:line-break/>func _ready():<text:line-break/><text:tab/>RPG.inventory = self</text:p>
      <text:p text:style-name="P149"/>
      <text:p text:style-name="P149"/>
      <text:p text:style-name="P152">Go into RPG script and add a new global inventory member</text:p>
      <text:p text:style-name="P152"/>
      <text:p text:style-name="P263">RPG script</text:p>
      <text:p text:style-name="P152"><text:soft-page-break/></text:p>
      <text:p text:style-name="P227">var inventory</text:p>
      <text:p text:style-name="P152"/>
      <text:p text:style-name="P152"/>
      <text:p text:style-name="P152"/>
      <text:p text:style-name="P157">Back to the Item script, we can fill in the pickup() function to call add_to_inventory:</text:p>
      <text:p text:style-name="P157"/>
      <text:p text:style-name="P264">Item script</text:p>
      <text:p text:style-name="P157"/>
      <text:p text:style-name="P228"><text:span text:style-name="T77">func pickup():<text:line-break/><text:tab/></text:span>RPG.inventory.add_to_inventory(owner)</text:p>
      <text:p text:style-name="P157"/>
      <text:p text:style-name="P157"/>
      <text:p text:style-name="P158">We need a way for the player to trigger a Grab command. </text:p>
      <text:p text:style-name="P158">Project Settings &gt; InputMap: <text:s/>Add new action "act_GRAB" (all non-stepping actions will start with act_). I mapped it to key G for Grab!</text:p>
      <text:p text:style-name="P158"/>
      <text:p text:style-name="P159">Controller script</text:p>
      <text:p text:style-name="P159"/>
      <text:p text:style-name="P159">...</text:p>
      <text:p text:style-name="P229"><text:span text:style-name="T77"><text:tab/>var W = event.is_action_pressed('step_W')<text:line-break/><text:tab/>var NW = event.is_action_pressed('step_NW')<text:line-break/><text:tab/>var WAIT = event.is_action_pressed('step_WAIT')<text:line-break/><text:tab/><text:line-break/><text:tab/></text:span>var GRAB = event.is_action_pressed('act_GRAB')</text:p>
      <text:p text:style-name="P160">...</text:p>
      <text:p text:style-name="P160"/>
      <text:p text:style-name="P160">...</text:p>
      <text:p text:style-name="P230"><text:span text:style-name="T77"><text:tab/>if WAIT:<text:line-break/><text:tab/><text:tab/>object.wait()<text:line-break/><text:tab/><text:line-break/></text:span><text:tab/>if GRAB:<text:line-break/><text:tab/><text:tab/>var items = []<text:line-break/><text:tab/><text:tab/>for ob in RPG.map.get_objects_in_cell(object.get_map_pos()):<text:line-break/><text:tab/><text:tab/><text:tab/>if ob.item:<text:line-break/><text:tab/><text:tab/><text:tab/><text:tab/>items.append(ob)<text:line-break/><text:tab/><text:tab/>if not items.empty():<text:line-break/><text:tab/><text:tab/><text:tab/>items[0].<text:span text:style-name="T117">item.</text:span>pickup()</text:p>
      <text:p text:style-name="P161"/>
      <text:p text:style-name="P161"/>
      <text:p text:style-name="P162">Now you can run around and pick up rocks. They will move to your inventory grid, and stack up in a slot.</text:p>
      <text:p text:style-name="P162"/>
      <text:p text:style-name="P162">We probably want to make it so only certain items are stackable, so we'll make it a parameter of the Item component.</text:p>
      <text:p text:style-name="P162"/>
      <text:p text:style-name="P162"/>
      <text:p text:style-name="P162"/>
      <text:p text:style-name="P162">Item script</text:p>
      <text:p text:style-name="P162"><text:soft-page-break/></text:p>
      <text:p text:style-name="P231"><text:span text:style-name="T77">export(String) var use_function = ''<text:line-break/></text:span>export(bool) var stackable = false<text:span text:style-name="T77"><text:line-break/>export(bool) var indestructible = false</text:span></text:p>
      <text:p text:style-name="P163"/>
      <text:p text:style-name="P164">and check for stackable when looking for a stack to add to.</text:p>
      <text:p text:style-name="P164"/>
      <text:p text:style-name="P164">Inventory script</text:p>
      <text:p text:style-name="P164"/>
      <text:p text:style-name="P232"><text:span text:style-name="T77"># add an item to an inventoryslot<text:line-break/>func add_to_inventory(item):<text:line-break/></text:span><text:tab/>var slot = null<text:line-break/><text:tab/>if item.item.stackable:<text:line-break/><text:tab/><text:tab/># find a matching slot<text:line-break/><text:tab/><text:tab/>slot = get_matching_slot(item) <text:s text:c="3"/><text:span text:style-name="T120">#&lt;-- remove 'var' here!</text:span><text:span text:style-name="T77"><text:line-break/><text:tab/># find free slot if no matches found<text:line-break/><text:tab/>if !slot: slot = get_free_slot()<text:line-break/><text:tab/># break if no slots free<text:line-break/><text:tab/>if !slot: return</text:span></text:p>
      <text:p text:style-name="P165"/>
      <text:p text:style-name="P166">Don't forget to go into your Rock object scene and enable Stackable in its Item component.</text:p>
      <text:p text:style-name="P166"/>
      <text:p text:style-name="P167">We can add a Label above our inventory grid that will tell us the name of the item we're hovering over with the mouse.</text:p>
      <text:p text:style-name="P167"/>
      <text:p text:style-name="P233"><text:span text:style-name="T77">Add a new VboxContainer to the Activity panel. Put the </text:span><text:span text:style-name="T91">GridContainer and Node2D</text:span><text:span text:style-name="T77"> inside this, and add a Label above it "ItemName" </text:span><text:span text:style-name="T91">and place it at the top of the box.</text:span></text:p>
      <text:p text:style-name="P168"/>
      <text:p text:style-name="P169">Make a link to this label in Inventory.gd</text:p>
      <text:p text:style-name="P169"/>
      <text:p text:style-name="P265">Inventory script</text:p>
      <text:p text:style-name="P169"/>
      <text:p text:style-name="P234"><text:span text:style-name="T77">extends GridContainer<text:line-break/><text:line-break/>onready var objects = get_node('../InventoryObjects')<text:line-break/></text:span>onready var name_label = get_node('../ItemName')</text:p>
      <text:p text:style-name="P169"/>
      <text:p text:style-name="P170">We want a callback function for when the mouse enters or leaves a InventorySlot button.</text:p>
      <text:p text:style-name="P170"/>
      <text:p text:style-name="P235">func _on_slot_mouse_enter(slot):<text:line-break/><text:tab/>var name = slot.contents[0].name<text:line-break/><text:tab/>var count = slot.contents.size()<text:line-break/><text:tab/>var nt = '' if count &lt; 2 else str(count)+'x '<text:line-break/><text:tab/>name_label.set_text(nt + name)<text:line-break/><text:line-break/>func _on_slot_mouse_exit():<text:line-break/><text:tab/>name_label.set_text('')</text:p>
      <text:p text:style-name="P171"/>
      <text:p text:style-name="P172">We'll connect the signals on the InventorySlot script, binding 'self' to the signal so the receiver knows <text:soft-page-break/>who is transmitting. In the case of mouse_exit signals, this isn't needed (we're just telling the receiver to show no text).</text:p>
      <text:p text:style-name="P172"/>
      <text:p text:style-name="P172">InventorySlot script</text:p>
      <text:p text:style-name="P172"/>
      <text:p text:style-name="P236">func _ready():<text:line-break/><text:tab/>connect("mouse_enter", get_parent(), "_on_slot_mouse_enter", [self])<text:line-break/><text:tab/>connect("mouse_exit", get_parent(), "_on_slot_mouse_exit")</text:p>
      <text:p text:style-name="P236"/>
      <text:p text:style-name="P237">Dropping Items</text:p>
      <text:p text:style-name="P173"/>
      <text:p text:style-name="P174">Next to our add_to_inventory function, we'll make a remove_from_inventory function..</text:p>
      <text:p text:style-name="P174"/>
      <text:p text:style-name="P266">Inventory script</text:p>
      <text:p text:style-name="P174"/>
      <text:p text:style-name="P239">func remove_from_inventory(slot, item):<text:line-break/><text:tab/>slot.remove_contents(item)<text:line-break/><text:tab/><text:line-break/><text:tab/>item.remove_from_group('inventory')<text:line-break/><text:tab/>item.add_to_group('objects')<text:line-break/><text:line-break/><text:tab/>item.get_parent().remove_child(item)<text:line-break/><text:tab/>RPG.map.add_child(item)<text:line-break/><text:tab/>item.set_map_pos(RPG.player.get_map_pos())</text:p>
      <text:p text:style-name="P238"/>
      <text:p text:style-name="P154">We need a way to get an item's slot from the Item script (if it's in a slot)</text:p>
      <text:p text:style-name="P154"/>
      <text:p text:style-name="P154">Item script</text:p>
      <text:p text:style-name="P154"/>
      <text:p text:style-name="P154">extends Node<text:line-break/><text:line-break/>onready var owner = get_parent()<text:line-break/><text:line-break/>export(String) var use_function = ''<text:line-break/>export(bool) var stackable = false<text:line-break/>export(bool) var indestructible = false<text:line-break/><text:line-break/><text:span text:style-name="T34">var inventory_slot</text:span></text:p>
      <text:p text:style-name="P154"/>
      <text:p text:style-name="P155"/>
      <text:p text:style-name="P155"/>
      <text:p text:style-name="P155"/>
      <text:p text:style-name="P155"/>
      <text:p text:style-name="P155"/>
      <text:p text:style-name="P155"/>
      <text:p text:style-name="P155"/>
      <text:p text:style-name="P155"/>
      <text:p text:style-name="P155"/>
      <text:p text:style-name="P155">I altered InventorySlot.gd quite a bit, here's the whole thing:</text:p>
      <text:p text:style-name="P155"><text:soft-page-break/></text:p>
      <text:p text:style-name="P155">extends Button<text:line-break/><text:line-break/>var contents = []<text:line-break/><text:line-break/>func add_contents(what):<text:line-break/><text:tab/>contents.append(what)<text:line-break/><text:tab/>what.inventory_slot = self<text:line-break/><text:tab/><text:span text:style-name="T34">update_slot()</text:span><text:line-break/><text:tab/><text:line-break/><text:line-break/><text:span text:style-name="T34">func remove_contents(what):<text:line-break/><text:tab/>contents.remove(contents.find(what))<text:line-break/><text:tab/>what.inventory_slot = null<text:line-break/><text:tab/>update_slot()</text:span><text:line-break/><text:line-break/><text:line-break/><text:span text:style-name="T34">func update_slo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span><text:line-break/><text:line-break/><text:line-break/><text:line-break/>func _ready():<text:line-break/><text:tab/>connect("mouse_enter", get_parent(), "_on_slot_mouse_enter", [self])<text:line-break/><text:tab/>connect("mouse_exit", get_parent(), "_on_slot_mouse_exit")</text:p>
      <text:p text:style-name="P155"/>
      <text:p text:style-name="P155"/>
      <text:p text:style-name="P155">I was able to get update_slot() by just copy/pasting the lower half of add_contents into a new function definition.</text:p>
      <text:p text:style-name="P155"/>
      <text:p text:style-name="P191">We'll design our InventorySlot button to use its corresponding item (or the first item in its stack, if it has one). Connect its "pressed" signal to itself, and define its callback function:</text:p>
      <text:p text:style-name="P191"/>
      <text:p text:style-name="P244">func _on_InventorySlot_pressed():<text:line-break/><text:tab/>var obj = contents[0]<text:line-break/><text:tab/>contents.remove(0)<text:line-break/><text:tab/>obj.item.use()<text:line-break/><text:tab/>update_slot()</text:p>
      <text:p text:style-name="P192"/>
      <text:p text:style-name="P192">If a slot has no contents, the update_slot() method will disable the button, keeping us from calling this <text:soft-page-break/>method on an empty slot.</text:p>
      <text:p text:style-name="P155"/>
      <text:p text:style-name="P155"/>
      <text:p text:style-name="P155"/>
      <text:p text:style-name="P155"/>
      <text:p text:style-name="P240">Inventory Menu</text:p>
      <text:p text:style-name="P175"/>
      <text:p text:style-name="P175">To go along with the GUI inventory grid, we'll also have a fullscreen menu we can invoke, which will list each of our items, allow us to select one (or more) of these items, and send an array of those Object nodes to do with as we like. For now we'll use this menu to let the player choose which items they want to drop, but we will make it generic enough that it could be used for other purposes.</text:p>
      <text:p text:style-name="P175"/>
      <text:p text:style-name="P175"/>
      <text:p text:style-name="P268">Game scene</text:p>
      <text:p text:style-name="P175"/>
      <text:p text:style-name="P175">New child of Game, PopupPanel "InventoryMenu"</text:p>
      <text:p text:style-name="P175"><text:tab/>expand to parent, anchor full rect</text:p>
      <text:p text:style-name="P175"><text:tab/>Theme: add blackpanel style to PopupPanel panel</text:p>
      <text:p text:style-name="P185"><text:tab/>set Process Pause Mode "Process"</text:p>
      <text:p text:style-name="P175"/>
      <text:p text:style-name="P175"><text:tab/><text:span text:style-name="T121">Script: res://scenes/Game/InventoryMenu.gd</text:span></text:p>
      <text:p text:style-name="P175"/>
      <text:p text:style-name="P175"><text:tab/><text:span text:style-name="T122">HboxContainer: expand to parent/anchor full rect</text:span></text:p>
      <text:p text:style-name="P175"><text:tab/><text:tab/><text:span text:style-name="T122">Label "Header"</text:span></text:p>
      <text:p text:style-name="P175"><text:tab/><text:tab/><text:span text:style-name="T122">Hseperator</text:span></text:p>
      <text:p text:style-name="P175"><text:tab/><text:tab/><text:span text:style-name="T122">Hbox "Contents"</text:span></text:p>
      <text:p text:style-name="P175"><text:tab/><text:tab/><text:tab/><text:span text:style-name="T122">ScrollContainer "scroll"</text:span></text:p>
      <text:p text:style-name="P175"><text:tab/><text:tab/><text:tab/><text:tab/><text:span text:style-name="T122">Vbox "Items"</text:span></text:p>
      <text:p text:style-name="P175"><text:tab/><text:tab/><text:tab/><text:span text:style-name="T122">PanelContainer "Info" (space-eater)</text:span></text:p>
      <text:p text:style-name="P175"><text:tab/><text:tab/><text:span text:style-name="T122">Label "Footer"</text:span></text:p>
      <text:p text:style-name="P175"/>
      <text:p text:style-name="P184">The children of Items will be instanced scenes of ItemButton. We'll keep this one simple:</text:p>
      <text:p text:style-name="P184"/>
      <text:p text:style-name="P184">Button ItemButton</text:p>
      <text:p text:style-name="P184"><text:tab/>set styles</text:p>
      <text:p text:style-name="P184"><text:tab/>Script</text:p>
      <text:p text:style-name="P184"/>
      <text:p text:style-name="P272">ItemButton script</text:p>
      <text:p text:style-name="P184"/>
      <text:p text:style-name="P184"><text:span text:style-name="T34">extends Button<text:line-break/><text:line-break/>var owner = null setget _set_owner<text:line-break/><text:line-break/><text:line-break/><text:line-break/>func _set_owner(what):<text:line-break/><text:tab/>owner = what<text:line-break/><text:tab/>set_text(owner.name)<text:line-break/><text:tab/>set_button_icon(owner.get_icon())</text:span><text:line-break/><text:soft-page-break/></text:p>
      <text:p text:style-name="P184"/>
      <text:p text:style-name="P175"/>
      <text:p text:style-name="P267">InventoryMenu script</text:p>
      <text:p text:style-name="P176"/>
      <text:p text:style-name="P177"><text:span text:style-name="T34">extends PopupPanel<text:line-break/><text:line-break/>signal items_selected(items)<text:tab/># emits an array of selected items<text:line-break/><text:line-break/><text:line-break/>onready var item_box = get_node('frame/Contents/scroll/Items')<text:line-break/><text:line-break/><text:line-break/><text:line-break/>var multi_select = false<text:line-break/><text:line-break/>func start(multi=false,header='', footer=''):<text:line-break/><text:tab/># set mode<text:line-break/><text:tab/>self.multi_select = multi<text:line-break/><text:tab/># set header/footer text<text:line-break/><text:tab/>get_node('frame/Header').set_text(header)<text:line-break/><text:tab/>get_node('frame/Footer').set_text(footer)<text:line-break/><text:tab/># refresh contents<text:line-break/><text:tab/>clear_items()<text:line-break/><text:tab/>fill_from_inventory()<text:line-break/><text:tab/># pause and show<text:line-break/><text:tab/>show()<text:line-break/><text:tab/>get_tree().set_pause(true)<text:line-break/><text:tab/><text:line-break/><text:line-break/>func clear_items():<text:line-break/><text:tab/>for i in range(item_box.get_child_count()):<text:line-break/><text:tab/><text:tab/>item_box.get_child(0).queue_free()<text:line-break/><text:line-break/>func fill_from_inventory():<text:line-break/><text:tab/># Get inventory objects<text:line-break/><text:tab/>var items = RPG.inventory.get_objects()<text:line-break/><text:tab/><text:line-break/><text:tab/>for obj in items:<text:line-break/><text:tab/><text:tab/># instanciate &amp; add<text:line-break/><text:tab/><text:tab/>var ob = preload('res://scenes/Game/ItemButton.tscn').instance()<text:line-break/><text:tab/><text:tab/>item_box.add_child(ob)<text:line-break/><text:tab/><text:tab/># assign item to button<text:line-break/><text:tab/><text:tab/>ob.owner = obj<text:line-break/><text:tab/><text:tab/># connect button toggle<text:line-break/><text:tab/><text:tab/>ob.connect("toggled", self, "_on_ItemButton_toggled", [ob])<text:line-break/><text:line-break/>func done():<text:line-break/><text:tab/># unpause game and hide menu<text:line-break/></text:span><text:soft-page-break/><text:span text:style-name="T34"><text:tab/>hide()<text:line-break/><text:tab/>get_tree().set_pause(false)<text:line-break/><text:line-break/><text:tab/><text:line-break/><text:tab/><text:tab/><text:line-break/><text:line-break/>func _ready():<text:line-break/><text:tab/>RPG.inventory_menu = self<text:line-break/><text:tab/>set_process_input(true)<text:line-break/><text:line-break/>func _input(event):<text:line-break/><text:tab/>var CANCEL = event.is_action_pressed('act_CANCEL')<text:line-break/><text:tab/>var CONFIRM = event.is_action_pressed('act_CONFIRM')<text:line-break/><text:line-break/><text:tab/>if CANCEL:<text:line-break/><text:tab/><text:tab/>done()<text:line-break/><text:line-break/><text:tab/><text:tab/>emit_signal('items_selected', []) # signal no items selected<text:line-break/><text:line-break/><text:tab/><text:line-break/><text:tab/>if CONFIRM:<text:line-break/><text:tab/><text:tab/>done()<text:line-break/><text:line-break/><text:tab/><text:tab/>var items = []<text:line-break/><text:tab/><text:tab/>for itm in item_box.get_children():<text:line-break/><text:tab/><text:tab/><text:tab/>if itm.is_pressed():<text:line-break/><text:tab/><text:tab/><text:tab/><text:tab/>items.append(itm.owner)<text:line-break/><text:line-break/><text:tab/><text:tab/>emit_signal('items_selected', items)<text:line-break/><text:line-break/>func _on_ItemButton_toggled( pressed, who ):<text:line-break/><text:tab/>if pressed and not multi_select:<text:line-break/><text:tab/><text:tab/>for node in item_box.get_children():<text:line-break/><text:tab/><text:tab/><text:tab/>if node != who:<text:line-break/><text:tab/><text:tab/><text:tab/><text:tab/>node.set_pressed(false)</text:span><text:line-break/></text:p>
      <text:p text:style-name="P185">The InventoryMenu will pause our game while its showing. This is a blanket method of keeping us from inadvertently acting in our game while its hidden behind our menu. We set the top node of InventoryMenu to keep processing in pause mode, and all children will inherit this behavior, and allow us to interact with our menu regardless of pause mode.</text:p>
      <text:p text:style-name="P178"><text:line-break/><text:span text:style-name="T124">Odds &amp; Ends</text:span><text:line-break/></text:p>
      <text:p text:style-name="P178"><text:span text:style-name="T125">Define two new actions for accepting and cancelling actions:</text:span><text:line-break/>Project Settings &gt; InputMap: Add two new actions: act_CONFIRM(Return), act_CANCEL(Esc, RMB)</text:p>
      <text:p text:style-name="P176"/>
      <text:p text:style-name="P183">InventoryMenu also gives a reference to itself to RPG, so add a new var there:</text:p>
      <text:p text:style-name="P183"/>
      <text:p text:style-name="P271">RPG script</text:p>
      <text:p text:style-name="P183"><text:soft-page-break/></text:p>
      <text:p text:style-name="P241">var inventory_menu</text:p>
      <text:p text:style-name="P176"/>
      <text:p text:style-name="P184"/>
      <text:p text:style-name="P242">Control Expansion</text:p>
      <text:p text:style-name="P176"/>
      <text:p text:style-name="P176"/>
      <text:p text:style-name="P176"/>
      <text:p text:style-name="P269">Controller script</text:p>
      <text:p text:style-name="P179"/>
      <text:p text:style-name="P179">We want to <text:span text:style-name="T123">refactor the controller input code for grabbing and dropping actions and bring them out into their own methods. This way we can initiate these actions from outside the controller's input.</text:span></text:p>
      <text:p text:style-name="P179"/>
      <text:p text:style-name="P180"><text:span text:style-name="T34"># GRAB action<text:line-break/>func Grab():<text:line-break/><text:tab/>var items = []<text:line-break/><text:tab/>for ob in RPG.map.get_objects_in_cell(owner.get_map_pos()):<text:line-break/><text:tab/><text:tab/>if ob.item:<text:line-break/><text:tab/><text:tab/><text:tab/>items.append(ob)<text:line-break/><text:tab/>if not items.empty():<text:line-break/><text:tab/><text:tab/>items[0].item.pickup()<text:line-break/><text:line-break/># DROP action<text:line-break/>func Drop():<text:line-break/><text:tab/>RPG.inventory.call_drop_menu()<text:line-break/><text:tab/>var items = yield(RPG.inventory_menu, 'items_selected')<text:line-break/><text:tab/>if items.empty():<text:line-break/><text:tab/><text:tab/>RPG.broadcast("action cancelled")<text:line-break/><text:tab/>else:<text:line-break/><text:tab/><text:tab/>for obj in items:<text:line-break/><text:tab/><text:tab/><text:tab/>obj.item.drop()<text:line-break/><text:tab/><text:tab/><text:tab/>owner.emit_signal('object_acted')<text:line-break/><text:line-break/># WAIT action<text:line-break/>func Wait():<text:line-break/><text:tab/>owner.emit_signal('object_acted')</text:span><text:line-break/>...</text:p>
      <text:p text:style-name="P180"/>
      <text:p text:style-name="P180"><text:tab/>if W:<text:line-break/><text:tab/><text:tab/>owner.step(Vector2(-1,0))<text:line-break/><text:tab/>if NW:<text:line-break/><text:tab/><text:tab/>owner.step(Vector2(-1,-1))<text:line-break/><text:tab/><text:line-break/><text:tab/>if WAIT:<text:line-break/><text:tab/><text:tab/><text:span text:style-name="T34">Wait()</text:span><text:line-break/><text:tab/><text:line-break/><text:tab/>if GRAB:<text:line-break/><text:tab/><text:tab/><text:span text:style-name="T34">Grab()</text:span><text:line-break/><text:tab/><text:line-break/><text:soft-page-break/><text:tab/>if DROP:<text:line-break/><text:tab/><text:tab/><text:span text:style-name="T34">Drop()</text:span></text:p>
      <text:p text:style-name="P245"/>
      <text:p text:style-name="P245"/>
      <text:p text:style-name="P245"/>
      <text:p text:style-name="P245"/>
      <text:p text:style-name="P270">Object script</text:p>
      <text:p text:style-name="P181"/>
      <text:p text:style-name="P182">Erase the wait() function. It doesn't need to be there anymore.</text:p>
      <text:p text:style-name="P182"/>
      <text:p text:style-name="P182"/>
      <text:p text:style-name="P186">Now we can trigger these actions from buttons on our GUI, as an alternative to pressing a key.</text:p>
      <text:p text:style-name="P187">Under the Activity panel, just above the ItemName label, add a new HboxContainer "InventoryActions". <text:s/></text:p>
      <text:p text:style-name="P187">Add a button "<text:span text:style-name="T126">Drop"</text:span> to this. <text:span text:style-name="T126">Set its text to say "Drop" or something similar.</text:span></text:p>
      <text:p text:style-name="P189">BaseButton &gt; Enabled Focus Mode &gt; "None"</text:p>
      <text:p text:style-name="P189"><text:tab/>the CONFIRM key is also bound to ui_accept, which will press whatever button has focus. If the Drop button has focus, Confirming (and hiding the menu) will cause you to have to release said key, which will click the Drop button again (since clicking it would give it focus).</text:p>
      <text:p text:style-name="P189"/>
      <text:p text:style-name="P188">Connect its "pressed" signal to the Inventory GridContainer and have it create the new function:</text:p>
      <text:p text:style-name="P188"/>
      <text:p text:style-name="P273">Inventory script</text:p>
      <text:p text:style-name="P188"/>
      <text:p text:style-name="P243">func _on_Drop_pressed():<text:line-break/><text:tab/>var cont = RPG.player.find_node('Controller')<text:line-break/><text:tab/>cont.Drop()</text:p>
      <text:p text:style-name="P188"/>
      <text:p text:style-name="P188"/>
      <text:p text:style-name="P190">You could also add a button here for Grab and Wait actions. <text:s/>If you felt like it (I don't) you could put directional arrow buttons on the gui and allow movement from there, after refactoring the movement input as a general step function.</text:p>
      <text:p text:style-name="P190"/>
      <text:p text:style-name="P190"/>
      <text:p text:style-name="P281">Healthy Potions </text:p>
      <text:p text:style-name="P284"/>
      <text:p text:style-name="P287">As a payoff for all this work, let's make ourselves an Item Object that actually does something useful!</text:p>
      <text:p text:style-name="P284"/>
      <text:p text:style-name="P284">We'll write our first use function to work for a Potion of Healing Item. Call our first function heal_player()</text:p>
      <text:p text:style-name="P284"/>
      <text:p text:style-name="P285"># USE FUNCTIONS<text:line-break/><text:span text:style-name="T34">func heal_player():<text:line-break/><text:tab/>var amount = 5<text:line-break/><text:tab/>if RPG.player.</text:span><text:span text:style-name="T73">fighter.is_hp_full()</text:span><text:span text:style-name="T34">:<text:line-break/><text:tab/><text:tab/>return "You're already at full health"<text:line-break/><text:tab/>RPG.player.</text:span><text:span text:style-name="T73">fighter.heal(</text:span><text:span text:style-name="T74">owner,</text:span><text:span text:style-name="T73">amount)</text:span><text:span text:style-name="T34"><text:line-break/><text:tab/>return "OK"</text:span></text:p>
      <text:p text:style-name="P285"/>
      <text:p text:style-name="P285"><text:soft-page-break/>I've called on two methods of Fighter that don't actually exists <text:span text:style-name="T115">yet</text:span>, but they should! <text:s/>Don't worry though, they will be easy to implement</text:p>
      <text:p text:style-name="P285"/>
      <text:p text:style-name="P285">Fighter script</text:p>
      <text:p text:style-name="P285"/>
      <text:p text:style-name="P286">func fill_hp():<text:line-break/><text:tab/>self.hp = self.max_hp<text:line-break/><text:line-break/><text:span text:style-name="T34">func is_hp_full():<text:line-break/><text:tab/>return self.hp &gt;= self.max_hp</text:span><text:line-break/><text:line-break/>func fight(who):<text:line-break/><text:tab/>if who.fighter:<text:line-break/><text:tab/><text:tab/>who.fighter.take_damage(owner,self.power)<text:line-break/><text:line-break/><text:span text:style-name="T34">func heal_damage(from,amount):<text:line-break/><text:tab/>if owner == RPG.player:<text:line-break/><text:tab/><text:tab/>broadcast_damage_healed(from,amount)<text:line-break/><text:tab/>self.hp += amount</text:span><text:line-break/><text:line-break/>func take_damage(from,amount):<text:line-break/><text:tab/>broadcast_damage_taken(from,amount)<text:line-break/><text:tab/>self.hp -= amount<text:line-break/><text:line-break/><text:span text:style-name="T34">func broadcast_damage_healed(from, amount):<text:line-break/><text:tab/>var n = from.name<text:line-break/><text:tab/>var m = str(amount)<text:line-break/><text:tab/>var color = RPG.COLOR_GREEN<text:line-break/><text:tab/>RPG.broadcast("The " +n+ " restores " +m+ " HP!", color)</text:span><text:line-break/><text:line-break/>func broadcast_damage_taken(from, amount):<text:line-break/><text:tab/>var n = from.name<text:line-break/><text:tab/>var m = str(amount)<text:line-break/><text:tab/>var color = RPG.COLOR_DARK_GREY<text:line-break/><text:tab/>if owner == RPG.player:<text:line-break/><text:tab/><text:tab/>color = RPG.COLOR_RED<text:line-break/><text:tab/>RPG.broadcast(n+ " hits " +owner.name+ " for " +str(amount)+ " HP",color)</text:p>
      <text:p text:style-name="P286"/>
      <text:p text:style-name="P286"/>
      <text:p text:style-name="P288">We also want to tweak our _set_hp setter function to keep a fighter's HP from exceeding its max HP (and keep it from going below zero while we're at it)</text:p>
      <text:p text:style-name="P288"/>
      <text:p text:style-name="P289">func _set_hp(what):<text:line-break/><text:tab/>hp = <text:span text:style-name="T34">clamp(what, 0, self.max_hp)</text:span><text:line-break/><text:tab/>emit_signal('hp_changed', hp, self.max_hp)<text:line-break/><text:tab/>if hp &lt;= 0:<text:line-break/><text:tab/><text:tab/>RPG.broadcast(owner.name+ " is slain!", RPG.COLOR_DARK_GREEN)<text:line-break/><text:tab/><text:tab/>die()</text:p>
      <text:p text:style-name="P286"/>
      <text:p text:style-name="P286"><text:soft-page-break/></text:p>
      <text:p text:style-name="P286"/>
      <text:p text:style-name="P291">Go to DungeonGen.gd and find where you spawn the Thing object, and replace it with a path to the Potion.</text:p>
      <text:p text:style-name="P308">Step <text:span text:style-name="T127">9</text:span> – <text:span text:style-name="T127">Spells &amp; Ranged Combat</text:span></text:p>
      <text:p text:style-name="P16">Goals:</text:p>
      <text:list xml:id="list113318984346252" text:continue-numbering="true" text:style-name="L1">
        <text:list-item>
          <text:p text:style-name="P342">expand item use functions to include some simple magical effects</text:p>
        </text:list-item>
        <text:list-item>
          <text:p text:style-name="P342">expand item use to accept a target cell the player chooses by clicking on the map</text:p>
        </text:list-item>
        <text:list-item>
          <text:p text:style-name="P343">add a status effects system to Fighter component, effects wear off with time</text:p>
        </text:list-item>
        <text:list-item>
          <text:p text:style-name="P342">Add some visual effects to illustrate item use</text:p>
        </text:list-item>
      </text:list>
      <text:p text:style-name="P292"/>
      <text:p text:style-name="P292"/>
      <text:p text:style-name="P293">Lightning Bolt!</text:p>
      <text:p text:style-name="P293"/>
      <text:p text:style-name="P296">The Lightning Bolt spell will cause massive damage to the nearest enemy. To do this, we need to build some new tools into our map objects.</text:p>
      <text:p text:style-name="P293"/>
      <text:p text:style-name="P294">We want to create a function that will return all objects within the player's FOV.</text:p>
      <text:p text:style-name="P294">Start by altering FogMap script to hold an array of cells representing all visible cells.</text:p>
      <text:p text:style-name="P294"/>
      <text:p text:style-name="P294">Fogmap script</text:p>
      <text:p text:style-name="P282"/>
      <text:p text:style-name="P294"/>
      <text:p text:style-name="P294">...</text:p>
      <text:p text:style-name="P294">func reveal(cells):<text:line-break/><text:tab/><text:span text:style-name="T49">map</text:span><text:span text:style-name="T34">.fov_cells = cells</text:span><text:line-break/><text:tab/>for cell in cells:<text:line-break/><text:tab/><text:tab/>if get_cellv(cell) != -1:<text:line-break/><text:tab/><text:tab/><text:tab/>set_cellv(cell,-1)</text:p>
      <text:p text:style-name="P293"/>
      <text:p text:style-name="P294">Now in our map script, we can write the function to find all objects within FOV:</text:p>
      <text:p text:style-name="P294"/>
      <text:p text:style-name="P294">Map script</text:p>
      <text:p text:style-name="P294"/>
      <text:p text:style-name="P295">extends TileMap<text:line-break/><text:line-break/><text:span text:style-name="T34">var fov_cells # set by Fogmap</text:span><text:line-break/><text:line-break/>func spawn_object(partial_path,cell):<text:line-break/><text:tab/>var path = 'res://objects/' +partial_path+ '.tscn'</text:p>
      <text:p text:style-name="P294">...</text:p>
      <text:p text:style-name="P283">func get_objects_in_fov():<text:line-break/><text:tab/>var list = []<text:line-break/><text:tab/>for obj in get_tree().get_nodes_in_group('objects'):<text:line-break/><text:tab/><text:tab/>if obj.get_map_pos() in fov_cells:<text:line-break/><text:tab/><text:tab/><text:tab/>list.append(obj)<text:line-break/><text:tab/>return list</text:p>
      <text:p text:style-name="P294"/>
      <text:p text:style-name="P296">Now that we can get all the objects we can see, we want another function to use this and find the closest actor:</text:p>
      <text:p text:style-name="P296"/>
      <text:p text:style-name="P344"><text:soft-page-break/>func get_nearest_visible_actor():<text:line-break/><text:tab/># Get visible objects<text:line-break/><text:tab/>var actors = []<text:line-break/><text:tab/>for obj in get_objects_in_fov():<text:line-break/><text:tab/><text:tab/>if obj.is_in_group('actors')<text:span text:style-name="T133"> and obj != RPG.player</text:span>:<text:line-break/><text:tab/><text:tab/><text:tab/>actors.append(obj)<text:line-break/><text:tab/># keep track of nearest object and its distance<text:line-break/><text:tab/>var nearest = actors[0]<text:line-break/><text:tab/>var distance = nearest.distance_to(RPG.player)<text:line-break/><text:tab/># compare all actors against nearest, replace if nearer<text:line-break/><text:tab/>for actor in actors:<text:line-break/><text:tab/><text:tab/>var D = actor.distance_to(RPG.player)<text:line-break/><text:tab/><text:tab/>if D &lt; distance:<text:line-break/><text:tab/><text:tab/><text:tab/>nearest = actor<text:line-break/><text:tab/><text:tab/><text:tab/>distance = D<text:line-break/><text:tab/># return nearest<text:line-break/><text:tab/>return nearest</text:p>
      <text:p text:style-name="P293"/>
      <text:p text:style-name="P293">Create new Object "Scroll of Lightning Bolt"</text:p>
      <text:p text:style-name="P293"><text:tab/>Object</text:p>
      <text:p text:style-name="P293"><text:tab/><text:tab/>Item</text:p>
      <text:p text:style-name="P293"><text:tab/><text:tab/><text:tab/><text:span text:style-name="T128">Use Function "damage_nearest"</text:span></text:p>
      <text:p text:style-name="P293"><text:tab/><text:tab/><text:tab/><text:span text:style-name="T129">Stackable TRUE</text:span></text:p>
      <text:p text:style-name="P298">Item script</text:p>
      <text:p text:style-name="P293"/>
      <text:p text:style-name="P297"># USE FUNCTIONS<text:line-break/>func heal_player():<text:line-break/><text:tab/>var amount = 5<text:line-break/><text:tab/>if RPG.player.fighter.is_hp_full():<text:line-break/><text:tab/><text:tab/>return "You're already at full health"<text:line-break/><text:tab/>RPG.player.fighter.heal_damage(<text:span text:style-name="T34">owner.name</text:span>, amount)<text:line-break/><text:tab/>return "OK"</text:p>
      <text:p text:style-name="P293"/>
      <text:p text:style-name="P312">func damage_nearest():<text:line-break/><text:tab/>var amount = 20<text:line-break/><text:tab/>var target = RPG.map.get_nearest_visible_actor()<text:line-break/><text:tab/>if not target:<text:line-break/><text:tab/><text:tab/>return "No targets in sight"<text:line-break/><text:tab/>target.fighter.take_damage("Lightning Strike", amount)</text:p>
      <text:p text:style-name="P312"><text:tab/><text:span text:style-name="T132">return "OK"</text:span></text:p>
      <text:p text:style-name="Text_20_body"/>
      <text:p text:style-name="P316">I want to alter the first argument of take_damage and heal_damage. Since the only info we need to pass from "from" is their name, we'll rewrite things a little so the first argument of these functions just needs a string; the name of the person attacking you, or the name of the item affecting you, or some arbitrary thing like "Lightning Strike"!</text:p>
      <text:p text:style-name="P316"/>
      <text:p text:style-name="P317">Fighter script</text:p>
      <text:p text:style-name="P317"><text:soft-page-break/></text:p>
      <text:p text:style-name="P318">func fight(who):<text:line-break/><text:tab/>if who.fighter:<text:line-break/><text:tab/><text:tab/>who.fighter.take_damage(<text:span text:style-name="T34">owner.name</text:span>, self.power)</text:p>
      <text:p text:style-name="P317">...</text:p>
      <text:p text:style-name="P317">func broadcast_damage_healed(from, amount):<text:line-break/><text:tab/>var m = str(amount)<text:line-break/><text:tab/>var color = RPG.COLOR_GREEN<text:line-break/><text:tab/>RPG.broadcast("The " +<text:span text:style-name="T34">from</text:span>+ " restores " +m+ " HP!", color)<text:line-break/><text:line-break/>func broadcast_damage_taken(from, amount):<text:line-break/><text:tab/>var m = str(amount)<text:line-break/><text:tab/>var color = RPG.COLOR_DARK_GREY<text:line-break/><text:tab/>if owner == RPG.player:<text:line-break/><text:tab/><text:tab/>color = RPG.COLOR_RED<text:line-break/><text:tab/>RPG.broadcast(<text:span text:style-name="T34">from</text:span>+ " hits " +owner.name+ " for " +str(amount)+ " HP",color)</text:p>
      <text:p text:style-name="Text_20_body"/>
      <text:p text:style-name="P317">I removed the first line of the broadcast functions (the one declaring the name of "from") as it's no longer needed.</text:p>
      <text:p text:style-name="Text_20_body"/>
      <text:p text:style-name="P309">DungeonGen script</text:p>
      <text:p text:style-name="Text_20_body"/>
      <text:p text:style-name="Text_20_body">alter place_items to include the scroll</text:p>
      <text:p text:style-name="P322">func place_items(room):<text:line-break/><text:tab/>var x = RPG.roll(room.pos.x+1, room.end.x-2)<text:line-break/><text:tab/>var y = RPG.roll(room.pos.y+1, room.end.y-2)<text:line-break/><text:tab/>var pos = Vector2(x,y)<text:line-break/><text:span text:style-name="T34"><text:tab/>var items = ['Thing', 'Potion', 'Scroll']<text:line-break/><text:tab/>var choice = items[ RPG.roll(0,items.size()-1) ]<text:line-break/><text:tab/>var path = 'items/' + choice<text:line-break/><text:tab/>RPG.map.spawn_object(path, pos)</text:span></text:p>
      <text:p text:style-name="P320"/>
      <text:p text:style-name="Standard">This is quick and dirty code that will pull a random string from the items list, and concatinate it with the common prefix to the partialpath needed for the spawn_object function. <text:span text:style-name="T130">If you decide to create more items, all you need to do is add its name to the items list.</text:span></text:p>
      <text:p text:style-name="P299">This random selection system is bare-bones -- as we tend to do when we begin introducing a new feature to our game-- but we'll be replacing it soon with something much more robust.</text:p>
      <text:p text:style-name="P351"/>
      <text:p text:style-name="P353">Flexible Spells</text:p>
      <text:p text:style-name="P345">Give Item generic param member. <text:s/>This will be the amount of HP healed, damage dealt, or whatever we need it for in our use function.</text:p>
      <text:p text:style-name="P345"/>
      <text:p text:style-name="P346">Item script</text:p>
      <text:p text:style-name="P346"/>
      <text:p text:style-name="P346">extends Node<text:line-break/><text:line-break/><text:soft-page-break/>onready var owner = get_parent()<text:line-break/><text:line-break/>export(String) var use_function = ''<text:line-break/><text:span text:style-name="T34">export(int) var param1 = 0</text:span><text:line-break/><text:line-break/>export(bool) var stackable = false<text:line-break/>export(bool) var indestructible = false<text:line-break/><text:line-break/>var inventory_slot</text:p>
      <text:p text:style-name="P352"/>
      <text:p text:style-name="P347">Now change the use functions to use the param1 variable instead of a harcoded one:</text:p>
      <text:p text:style-name="P347"/>
      <text:p text:style-name="P347"># USE FUNCTIONS<text:line-break/>func heal_player():<text:line-break/><text:span text:style-name="T34"><text:tab/>var amount = self.param1</text:span><text:line-break/><text:tab/>if RPG.player.fighter.is_hp_full():<text:line-break/><text:tab/><text:tab/>return "You're already at full health"<text:line-break/><text:tab/>RPG.player.fighter.heal_damage(owner.name, amount)<text:line-break/><text:tab/>return "OK"<text:line-break/><text:line-break/>func damage_nearest():<text:line-break/><text:span text:style-name="T34"><text:tab/>var amount = self.param1</text:span><text:line-break/><text:tab/>var target = RPG.map.get_nearest_visible_actor()<text:line-break/><text:tab/>if not target:<text:line-break/><text:tab/><text:tab/>return "No targets in sight"<text:line-break/><text:tab/>target.fighter.take_damage("Lightning Strike", amount)<text:line-break/><text:tab/>var fx_tex = preload('res://graphics/effects/bolt01.png')<text:line-break/><text:tab/>RPG.map.spawn_fx(fx_tex, target.get_map_pos())<text:line-break/><text:tab/>return "OK"</text:p>
      <text:p text:style-name="P351"/>
      <text:p text:style-name="P348">Go back through your two items (Potion and Scroll) and set their param1 values to reflect the values they used to have.</text:p>
      <text:p text:style-name="P348"/>
      <text:p text:style-name="P350">Inflexible use functions</text:p>
      <text:p text:style-name="P349">We can replace our open-ended string input to define use_function for an item with a handy drop-down menu which will let you select from a list of valid strings. Because of how we have this set up, doing things this way makes sense. Change the export var declaration of use_function in Item to look like:</text:p>
      <text:p text:style-name="P349"/>
      <text:p text:style-name="P349">extends Node<text:line-break/><text:line-break/>onready var owner = get_parent()<text:line-break/><text:line-break/><text:span text:style-name="T34">export(String,\<text:line-break/><text:tab/> 'heal_player', 'damage_nearest'\<text:line-break/><text:tab/>) var use_function = ''</text:span><text:line-break/><text:line-break/>export(int) var param1 = 0<text:line-break/><text:line-break/>export(bool) var stackable = false<text:line-break/><text:soft-page-break/>export(bool) var indestructible = false<text:line-break/><text:line-break/>var inventory_slot</text:p>
      <text:p text:style-name="Standard"/>
      <text:p text:style-name="P349">Note the '\' being used to take code we would normally do in one line and break it out into multiple lines. This will put our list of string options in their own line for easy modification. <text:span text:style-name="T134">Unlike most of the situations in script, the indent levels of these broken lines don't matter, so we can set them to what works best for our workspace.</text:span></text:p>
      <text:p text:style-name="P349"/>
      <text:p text:style-name="P311">Special FX</text:p>
      <text:p text:style-name="P319">With an effect like damage_nearest, we really want some visual indication of exactly who on the map is getting zapped by magic lightning. We can create special mini-objects and place them on the screen (much like we did for the bloodsplats a few steps ago). But we want these to a) sit on the z layer above everything else and b) to only last for one turn then disappear.</text:p>
      <text:p text:style-name="P310"/>
      <text:p text:style-name="P310">Map script</text:p>
      <text:p text:style-name="P310"/>
      <text:p text:style-name="Preformatted_20_Text">func spawn_fx(texture, cell):<text:line-break/><text:tab/>var fx = Sprite.new()<text:line-break/><text:tab/>fx.set_centered(false)<text:line-break/><text:tab/>fx.set_texture(texture)<text:line-break/><text:tab/>add_child(fx)<text:line-break/><text:tab/>fx.set_pos( map_to_world(cell) )</text:p>
      <text:p text:style-name="Preformatted_20_Text"><text:tab/><text:span text:style-name="T131">fx.add_to_group('fx')</text:span></text:p>
      <text:p text:style-name="Standard"><text:line-break/></text:p>
      <text:p text:style-name="Preformatted_20_Text"/>
      <text:p text:style-name="Preformatted_20_Text">func _on_player_acted():<text:line-break/><text:tab/># process active actors<text:line-break/><text:tab/>for node in get_tree().get_nodes_in_group('actors'):<text:line-break/><text:tab/><text:tab/>if node != RPG.player and node.ai and node.discovered:<text:line-break/><text:tab/><text:tab/><text:tab/>node.ai.take_turn()<text:line-break/><text:span text:style-name="T34"><text:tab/># process FX objects<text:line-break/><text:tab/>for node in get_tree().get_nodes_in_group('fx'):<text:line-break/><text:tab/><text:tab/>if node.has_meta('kill'):<text:line-break/><text:tab/><text:tab/><text:tab/>node.queue_free()<text:tab/>#kill me this turn<text:line-break/><text:tab/><text:tab/>else:<text:line-break/><text:tab/><text:tab/><text:tab/>node.set_meta('kill')<text:tab/>#kill me next turn</text:span></text:p>
      <text:p text:style-name="P321"/>
      <text:p text:style-name="Standard"/>
      <text:p text:style-name="P313">Confusion!</text:p>
      <text:p text:style-name="P315">The next spell will be Confusion: The player targets an enemy (by clicking them on the map). That monster then, for a few turns, wanders in random directions rather than chase you down.</text:p>
      <text:p text:style-name="P315"/>
      <text:p text:style-name="P315"/>
      <text:p text:style-name="P315"/>
      <text:p text:style-name="P314">Add status_effects member to Fighter components</text:p>
      <text:p text:style-name="P314"><text:soft-page-break/><text:tab/>Status effect is dictionary {'name', int time}</text:p>
      <text:p text:style-name="P314"><text:tab/>time value decreases by 1 each turn</text:p>
      <text:p text:style-name="P314"><text:tab/>status effect is removed when time reaches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0M36S</meta:editing-duration>
    <meta:editing-cycles>332</meta:editing-cycles>
    <meta:generator>LibreOffice/5.1.4.2$Windows_x86 LibreOffice_project/f99d75f39f1c57ebdd7ffc5f42867c12031db97a</meta:generator>
    <dc:date>2017-03-17T11:33:17.528000000</dc:date>
    <meta:document-statistic meta:table-count="0" meta:image-count="0" meta:object-count="0" meta:page-count="43" meta:paragraph-count="686" meta:word-count="6716" meta:character-count="47655" meta:non-whitespace-character-count="40276"/>
    <meta:user-defined meta:name="Info 1"/>
    <meta:user-defined meta:name="Info 2"/>
    <meta:user-defined meta:name="Info 3"/>
    <meta:user-defined meta:name="Info 4"/>
  </office:meta>
</office:document-meta>
</file>